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433cm"/>
    </style:style>
    <style:style style:family="table-column" style:name="co2">
      <style:table-column-properties fo:break-before="auto" style:column-width="4.951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2.685cm"/>
    </style:style>
    <style:style style:family="table-column" style:name="co7">
      <style:table-column-properties fo:break-before="auto" style:column-width="3.161cm"/>
    </style:style>
    <style:style style:family="table-column" style:name="co8">
      <style:table-column-properties fo:break-before="auto" style:column-width="6.48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3.52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EERST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44">
      <style:table-cell-properties fo:padding="0.071cm" style:diagonal-bl-tr="none" style:rotation-align="none" fo:border="none" style:diagonal-tl-br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4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data-style-name="N100" style:family="table-cell" style:parent-style-name="TL Metadata" style:name="ce5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5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5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54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Metadata" style:family="table-cell" style:name="ce55" style:display-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 table:number-columns-repeated="15"/>
        <table:table-column table:style-name="co5" table:default-cell-style-name="ce9" table:number-columns-repeated="2"/>
        <table:table-column table:style-name="co4" table:default-cell-style-name="Default" table:number-columns-repeated="58"/>
        <table:table-column table:style-name="co6" table:default-cell-style-name="ce9" table:number-columns-repeated="2"/>
        <table:table-column table:style-name="co4" table:default-cell-style-name="Default" table:number-columns-repeated="944"/>
        <table:table-row table:style-name="ro1">
          <table:table-cell ns41:value-type="string" table:style-name="ce1" office:value-type="string">
            <office:annotation draw:style-name="gr1" svg:height="2.985cm" draw:caption-point-y="-0.042cm" svg:width="6.29cm" svg:x="10.854cm" draw:caption-point-x="-0.431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EERSTE GEDEELTE- INDEELING DER BEVOLKING DES RIJKS, NAAR DE KUNNEN, HET VERBLIJF, DEN BURGERLIJKEN STAAT, DE GEBOORTEPLAATS EN DE GODSDIENST. </text:p>
          </table:table-cell>
          <table:table-cell table:style-name="ce10" table:number-columns-repeated="78"/>
          <table:table-cell table:style-name="ce45"/>
          <table:table-cell table:style-name="ce17" table:number-columns-repeated="944"/>
        </table:table-row>
        <table:table-row table:style-name="ro1">
          <table:table-cell table:style-name="ce2" table:number-columns-repeated="2"/>
          <table:table-cell table:style-name="ce17" table:number-columns-repeated="1022"/>
        </table:table-row>
        <table:table-row table:style-name="ro2">
          <table:table-cell ns41:value-type="string" table:number-rows-spanned="4" table:style-name="ce3" table:number-columns-spanned="1" office:value-type="string">
            <text:p>Stad/gemeente</text:p>
          </table:table-cell>
          <table:table-cell ns41:value-type="string" table:number-rows-spanned="4" table:style-name="ce11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ce20" table:number-columns-spanned="3" office:value-type="string">
            <text:p>Huizen</text:p>
          </table:table-cell>
          <table:covered-table-cell table:style-name="ce27"/>
          <table:covered-table-cell table:style-name="ce34"/>
          <table:table-cell ns41:value-type="string" table:number-rows-spanned="4" table:style-name="ce36" table:number-columns-spanned="1" office:value-type="string">
            <text:p>Bewoonde Schepen</text:p>
          </table:table-cell>
          <table:table-cell ns41:value-type="string" table:number-rows-spanned="4" table:style-name="ce36" table:number-columns-spanned="1" office:value-type="string">
            <text:p>Bewoonde Schepen en Huizen</text:p>
          </table:table-cell>
          <table:table-cell ns41:value-type="string" table:number-rows-spanned="4" table:style-name="ce36" table:number-columns-spanned="1" office:value-type="string">
            <text:p>Huisgezinnen</text:p>
          </table:table-cell>
          <table:table-cell ns41:value-type="string" table:number-rows-spanned="2" table:style-name="ce38" table:number-columns-spanned="3" office:value-type="string">
            <text:p>Bewoners</text:p>
          </table:table-cell>
          <table:covered-table-cell table:style-name="ce38" table:number-columns-repeated="2"/>
          <table:table-cell ns41:value-type="string" table:number-rows-spanned="1" table:style-name="ce40" table:number-columns-spanned="68" office:value-type="string">
            <text:p>INDEELING DER BEWONERS NAAR</text:p>
          </table:table-cell>
          <table:covered-table-cell table:style-name="ce38" table:number-columns-repeated="66"/>
          <table:covered-table-cell table:style-name="ce40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8"/>
          <table:covered-table-cell table:style-name="ce35"/>
          <table:covered-table-cell table:style-name="ce37" table:number-columns-repeated="3"/>
          <table:covered-table-cell table:style-name="ce39" table:number-columns-repeated="3"/>
          <table:table-cell ns41:value-type="string" table:number-rows-spanned="1" table:style-name="ce39" table:number-columns-spanned="8" office:value-type="string">
            <text:p>Verblijf</text:p>
          </table:table-cell>
          <table:covered-table-cell table:style-name="ce39" table:number-columns-repeated="7"/>
          <table:table-cell ns41:value-type="string" table:number-rows-spanned="1" table:style-name="ce39" table:number-columns-spanned="6" office:value-type="string">
            <text:p>Burgerlijke staat</text:p>
          </table:table-cell>
          <table:covered-table-cell table:style-name="ce39" table:number-columns-repeated="5"/>
          <table:table-cell ns41:value-type="string" table:number-rows-spanned="1" table:style-name="ce39" table:number-columns-spanned="16" office:value-type="string">
            <text:p>Geboorteplaats</text:p>
          </table:table-cell>
          <table:covered-table-cell table:style-name="ce39" table:number-columns-repeated="15"/>
          <table:table-cell ns41:value-type="string" table:number-rows-spanned="1" table:style-name="ce12" table:number-columns-spanned="38" office:value-type="string">
            <text:p>Godsdienst</text:p>
          </table:table-cell>
          <table:covered-table-cell table:style-name="ce39" table:number-columns-repeated="36"/>
          <table:covered-table-cell table:style-name="ce12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ns41:value-type="string" table:number-rows-spanned="2" table:style-name="ce22" table:number-columns-spanned="1" office:value-type="string">
            <text:p>Bewoonde</text:p>
          </table:table-cell>
          <table:table-cell ns41:value-type="string" table:number-rows-spanned="2" table:style-name="ce29" table:number-columns-spanned="1" office:value-type="string">
            <text:p>Onbewoonde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covered-table-cell table:style-name="ce37" table:number-columns-repeated="3"/>
          <table:table-cell ns41:value-type="string" table:number-rows-spanned="2" table:style-name="ce29" table:number-columns-spanned="1" office:value-type="string">
            <text:p>Mannelijk</text:p>
          </table:table-cell>
          <table:table-cell ns41:value-type="string" table:number-rows-spanned="2" table:style-name="ce29" table:number-columns-spanned="1" office:value-type="string">
            <text:p>Vrouwelijk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table-cell ns41:value-type="string" table:style-name="ce41" table:number-columns-repeated="2" office:value-type="string">
            <text:p>Gewoon</text:p>
          </table:table-cell>
          <table:table-cell ns41:value-type="string" table:style-name="ce41" table:number-columns-repeated="2" office:value-type="string">
            <text:p>Tijdelijk</text:p>
          </table:table-cell>
          <table:table-cell ns41:value-type="string" table:style-name="ce41" table:number-columns-repeated="2" office:value-type="string">
            <text:p>Doortrekkend</text:p>
          </table:table-cell>
          <table:table-cell ns41:value-type="string" table:style-name="ce41" table:number-columns-repeated="2" office:value-type="string">
            <text:p>Personen tijdelijk afwezig, niet begrepen onder de vorige rubrieken</text:p>
          </table:table-cell>
          <table:table-cell ns41:value-type="string" table:style-name="ce41" table:number-columns-repeated="2" office:value-type="string">
            <text:p>Ongehuwd</text:p>
          </table:table-cell>
          <table:table-cell ns41:value-type="string" table:style-name="ce41" table:number-columns-repeated="2" office:value-type="string">
            <text:p>Gehuwd</text:p>
          </table:table-cell>
          <table:table-cell ns41:value-type="string" table:style-name="ce41" office:value-type="string">
            <text:p>Weduwnaars</text:p>
          </table:table-cell>
          <table:table-cell ns41:value-type="string" table:style-name="ce41" office:value-type="string">
            <text:p>Weduwen</text:p>
          </table:table-cell>
          <table:table-cell ns41:value-type="string" table:style-name="ce41" table:number-columns-repeated="2" office:value-type="string">
            <text:p>In de gemeente</text:p>
          </table:table-cell>
          <table:table-cell ns41:value-type="string" table:style-name="ce41" table:number-columns-repeated="2" office:value-type="string">
            <text:p>In de provincie buiten de gemeente</text:p>
          </table:table-cell>
          <table:table-cell ns41:value-type="string" table:style-name="ce41" table:number-columns-repeated="2" office:value-type="string">
            <text:p>In eene andere provincie binnen het Rijk</text:p>
          </table:table-cell>
          <table:table-cell ns41:value-type="string" table:style-name="ce41" table:number-columns-repeated="2" office:value-type="string">
            <text:p>In de bezittingen buiten Europa</text:p>
          </table:table-cell>
          <table:table-cell ns41:value-type="string" table:style-name="ce41" table:number-columns-repeated="2" office:value-type="string">
            <text:p>In Duitschland</text:p>
          </table:table-cell>
          <table:table-cell ns41:value-type="string" table:style-name="ce41" table:number-columns-repeated="2" office:value-type="string">
            <text:p>In België</text:p>
          </table:table-cell>
          <table:table-cell ns41:value-type="string" table:style-name="ce41" table:number-columns-repeated="2" office:value-type="string">
            <text:p>In Engeland</text:p>
          </table:table-cell>
          <table:table-cell ns41:value-type="string" table:style-name="ce41" table:number-columns-repeated="2" office:value-type="string">
            <text:p>In andere vreemde landen</text:p>
          </table:table-cell>
          <table:table-cell ns41:value-type="string" table:style-name="ce41" table:number-columns-repeated="2" office:value-type="string">
            <text:p>Nederduitsch Hervormden</text:p>
          </table:table-cell>
          <table:table-cell ns41:value-type="string" table:style-name="ce41" table:number-columns-repeated="2" office:value-type="string">
            <text:p>Fransche of Waalsche Hervormdene </text:p>
          </table:table-cell>
          <table:table-cell ns41:value-type="string" table:style-name="ce41" table:number-columns-repeated="2" office:value-type="string">
            <text:p>Engelsche of Presbijteriaansche Hervormden</text:p>
          </table:table-cell>
          <table:table-cell ns41:value-type="string" table:style-name="ce41" table:number-columns-repeated="2" office:value-type="string">
            <text:p>Leden der Schotse gemeente.</text:p>
          </table:table-cell>
          <table:table-cell ns41:value-type="string" table:style-name="ce41" table:number-columns-repeated="2" office:value-type="string">
            <text:p>Anglicaansche Episcopalen</text:p>
          </table:table-cell>
          <table:table-cell ns41:value-type="string" table:style-name="ce41" table:number-columns-repeated="2" office:value-type="string">
            <text:p>Evangelisch Luterschen</text:p>
          </table:table-cell>
          <table:table-cell ns41:value-type="string" table:style-name="ce41" table:number-columns-repeated="2" office:value-type="string">
            <text:p>Herstelde Luterschen</text:p>
          </table:table-cell>
          <table:table-cell ns41:value-type="string" table:style-name="ce41" table:number-columns-repeated="2" office:value-type="string">
            <text:p>Doopsgezinden of Mennonieten</text:p>
          </table:table-cell>
          <table:table-cell ns41:value-type="string" table:style-name="ce41" table:number-columns-repeated="2" office:value-type="string">
            <text:p>Remonstranten</text:p>
          </table:table-cell>
          <table:table-cell ns41:value-type="string" table:style-name="ce41" table:number-columns-repeated="2" office:value-type="string">
            <text:p>Hernhutters of Moravische Broeders</text:p>
          </table:table-cell>
          <table:table-cell ns41:value-type="string" table:style-name="ce41" table:number-columns-repeated="2" office:value-type="string">
            <text:p>Kwakers</text:p>
          </table:table-cell>
          <table:table-cell ns41:value-type="string" table:style-name="ce41" table:number-columns-repeated="2" office:value-type="string">
            <text:p>Christelijk Afgescheidenen</text:p>
          </table:table-cell>
          <table:table-cell ns41:value-type="string" table:style-name="ce41" table:number-columns-repeated="2" office:value-type="string">
            <text:p>Roomsch Catholijken</text:p>
          </table:table-cell>
          <table:table-cell ns41:value-type="string" table:style-name="ce41" table:number-columns-repeated="2" office:value-type="string">
            <text:p>Oud-Roomschen of van de Bisschoppelijke Klerezie</text:p>
          </table:table-cell>
          <table:table-cell ns41:value-type="string" table:style-name="ce41" table:number-columns-repeated="2" office:value-type="string">
            <text:p>Grieken</text:p>
          </table:table-cell>
          <table:table-cell ns41:value-type="string" table:style-name="ce41" table:number-columns-repeated="2" office:value-type="string">
            <text:p>Armenianen</text:p>
          </table:table-cell>
          <table:table-cell ns41:value-type="string" table:style-name="ce41" table:number-columns-repeated="2" office:value-type="string">
            <text:p>Nederduitsche Israëliten</text:p>
          </table:table-cell>
          <table:table-cell ns41:value-type="string" table:style-name="ce41" table:number-columns-repeated="2" office:value-type="string">
            <text:p>Portugesche Israëliten</text:p>
          </table:table-cell>
          <table:table-cell ns41:value-type="string" table:style-name="ce41" office:value-type="string">
            <text:p>Onbekend en tot geene der genoemde gezindheden behoorende</text:p>
          </table:table-cell>
          <table:table-cell ns41:value-type="string" table:style-name="ce46" office:value-type="string">
            <text:p>Onbekend en tot geene der genoemde gezindheden behoorende</text:p>
          </table:table-cell>
          <table:table-cell table:style-name="ce51"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8"/>
          <table:covered-table-cell table:style-name="ce23"/>
          <table:covered-table-cell table:style-name="ce30" table:number-columns-repeated="8"/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table:style-name="ce42" table:number-columns-repeated="2"/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ns41:value-type="string" table:style-name="ce42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ns41:value-type="string" table:style-name="ce6" office:value-type="string">
            <text:p>DE ZEVEN EN TACHTIG STEDEN.</text:p>
          </table:table-cell>
          <table:table-cell ns41:value-type="string" table:style-name="ce14" office:value-type="string">
            <text:p>Noordbrabant</text:p>
          </table:table-cell>
          <table:table-cell table:style-name="Default"/>
          <table:table-cell ns41:value-type="float" table:style-name="ce24" office:value="12.19" office:value-type="float">
            <text:p>12.19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1" office:value="12.893" office:value-type="float">
            <text:p>12.89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2.231" office:value-type="float">
            <text:p>12.231</text:p>
          </table:table-cell>
          <table:table-cell ns41:value-type="float" table:style-name="ce31" office:value="16.413" office:value-type="float">
            <text:p>16.413</text:p>
          </table:table-cell>
          <table:table-cell ns41:value-type="string" table:style-name="ce31" office:value-type="string">
            <text:p>39,079/1</text:p>
          </table:table-cell>
          <table:table-cell ns41:value-type="string" table:style-name="ce31" office:value-type="string">
            <text:p>41,104/2</text:p>
          </table:table-cell>
          <table:table-cell ns41:value-type="float" table:style-name="ce31" office:value="80.183" office:value-type="float">
            <text:p>80.183</text:p>
          </table:table-cell>
          <table:table-cell ns41:value-type="float" table:style-name="ce31" office:value="33.739" office:value-type="float">
            <text:p>33.739</text:p>
          </table:table-cell>
          <table:table-cell ns41:value-type="float" table:style-name="ce31" office:value="39.405" office:value-type="float">
            <text:p>39.405</text:p>
          </table:table-cell>
          <table:table-cell ns41:value-type="float" table:style-name="ce31" office:value="5.033" office:value-type="float">
            <text:p>5.033</text:p>
          </table:table-cell>
          <table:table-cell ns41:value-type="float" table:style-name="ce31" office:value="1.55" office:value-type="float">
            <text:p>1.55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1.251" office:value-type="float">
            <text:p>1.251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1" office:value="26.272" office:value-type="float">
            <text:p>26.272</text:p>
          </table:table-cell>
          <table:table-cell ns41:value-type="float" table:style-name="ce31" office:value="26.255" office:value-type="float">
            <text:p>26.255</text:p>
          </table:table-cell>
          <table:table-cell ns41:value-type="float" table:style-name="ce31" office:value="11.323" office:value-type="float">
            <text:p>11.323</text:p>
          </table:table-cell>
          <table:table-cell ns41:value-type="float" table:style-name="ce31" office:value="11.349" office:value-type="float">
            <text:p>11.349</text:p>
          </table:table-cell>
          <table:table-cell ns41:value-type="float" table:style-name="ce31" office:value="1.484" office:value-type="float">
            <text:p>1.484</text:p>
          </table:table-cell>
          <table:table-cell ns41:value-type="float" table:style-name="ce31" office:value="3.499" office:value-type="float">
            <text:p>3.499</text:p>
          </table:table-cell>
          <table:table-cell ns41:value-type="float" table:style-name="ce31" office:value="24.814" office:value-type="float">
            <text:p>24.814</text:p>
          </table:table-cell>
          <table:table-cell ns41:value-type="float" table:style-name="ce31" office:value="27.267" office:value-type="float">
            <text:p>27.267</text:p>
          </table:table-cell>
          <table:table-cell ns41:value-type="float" table:style-name="ce31" office:value="6.261" office:value-type="float">
            <text:p>6.261</text:p>
          </table:table-cell>
          <table:table-cell ns41:value-type="float" table:style-name="ce31" office:value="8.276" office:value-type="float">
            <text:p>8.276</text:p>
          </table:table-cell>
          <table:table-cell ns41:value-type="float" table:style-name="ce31" office:value="6.722" office:value-type="float">
            <text:p>6.722</text:p>
          </table:table-cell>
          <table:table-cell ns41:value-type="float" table:style-name="ce31" office:value="4.437" office:value-type="float">
            <text:p>4.43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736" office:value-type="float">
            <text:p>73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6.469" office:value-type="float">
            <text:p>6.469</text:p>
          </table:table-cell>
          <table:table-cell ns41:value-type="float" table:style-name="ce31" office:value="5.259" office:value-type="float">
            <text:p>5.259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97" office:value-type="float">
            <text:p>9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49" office:value-type="float">
            <text:p>349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4"/>
          <table:table-cell ns41:value-type="float" table:style-name="ce31" office:value="89" office:value-type="float">
            <text:p>89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31.414" office:value-type="float">
            <text:p>31.414</text:p>
          </table:table-cell>
          <table:table-cell ns41:value-type="float" table:style-name="ce31" office:value="34.895" office:value-type="float">
            <text:p>34.895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32" office:value-type="float">
            <text:p>532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16.205" office:value-type="float">
            <text:p>16.205</text:p>
          </table:table-cell>
          <table:table-cell ns41:value-type="float" table:style-name="ce32" office:value="1.278" office:value-type="float">
            <text:p>1.278</text:p>
          </table:table-cell>
          <table:table-cell ns41:value-type="float" table:style-name="ce32" office:value="17.483" office:value-type="float">
            <text:p>17.483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6.283" office:value-type="float">
            <text:p>16.283</text:p>
          </table:table-cell>
          <table:table-cell ns41:value-type="float" table:style-name="ce32" office:value="20.098" office:value-type="float">
            <text:p>20.098</text:p>
          </table:table-cell>
          <table:table-cell ns41:value-type="string" table:style-name="ce32" office:value-type="string">
            <text:p>47,679/3</text:p>
          </table:table-cell>
          <table:table-cell ns41:value-type="string" table:style-name="ce32" office:value-type="string">
            <text:p>51,960/4</text:p>
          </table:table-cell>
          <table:table-cell ns41:value-type="float" table:style-name="ce32" office:value="99.639" office:value-type="float">
            <text:p>99.639</text:p>
          </table:table-cell>
          <table:table-cell ns41:value-type="float" table:style-name="ce32" office:value="44.262" office:value-type="float">
            <text:p>44.262</text:p>
          </table:table-cell>
          <table:table-cell ns41:value-type="float" table:style-name="ce32" office:value="50.182" office:value-type="float">
            <text:p>50.182</text:p>
          </table:table-cell>
          <table:table-cell ns41:value-type="float" table:style-name="ce32" office:value="3.1" office:value-type="float">
            <text:p>3.1</text:p>
          </table:table-cell>
          <table:table-cell ns41:value-type="float" table:style-name="ce32" office:value="1.623" office:value-type="float">
            <text:p>1.623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882" office:value-type="float">
            <text:p>882</text:p>
          </table:table-cell>
          <table:table-cell ns41:value-type="float" table:style-name="ce32" office:value="468" office:value-type="float">
            <text:p>468</text:p>
          </table:table-cell>
          <table:table-cell ns41:value-type="float" table:style-name="ce32" office:value="30.866" office:value-type="float">
            <text:p>30.866</text:p>
          </table:table-cell>
          <table:table-cell ns41:value-type="float" table:style-name="ce32" office:value="32.386" office:value-type="float">
            <text:p>32.386</text:p>
          </table:table-cell>
          <table:table-cell ns41:value-type="float" table:style-name="ce32" office:value="14.965" office:value-type="float">
            <text:p>14.965</text:p>
          </table:table-cell>
          <table:table-cell ns41:value-type="float" table:style-name="ce32" office:value="15.017" office:value-type="float">
            <text:p>15.017</text:p>
          </table:table-cell>
          <table:table-cell ns41:value-type="float" table:style-name="ce32" office:value="1.837" office:value-type="float">
            <text:p>1.837</text:p>
          </table:table-cell>
          <table:table-cell ns41:value-type="float" table:style-name="ce32" office:value="4.555" office:value-type="float">
            <text:p>4.555</text:p>
          </table:table-cell>
          <table:table-cell ns41:value-type="float" table:style-name="ce32" office:value="31.723" office:value-type="float">
            <text:p>31.723</text:p>
          </table:table-cell>
          <table:table-cell ns41:value-type="float" table:style-name="ce32" office:value="32.667" office:value-type="float">
            <text:p>32.667</text:p>
          </table:table-cell>
          <table:table-cell ns41:value-type="float" table:style-name="ce32" office:value="7.416" office:value-type="float">
            <text:p>7.416</text:p>
          </table:table-cell>
          <table:table-cell ns41:value-type="float" table:style-name="ce32" office:value="10.828" office:value-type="float">
            <text:p>10.828</text:p>
          </table:table-cell>
          <table:table-cell ns41:value-type="float" table:style-name="ce32" office:value="6.83" office:value-type="float">
            <text:p>6.83</text:p>
          </table:table-cell>
          <table:table-cell ns41:value-type="float" table:style-name="ce32" office:value="6.825" office:value-type="float">
            <text:p>6.825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1.202" office:value-type="float">
            <text:p>1.202</text:p>
          </table:table-cell>
          <table:table-cell ns41:value-type="float" table:style-name="ce32" office:value="1.215" office:value-type="float">
            <text:p>1.215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26.679" office:value-type="float">
            <text:p>26.679</text:p>
          </table:table-cell>
          <table:table-cell ns41:value-type="float" table:style-name="ce32" office:value="29.384" office:value-type="float">
            <text:p>29.384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863" office:value-type="float">
            <text:p>863</text:p>
          </table:table-cell>
          <table:table-cell ns41:value-type="float" table:style-name="ce32" office:value="772" office:value-type="float">
            <text:p>77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4"/>
          <table:table-cell ns41:value-type="float" table:style-name="ce32" office:value="275" office:value-type="float">
            <text:p>275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17.98" office:value-type="float">
            <text:p>17.98</text:p>
          </table:table-cell>
          <table:table-cell ns41:value-type="float" table:style-name="ce32" office:value="19.589" office:value-type="float">
            <text:p>19.589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13" office:value-type="float">
            <text:p>113</text:p>
          </table:table-cell>
          <table:table-cell table:style-name="ce32" table:number-columns-repeated="4"/>
          <table:table-cell ns41:value-type="float" table:style-name="ce32" office:value="1.427" office:value-type="float">
            <text:p>1.427</text:p>
          </table:table-cell>
          <table:table-cell ns41:value-type="float" table:style-name="ce32" office:value="1.422" office:value-type="float">
            <text:p>1.42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48" office:value="47" office:value-type="float">
            <text:p>47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41.585" office:value-type="float">
            <text:p>41.585</text:p>
          </table:table-cell>
          <table:table-cell ns41:value-type="float" table:style-name="ce32" office:value="6.006" office:value-type="float">
            <text:p>6.006</text:p>
          </table:table-cell>
          <table:table-cell ns41:value-type="float" table:style-name="ce32" office:value="47.591" office:value-type="float">
            <text:p>47.591</text:p>
          </table:table-cell>
          <table:table-cell ns41:value-type="float" table:style-name="ce32" office:value="730" office:value-type="float">
            <text:p>730</text:p>
          </table:table-cell>
          <table:table-cell ns41:value-type="float" table:style-name="ce32" office:value="42.315" office:value-type="float">
            <text:p>42.315</text:p>
          </table:table-cell>
          <table:table-cell ns41:value-type="float" table:style-name="ce32" office:value="66.905" office:value-type="float">
            <text:p>66.905</text:p>
          </table:table-cell>
          <table:table-cell ns41:value-type="string" table:style-name="ce32" office:value-type="string">
            <text:p>135,457/5</text:p>
          </table:table-cell>
          <table:table-cell ns41:value-type="string" table:style-name="ce32" office:value-type="string">
            <text:p>159,947/6</text:p>
          </table:table-cell>
          <table:table-cell ns41:value-type="float" table:style-name="ce32" office:value="295.404" office:value-type="float">
            <text:p>295.404</text:p>
          </table:table-cell>
          <table:table-cell ns41:value-type="float" table:style-name="ce32" office:value="124.792" office:value-type="float">
            <text:p>124.792</text:p>
          </table:table-cell>
          <table:table-cell ns41:value-type="float" table:style-name="ce32" office:value="154.882" office:value-type="float">
            <text:p>154.882</text:p>
          </table:table-cell>
          <table:table-cell ns41:value-type="float" table:style-name="ce32" office:value="9.16" office:value-type="float">
            <text:p>9.16</text:p>
          </table:table-cell>
          <table:table-cell ns41:value-type="float" table:style-name="ce32" office:value="4.508" office:value-type="float">
            <text:p>4.508</text:p>
          </table:table-cell>
          <table:table-cell ns41:value-type="float" table:style-name="ce32" office:value="1.505" office:value-type="float">
            <text:p>1.505</text:p>
          </table:table-cell>
          <table:table-cell ns41:value-type="float" table:style-name="ce32" office:value="557" office:value-type="float">
            <text:p>557</text:p>
          </table:table-cell>
          <table:table-cell ns41:value-type="float" table:style-name="ce32" office:value="4.91" office:value-type="float">
            <text:p>4.91</text:p>
          </table:table-cell>
          <table:table-cell ns41:value-type="float" table:style-name="ce32" office:value="1.082" office:value-type="float">
            <text:p>1.082</text:p>
          </table:table-cell>
          <table:table-cell ns41:value-type="float" table:style-name="ce32" office:value="83.825" office:value-type="float">
            <text:p>83.825</text:p>
          </table:table-cell>
          <table:table-cell ns41:value-type="float" table:style-name="ce32" office:value="96.987" office:value-type="float">
            <text:p>96.987</text:p>
          </table:table-cell>
          <table:table-cell ns41:value-type="float" table:style-name="ce32" office:value="46.312" office:value-type="float">
            <text:p>46.312</text:p>
          </table:table-cell>
          <table:table-cell ns41:value-type="float" table:style-name="ce32" office:value="46.815" office:value-type="float">
            <text:p>46.815</text:p>
          </table:table-cell>
          <table:table-cell ns41:value-type="float" table:style-name="ce32" office:value="5.258" office:value-type="float">
            <text:p>5.258</text:p>
          </table:table-cell>
          <table:table-cell ns41:value-type="float" table:style-name="ce32" office:value="16.135" office:value-type="float">
            <text:p>16.135</text:p>
          </table:table-cell>
          <table:table-cell ns41:value-type="float" table:style-name="ce32" office:value="96.018" office:value-type="float">
            <text:p>96.018</text:p>
          </table:table-cell>
          <table:table-cell ns41:value-type="float" table:style-name="ce32" office:value="112.833" office:value-type="float">
            <text:p>112.833</text:p>
          </table:table-cell>
          <table:table-cell ns41:value-type="float" table:style-name="ce32" office:value="17.736" office:value-type="float">
            <text:p>17.736</text:p>
          </table:table-cell>
          <table:table-cell ns41:value-type="float" table:style-name="ce32" office:value="24.265" office:value-type="float">
            <text:p>24.265</text:p>
          </table:table-cell>
          <table:table-cell ns41:value-type="float" table:style-name="ce32" office:value="16.743" office:value-type="float">
            <text:p>16.743</text:p>
          </table:table-cell>
          <table:table-cell ns41:value-type="float" table:style-name="ce32" office:value="19.474" office:value-type="float">
            <text:p>19.474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2.431" office:value-type="float">
            <text:p>2.431</text:p>
          </table:table-cell>
          <table:table-cell ns41:value-type="float" table:style-name="ce32" office:value="1.351" office:value-type="float">
            <text:p>1.351</text:p>
          </table:table-cell>
          <table:table-cell ns41:value-type="float" table:style-name="ce32" office:value="872" office:value-type="float">
            <text:p>872</text:p>
          </table:table-cell>
          <table:table-cell ns41:value-type="float" table:style-name="ce32" office:value="960" office:value-type="float">
            <text:p>960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32" office:value="943" office:value-type="float">
            <text:p>943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2" office:value="82.759" office:value-type="float">
            <text:p>82.759</text:p>
          </table:table-cell>
          <table:table-cell ns41:value-type="float" table:style-name="ce32" office:value="99.909" office:value-type="float">
            <text:p>99.909</text:p>
          </table:table-cell>
          <table:table-cell ns41:value-type="float" table:style-name="ce32" office:value="1.448" office:value-type="float">
            <text:p>1.448</text:p>
          </table:table-cell>
          <table:table-cell ns41:value-type="float" table:style-name="ce32" office:value="1.393" office:value-type="float">
            <text:p>1.393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5.079" office:value-type="float">
            <text:p>5.079</text:p>
          </table:table-cell>
          <table:table-cell ns41:value-type="float" table:style-name="ce32" office:value="4.896" office:value-type="float">
            <text:p>4.89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08" office:value-type="float">
            <text:p>108</text:p>
          </table:table-cell>
          <table:table-cell ns41:value-type="float" office:value="308" table:style-name="ce32" table:number-columns-repeated="2" office:value-type="float">
            <text:p>308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32" office:value="1.218" office:value-type="float">
            <text:p>1.21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923" office:value-type="float">
            <text:p>923</text:p>
          </table:table-cell>
          <table:table-cell ns41:value-type="float" table:style-name="ce32" office:value="995" office:value-type="float">
            <text:p>995</text:p>
          </table:table-cell>
          <table:table-cell ns41:value-type="float" table:style-name="ce32" office:value="38.748" office:value-type="float">
            <text:p>38.748</text:p>
          </table:table-cell>
          <table:table-cell ns41:value-type="float" table:style-name="ce32" office:value="45.666" office:value-type="float">
            <text:p>45.666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4.076" office:value-type="float">
            <text:p>4.076</text:p>
          </table:table-cell>
          <table:table-cell ns41:value-type="float" table:style-name="ce32" office:value="4.346" office:value-type="float">
            <text:p>4.346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48" office:value="37" office:value-type="float">
            <text:p>37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36.894" office:value-type="float">
            <text:p>36.894</text:p>
          </table:table-cell>
          <table:table-cell ns41:value-type="float" table:style-name="ce32" office:value="6.262" office:value-type="float">
            <text:p>6.262</text:p>
          </table:table-cell>
          <table:table-cell ns41:value-type="float" table:style-name="ce32" office:value="43.156" office:value-type="float">
            <text:p>43.156</text:p>
          </table:table-cell>
          <table:table-cell ns41:value-type="float" table:style-name="ce32" office:value="463" office:value-type="float">
            <text:p>463</text:p>
          </table:table-cell>
          <table:table-cell ns41:value-type="float" table:style-name="ce32" office:value="37.357" office:value-type="float">
            <text:p>37.357</text:p>
          </table:table-cell>
          <table:table-cell ns41:value-type="float" table:style-name="ce32" office:value="68.388" office:value-type="float">
            <text:p>68.388</text:p>
          </table:table-cell>
          <table:table-cell ns41:value-type="float" table:style-name="ce32" office:value="139.341" office:value-type="float">
            <text:p>139.341</text:p>
          </table:table-cell>
          <table:table-cell ns41:value-type="float" table:style-name="ce32" office:value="162.78" office:value-type="float">
            <text:p>162.78</text:p>
          </table:table-cell>
          <table:table-cell ns41:value-type="float" table:style-name="ce32" office:value="302.121" office:value-type="float">
            <text:p>302.121</text:p>
          </table:table-cell>
          <table:table-cell ns41:value-type="float" table:style-name="ce32" office:value="132.224" office:value-type="float">
            <text:p>132.224</text:p>
          </table:table-cell>
          <table:table-cell ns41:value-type="float" table:style-name="ce32" office:value="160.003" office:value-type="float">
            <text:p>160.003</text:p>
          </table:table-cell>
          <table:table-cell ns41:value-type="float" table:style-name="ce32" office:value="6.146" office:value-type="float">
            <text:p>6.146</text:p>
          </table:table-cell>
          <table:table-cell ns41:value-type="float" table:style-name="ce32" office:value="2.39" office:value-type="float">
            <text:p>2.39</text:p>
          </table:table-cell>
          <table:table-cell ns41:value-type="float" table:style-name="ce32" office:value="971" office:value-type="float">
            <text:p>971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3.212" office:value-type="float">
            <text:p>3.212</text:p>
          </table:table-cell>
          <table:table-cell ns41:value-type="float" table:style-name="ce32" office:value="1.602" office:value-type="float">
            <text:p>1.602</text:p>
          </table:table-cell>
          <table:table-cell ns41:value-type="float" table:style-name="ce32" office:value="86.356" office:value-type="float">
            <text:p>86.356</text:p>
          </table:table-cell>
          <table:table-cell ns41:value-type="float" table:style-name="ce32" office:value="99.266" office:value-type="float">
            <text:p>99.266</text:p>
          </table:table-cell>
          <table:table-cell ns41:value-type="float" table:style-name="ce32" office:value="47.741" office:value-type="float">
            <text:p>47.741</text:p>
          </table:table-cell>
          <table:table-cell ns41:value-type="float" table:style-name="ce32" office:value="47.653" office:value-type="float">
            <text:p>47.653</text:p>
          </table:table-cell>
          <table:table-cell ns41:value-type="float" table:style-name="ce32" office:value="5.244" office:value-type="float">
            <text:p>5.244</text:p>
          </table:table-cell>
          <table:table-cell ns41:value-type="float" table:style-name="ce32" office:value="15.861" office:value-type="float">
            <text:p>15.861</text:p>
          </table:table-cell>
          <table:table-cell ns41:value-type="float" table:style-name="ce32" office:value="106.323" office:value-type="float">
            <text:p>106.323</text:p>
          </table:table-cell>
          <table:table-cell ns41:value-type="float" table:style-name="ce32" office:value="124.696" office:value-type="float">
            <text:p>124.696</text:p>
          </table:table-cell>
          <table:table-cell ns41:value-type="float" table:style-name="ce32" office:value="10.921" office:value-type="float">
            <text:p>10.921</text:p>
          </table:table-cell>
          <table:table-cell ns41:value-type="float" table:style-name="ce32" office:value="14.607" office:value-type="float">
            <text:p>14.607</text:p>
          </table:table-cell>
          <table:table-cell ns41:value-type="float" table:style-name="ce32" office:value="14.444" office:value-type="float">
            <text:p>14.444</text:p>
          </table:table-cell>
          <table:table-cell ns41:value-type="float" table:style-name="ce32" office:value="19.503" office:value-type="float">
            <text:p>19.503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5.554" office:value-type="float">
            <text:p>5.554</text:p>
          </table:table-cell>
          <table:table-cell ns41:value-type="float" table:style-name="ce32" office:value="2.553" office:value-type="float">
            <text:p>2.553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.165" office:value-type="float">
            <text:p>1.165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69.169" office:value-type="float">
            <text:p>69.169</text:p>
          </table:table-cell>
          <table:table-cell ns41:value-type="float" table:style-name="ce32" office:value="84.235" office:value-type="float">
            <text:p>84.235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1.687" office:value-type="float">
            <text:p>1.687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4.419" office:value-type="float">
            <text:p>14.419</text:p>
          </table:table-cell>
          <table:table-cell ns41:value-type="float" table:style-name="ce32" office:value="14.251" office:value-type="float">
            <text:p>14.251</text:p>
          </table:table-cell>
          <table:table-cell ns41:value-type="float" table:style-name="ce32" office:value="3.537" office:value-type="float">
            <text:p>3.537</text:p>
          </table:table-cell>
          <table:table-cell ns41:value-type="float" table:style-name="ce32" office:value="3.932" office:value-type="float">
            <text:p>3.932</text:p>
          </table:table-cell>
          <table:table-cell ns41:value-type="float" table:style-name="ce32" office:value="3.065" office:value-type="float">
            <text:p>3.065</text:p>
          </table:table-cell>
          <table:table-cell ns41:value-type="float" table:style-name="ce32" office:value="3.378" office:value-type="float">
            <text:p>3.378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04" office:value-type="float">
            <text:p>404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33.234" office:value-type="float">
            <text:p>33.234</text:p>
          </table:table-cell>
          <table:table-cell ns41:value-type="float" table:style-name="ce32" office:value="39.626" office:value-type="float">
            <text:p>39.626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1.524" office:value-type="float">
            <text:p>11.524</text:p>
          </table:table-cell>
          <table:table-cell ns41:value-type="float" table:style-name="ce32" office:value="12.473" office:value-type="float">
            <text:p>12.473</text:p>
          </table:table-cell>
          <table:table-cell ns41:value-type="float" table:style-name="ce32" office:value="1.323" office:value-type="float">
            <text:p>1.323</text:p>
          </table:table-cell>
          <table:table-cell ns41:value-type="float" table:style-name="ce32" office:value="1490" office:value-type="float">
            <text:p>149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48" office:value="38" office:value-type="float">
            <text:p>38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7.59" office:value-type="float">
            <text:p>7.59</text:p>
          </table:table-cell>
          <table:table-cell ns41:value-type="float" table:style-name="ce32" office:value="1.951" office:value-type="float">
            <text:p>1.951</text:p>
          </table:table-cell>
          <table:table-cell ns41:value-type="float" table:style-name="ce32" office:value="9.541" office:value-type="float">
            <text:p>9.54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.611" office:value-type="float">
            <text:p>7.611</text:p>
          </table:table-cell>
          <table:table-cell ns41:value-type="float" table:style-name="ce32" office:value="10.797" office:value-type="float">
            <text:p>10.797</text:p>
          </table:table-cell>
          <table:table-cell ns41:value-type="float" table:style-name="ce32" office:value="22.784" office:value-type="float">
            <text:p>22.784</text:p>
          </table:table-cell>
          <table:table-cell ns41:value-type="float" table:style-name="ce32" office:value="25.234" office:value-type="float">
            <text:p>25.234</text:p>
          </table:table-cell>
          <table:table-cell ns41:value-type="float" table:style-name="ce32" office:value="48.018" office:value-type="float">
            <text:p>48.018</text:p>
          </table:table-cell>
          <table:table-cell ns41:value-type="float" table:style-name="ce32" office:value="20.674" office:value-type="float">
            <text:p>20.674</text:p>
          </table:table-cell>
          <table:table-cell ns41:value-type="float" table:style-name="ce32" office:value="24.732" office:value-type="float">
            <text:p>24.732</text:p>
          </table:table-cell>
          <table:table-cell ns41:value-type="float" table:style-name="ce32" office:value="1.983" office:value-type="float">
            <text:p>1.983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4" office:value-type="float">
            <text:p>54</text:p>
          </table:table-cell>
          <table:table-cell ns41:value-type="string" table:style-name="ce32" office:value-type="string">
            <text:p>595/7</text:p>
          </table:table-cell>
          <table:table-cell ns41:value-type="string" table:style-name="ce32" office:value-type="string">
            <text:p>197/7</text:p>
          </table:table-cell>
          <table:table-cell ns41:value-type="float" table:style-name="ce32" office:value="14.462" office:value-type="float">
            <text:p>14.462</text:p>
          </table:table-cell>
          <table:table-cell ns41:value-type="float" table:style-name="ce32" office:value="15.308" office:value-type="float">
            <text:p>15.308</text:p>
          </table:table-cell>
          <table:table-cell ns41:value-type="float" table:style-name="ce32" office:value="7.416" office:value-type="float">
            <text:p>7.416</text:p>
          </table:table-cell>
          <table:table-cell ns41:value-type="float" table:style-name="ce32" office:value="7.5" office:value-type="float">
            <text:p>7.5</text:p>
          </table:table-cell>
          <table:table-cell ns41:value-type="float" table:style-name="ce32" office:value="906" office:value-type="float">
            <text:p>906</text:p>
          </table:table-cell>
          <table:table-cell ns41:value-type="float" table:style-name="ce32" office:value="2.426" office:value-type="float">
            <text:p>2.426</text:p>
          </table:table-cell>
          <table:table-cell ns41:value-type="float" table:style-name="ce32" office:value="14.842" office:value-type="float">
            <text:p>14.842</text:p>
          </table:table-cell>
          <table:table-cell ns41:value-type="float" table:style-name="ce32" office:value="17.055" office:value-type="float">
            <text:p>17.055</text:p>
          </table:table-cell>
          <table:table-cell ns41:value-type="float" table:style-name="ce32" office:value="4.034" office:value-type="float">
            <text:p>4.034</text:p>
          </table:table-cell>
          <table:table-cell ns41:value-type="float" table:style-name="ce32" office:value="5.388" office:value-type="float">
            <text:p>5.388</text:p>
          </table:table-cell>
          <table:table-cell ns41:value-type="float" table:style-name="ce32" office:value="3.083" office:value-type="float">
            <text:p>3.083</text:p>
          </table:table-cell>
          <table:table-cell ns41:value-type="float" table:style-name="ce32" office:value="2.118" office:value-type="float">
            <text:p>2.11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6.002" office:value-type="float">
            <text:p>16.002</text:p>
          </table:table-cell>
          <table:table-cell ns41:value-type="float" table:style-name="ce32" office:value="18.373" office:value-type="float">
            <text:p>18.373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9" table:style-name="ce32" table:number-columns-repeated="3" office:value-type="float">
            <text:p>9</text:p>
          </table:table-cell>
          <table:table-cell ns41:value-type="float" table:style-name="ce32" office:value="549" office:value-type="float">
            <text:p>549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336" office:value-type="float">
            <text:p>336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5.277" office:value-type="float">
            <text:p>5.277</text:p>
          </table:table-cell>
          <table:table-cell ns41:value-type="float" table:style-name="ce32" office:value="5.474" office:value-type="float">
            <text:p>5.47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8" office:value-type="float">
            <text:p>18</text:p>
          </table:table-cell>
          <table:table-cell table:style-name="ce32" table:number-columns-repeated="4"/>
          <table:table-cell ns41:value-type="float" table:style-name="ce32" office:value="295" office:value-type="float">
            <text:p>295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48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float" table:style-name="ce25" office:value="12.378" office:value-type="float">
            <text:p>12.378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2" office:value="13.309" office:value-type="float">
            <text:p>13.30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2.42" office:value-type="float">
            <text:p>12.42</text:p>
          </table:table-cell>
          <table:table-cell ns41:value-type="float" table:style-name="ce32" office:value="15.865" office:value-type="float">
            <text:p>15.865</text:p>
          </table:table-cell>
          <table:table-cell ns41:value-type="float" table:style-name="ce32" office:value="33.184" office:value-type="float">
            <text:p>33.184</text:p>
          </table:table-cell>
          <table:table-cell ns41:value-type="float" table:style-name="ce32" office:value="37.883" office:value-type="float">
            <text:p>37.883</text:p>
          </table:table-cell>
          <table:table-cell ns41:value-type="float" table:style-name="ce32" office:value="71.067" office:value-type="float">
            <text:p>71.067</text:p>
          </table:table-cell>
          <table:table-cell ns41:value-type="float" table:style-name="ce32" office:value="31.434" office:value-type="float">
            <text:p>31.434</text:p>
          </table:table-cell>
          <table:table-cell ns41:value-type="float" table:style-name="ce32" office:value="36.925" office:value-type="float">
            <text:p>36.925</text:p>
          </table:table-cell>
          <table:table-cell ns41:value-type="float" table:style-name="ce32" office:value="1.601" office:value-type="float">
            <text:p>1.601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54" office:value-type="float">
            <text:p>754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21.038" office:value-type="float">
            <text:p>21.038</text:p>
          </table:table-cell>
          <table:table-cell ns41:value-type="float" table:style-name="ce32" office:value="23.475" office:value-type="float">
            <text:p>23.475</text:p>
          </table:table-cell>
          <table:table-cell ns41:value-type="float" table:style-name="ce32" office:value="10.645" office:value-type="float">
            <text:p>10.645</text:p>
          </table:table-cell>
          <table:table-cell ns41:value-type="float" table:style-name="ce32" office:value="10.687" office:value-type="float">
            <text:p>10.687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3.721" office:value-type="float">
            <text:p>3.721</text:p>
          </table:table-cell>
          <table:table-cell ns41:value-type="float" table:style-name="ce32" office:value="23.847" office:value-type="float">
            <text:p>23.847</text:p>
          </table:table-cell>
          <table:table-cell ns41:value-type="float" table:style-name="ce32" office:value="26.072" office:value-type="float">
            <text:p>26.072</text:p>
          </table:table-cell>
          <table:table-cell ns41:value-type="float" table:style-name="ce32" office:value="2.79" office:value-type="float">
            <text:p>2.79</text:p>
          </table:table-cell>
          <table:table-cell ns41:value-type="float" table:style-name="ce32" office:value="3.873" office:value-type="float">
            <text:p>3.873</text:p>
          </table:table-cell>
          <table:table-cell ns41:value-type="float" table:style-name="ce32" office:value="5.74" office:value-type="float">
            <text:p>5.74</text:p>
          </table:table-cell>
          <table:table-cell ns41:value-type="float" table:style-name="ce32" office:value="7.31" office:value-type="float">
            <text:p>7.3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8.12" office:value-type="float">
            <text:p>18.12</text:p>
          </table:table-cell>
          <table:table-cell ns41:value-type="float" table:style-name="ce32" office:value="21.063" office:value-type="float">
            <text:p>21.063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839" office:value-type="float">
            <text:p>83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60" office:value-type="float">
            <text:p>6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23" office:value-type="float">
            <text:p>123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2.547" office:value-type="float">
            <text:p>12.547</text:p>
          </table:table-cell>
          <table:table-cell ns41:value-type="float" table:style-name="ce32" office:value="14.211" office:value-type="float">
            <text:p>14.211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620" office:value-type="float">
            <text:p>620</text:p>
          </table:table-cell>
          <table:table-cell table:style-name="ce32" table:number-columns-repeated="4"/>
          <table:table-cell ns41:value-type="float" table:style-name="ce32" office:value="593" office:value-type="float">
            <text:p>593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string" table:style-name="ce43" office:value-type="string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9.947" office:value-type="float">
            <text:p>9.947</text:p>
          </table:table-cell>
          <table:table-cell ns41:value-type="float" table:style-name="ce32" office:value="1.213" office:value-type="float">
            <text:p>1.213</text:p>
          </table:table-cell>
          <table:table-cell ns41:value-type="float" table:style-name="ce32" office:value="11.16" office:value-type="float">
            <text:p>11.16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0.342" office:value-type="float">
            <text:p>10.342</text:p>
          </table:table-cell>
          <table:table-cell ns41:value-type="float" table:style-name="ce32" office:value="13.518" office:value-type="float">
            <text:p>13.518</text:p>
          </table:table-cell>
          <table:table-cell ns41:value-type="float" table:style-name="ce32" office:value="29.375" office:value-type="float">
            <text:p>29.375</text:p>
          </table:table-cell>
          <table:table-cell ns41:value-type="float" table:style-name="ce32" office:value="32.332" office:value-type="float">
            <text:p>32.332</text:p>
          </table:table-cell>
          <table:table-cell ns41:value-type="float" table:style-name="ce32" office:value="61.707" office:value-type="float">
            <text:p>61.707</text:p>
          </table:table-cell>
          <table:table-cell ns41:value-type="float" table:style-name="ce32" office:value="26.583" office:value-type="float">
            <text:p>26.583</text:p>
          </table:table-cell>
          <table:table-cell ns41:value-type="float" table:style-name="ce32" office:value="31.112" office:value-type="float">
            <text:p>31.112</text:p>
          </table:table-cell>
          <table:table-cell ns41:value-type="float" table:style-name="ce32" office:value="2.136" office:value-type="float">
            <text:p>2.136</text:p>
          </table:table-cell>
          <table:table-cell ns41:value-type="float" table:style-name="ce32" office:value="733" office:value-type="float">
            <text:p>733</text:p>
          </table:table-cell>
          <table:table-cell ns41:value-type="float" table:style-name="ce32" office:value="656" office:value-type="float">
            <text:p>656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2" office:value="984" office:value-type="float">
            <text:p>984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18.398" office:value-type="float">
            <text:p>18.398</text:p>
          </table:table-cell>
          <table:table-cell ns41:value-type="float" table:style-name="ce32" office:value="19.606" office:value-type="float">
            <text:p>19.606</text:p>
          </table:table-cell>
          <table:table-cell ns41:value-type="float" table:style-name="ce32" office:value="9.732" office:value-type="float">
            <text:p>9.732</text:p>
          </table:table-cell>
          <table:table-cell ns41:value-type="float" table:style-name="ce32" office:value="9.477" office:value-type="float">
            <text:p>9.477</text:p>
          </table:table-cell>
          <table:table-cell ns41:value-type="float" table:style-name="ce32" office:value="1.245" office:value-type="float">
            <text:p>1.245</text:p>
          </table:table-cell>
          <table:table-cell ns41:value-type="float" table:style-name="ce32" office:value="3.249" office:value-type="float">
            <text:p>3.249</text:p>
          </table:table-cell>
          <table:table-cell ns41:value-type="float" table:style-name="ce32" office:value="19.581" office:value-type="float">
            <text:p>19.581</text:p>
          </table:table-cell>
          <table:table-cell ns41:value-type="float" table:style-name="ce32" office:value="21.631" office:value-type="float">
            <text:p>21.631</text:p>
          </table:table-cell>
          <table:table-cell ns41:value-type="float" table:style-name="ce32" office:value="6.385" office:value-type="float">
            <text:p>6.385</text:p>
          </table:table-cell>
          <table:table-cell ns41:value-type="float" table:style-name="ce32" office:value="8.537" office:value-type="float">
            <text:p>8.537</text:p>
          </table:table-cell>
          <table:table-cell ns41:value-type="float" table:style-name="ce32" office:value="2.798" office:value-type="float">
            <text:p>2.798</text:p>
          </table:table-cell>
          <table:table-cell ns41:value-type="float" table:style-name="ce32" office:value="1.931" office:value-type="float">
            <text:p>1.93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0.84" office:value-type="float">
            <text:p>20.84</text:p>
          </table:table-cell>
          <table:table-cell ns41:value-type="float" table:style-name="ce32" office:value="23.467" office:value-type="float">
            <text:p>23.467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46" office:value-type="float">
            <text:p>46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05" office:value-type="float">
            <text:p>405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.401" office:value-type="float">
            <text:p>1.401</text:p>
          </table:table-cell>
          <table:table-cell ns41:value-type="float" table:style-name="ce32" office:value="1.558" office:value-type="float">
            <text:p>1.55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4"/>
          <table:table-cell ns41:value-type="float" table:style-name="ce32" office:value="336" office:value-type="float">
            <text:p>336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2" office:value="5.412" office:value-type="float">
            <text:p>5.412</text:p>
          </table:table-cell>
          <table:table-cell ns41:value-type="float" table:style-name="ce32" office:value="5.616" office:value-type="float">
            <text:p>5.61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798" office:value-type="float">
            <text:p>798</text:p>
          </table:table-cell>
          <table:table-cell ns41:value-type="float" table:style-name="ce32" office:value="850" office:value-type="float">
            <text:p>85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string" table:style-name="ce44" office:value-type="string">
            <text:p>26/8</text:p>
          </table:table-cell>
          <table:table-cell ns41:value-type="string" table:style-name="ce49" office:value-type="string">
            <text:p>17/8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7.69" office:value-type="float">
            <text:p>7.69</text:p>
          </table:table-cell>
          <table:table-cell ns41:value-type="float" table:style-name="ce32" office:value="745" office:value-type="float">
            <text:p>745</text:p>
          </table:table-cell>
          <table:table-cell ns41:value-type="float" table:style-name="ce32" office:value="8.435" office:value-type="float">
            <text:p>8.435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7.802" office:value-type="float">
            <text:p>7.802</text:p>
          </table:table-cell>
          <table:table-cell ns41:value-type="float" table:style-name="ce32" office:value="9.574" office:value-type="float">
            <text:p>9.574</text:p>
          </table:table-cell>
          <table:table-cell ns41:value-type="float" table:style-name="ce32" office:value="21.042" office:value-type="float">
            <text:p>21.042</text:p>
          </table:table-cell>
          <table:table-cell ns41:value-type="float" table:style-name="ce32" office:value="23.267" office:value-type="float">
            <text:p>23.267</text:p>
          </table:table-cell>
          <table:table-cell ns41:value-type="float" table:style-name="ce32" office:value="44.309" office:value-type="float">
            <text:p>44.309</text:p>
          </table:table-cell>
          <table:table-cell ns41:value-type="float" table:style-name="ce32" office:value="19.874" office:value-type="float">
            <text:p>19.874</text:p>
          </table:table-cell>
          <table:table-cell ns41:value-type="float" table:style-name="ce32" office:value="22.71" office:value-type="float">
            <text:p>22.71</text:p>
          </table:table-cell>
          <table:table-cell ns41:value-type="float" table:style-name="ce32" office:value="987" office:value-type="float">
            <text:p>987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13.35" office:value-type="float">
            <text:p>13.35</text:p>
          </table:table-cell>
          <table:table-cell ns41:value-type="float" table:style-name="ce32" office:value="14.219" office:value-type="float">
            <text:p>14.219</text:p>
          </table:table-cell>
          <table:table-cell ns41:value-type="float" table:style-name="ce32" office:value="6.894" office:value-type="float">
            <text:p>6.894</text:p>
          </table:table-cell>
          <table:table-cell ns41:value-type="float" table:style-name="ce32" office:value="6.888" office:value-type="float">
            <text:p>6.888</text:p>
          </table:table-cell>
          <table:table-cell ns41:value-type="float" table:style-name="ce32" office:value="798" office:value-type="float">
            <text:p>798</text:p>
          </table:table-cell>
          <table:table-cell ns41:value-type="float" table:style-name="ce32" office:value="2.16" office:value-type="float">
            <text:p>2.16</text:p>
          </table:table-cell>
          <table:table-cell ns41:value-type="float" table:style-name="ce32" office:value="14.596" office:value-type="float">
            <text:p>14.596</text:p>
          </table:table-cell>
          <table:table-cell ns41:value-type="float" table:style-name="ce32" office:value="15.5" office:value-type="float">
            <text:p>15.5</text:p>
          </table:table-cell>
          <table:table-cell ns41:value-type="float" table:style-name="ce32" office:value="2.284" office:value-type="float">
            <text:p>2.284</text:p>
          </table:table-cell>
          <table:table-cell ns41:value-type="float" table:style-name="ce32" office:value="3.326" office:value-type="float">
            <text:p>3.326</text:p>
          </table:table-cell>
          <table:table-cell ns41:value-type="float" table:style-name="ce32" office:value="3.541" office:value-type="float">
            <text:p>3.541</text:p>
          </table:table-cell>
          <table:table-cell ns41:value-type="float" table:style-name="ce32" office:value="4.031" office:value-type="float">
            <text:p>4.03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4.436" office:value-type="float">
            <text:p>14.436</text:p>
          </table:table-cell>
          <table:table-cell ns41:value-type="float" table:style-name="ce32" office:value="16.147" office:value-type="float">
            <text:p>16.147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office:value="185" table:style-name="ce32" table:number-columns-repeated="2" office:value-type="float">
            <text:p>185</text:p>
          </table:table-cell>
          <table:table-cell ns41:value-type="float" table:style-name="ce32" office:value="4.948" office:value-type="float">
            <text:p>4.948</text:p>
          </table:table-cell>
          <table:table-cell ns41:value-type="float" table:style-name="ce32" office:value="5.413" office:value-type="float">
            <text:p>5.4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4"/>
          <table:table-cell ns41:value-type="float" table:style-name="ce32" office:value="580" office:value-type="float">
            <text:p>580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48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5.751" office:value-type="float">
            <text:p>5.751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6.245" office:value-type="float">
            <text:p>6.245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6.008" office:value-type="float">
            <text:p>6.008</text:p>
          </table:table-cell>
          <table:table-cell ns41:value-type="float" table:style-name="ce32" office:value="7.923" office:value-type="float">
            <text:p>7.923</text:p>
          </table:table-cell>
          <table:table-cell ns41:value-type="float" table:style-name="ce32" office:value="15.494" office:value-type="float">
            <text:p>15.494</text:p>
          </table:table-cell>
          <table:table-cell ns41:value-type="float" table:style-name="ce32" office:value="18.2" office:value-type="float">
            <text:p>18.2</text:p>
          </table:table-cell>
          <table:table-cell ns41:value-type="float" table:style-name="ce32" office:value="33.694" office:value-type="float">
            <text:p>33.694</text:p>
          </table:table-cell>
          <table:table-cell ns41:value-type="float" table:style-name="ce32" office:value="13.397" office:value-type="float">
            <text:p>13.397</text:p>
          </table:table-cell>
          <table:table-cell ns41:value-type="float" table:style-name="ce32" office:value="16.796" office:value-type="float">
            <text:p>16.796</text:p>
          </table:table-cell>
          <table:table-cell ns41:value-type="float" table:style-name="ce32" office:value="1.453" office:value-type="float">
            <text:p>1.453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32" office:value="644" office:value-type="float">
            <text:p>644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32" office:value="601" office:value-type="float">
            <text:p>60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9.724" office:value-type="float">
            <text:p>9.724</text:p>
          </table:table-cell>
          <table:table-cell ns41:value-type="float" table:style-name="ce32" office:value="11.061" office:value-type="float">
            <text:p>11.061</text:p>
          </table:table-cell>
          <table:table-cell ns41:value-type="float" table:style-name="ce32" office:value="5.152" office:value-type="float">
            <text:p>5.152</text:p>
          </table:table-cell>
          <table:table-cell ns41:value-type="float" table:style-name="ce32" office:value="5.216" office:value-type="float">
            <text:p>5.216</text:p>
          </table:table-cell>
          <table:table-cell ns41:value-type="float" table:style-name="ce32" office:value="618" office:value-type="float">
            <text:p>618</text:p>
          </table:table-cell>
          <table:table-cell ns41:value-type="float" table:style-name="ce32" office:value="1.923" office:value-type="float">
            <text:p>1.923</text:p>
          </table:table-cell>
          <table:table-cell ns41:value-type="float" table:style-name="ce32" office:value="10.719" office:value-type="float">
            <text:p>10.719</text:p>
          </table:table-cell>
          <table:table-cell ns41:value-type="float" table:style-name="ce32" office:value="12.89" office:value-type="float">
            <text:p>12.89</text:p>
          </table:table-cell>
          <table:table-cell ns41:value-type="float" table:style-name="ce32" office:value="2.066" office:value-type="float">
            <text:p>2.066</text:p>
          </table:table-cell>
          <table:table-cell ns41:value-type="float" table:style-name="ce32" office:value="3.185" office:value-type="float">
            <text:p>3.185</text:p>
          </table:table-cell>
          <table:table-cell ns41:value-type="float" table:style-name="ce32" office:value="2.038" office:value-type="float">
            <text:p>2.038</text:p>
          </table:table-cell>
          <table:table-cell ns41:value-type="float" table:style-name="ce32" office:value="1.752" office:value-type="float">
            <text:p>1.75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1.116" office:value-type="float">
            <text:p>11.116</text:p>
          </table:table-cell>
          <table:table-cell ns41:value-type="float" table:style-name="ce32" office:value="13.527" office:value-type="float">
            <text:p>13.527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169" office:value-type="float">
            <text:p>169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2.605" office:value-type="float">
            <text:p>2.605</text:p>
          </table:table-cell>
          <table:table-cell ns41:value-type="float" table:style-name="ce32" office:value="2.943" office:value-type="float">
            <text:p>2.943</text:p>
          </table:table-cell>
          <table:table-cell table:style-name="ce32" table:number-columns-repeated="6"/>
          <table:table-cell ns41:value-type="float" office:value="707" table:style-name="ce32" table:number-columns-repeated="2" office:value-type="float">
            <text:p>70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48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2.255" office:value-type="float">
            <text:p>2.25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2.42" office:value-type="float">
            <text:p>2.4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.278" office:value-type="float">
            <text:p>2.278</text:p>
          </table:table-cell>
          <table:table-cell ns41:value-type="float" table:style-name="ce32" office:value="2.844" office:value-type="float">
            <text:p>2.844</text:p>
          </table:table-cell>
          <table:table-cell ns41:value-type="float" table:style-name="ce32" office:value="6.492" office:value-type="float">
            <text:p>6.492</text:p>
          </table:table-cell>
          <table:table-cell ns41:value-type="float" table:style-name="ce32" office:value="6.848" office:value-type="float">
            <text:p>6.848</text:p>
          </table:table-cell>
          <table:table-cell ns41:value-type="float" table:style-name="ce32" office:value="13.34" office:value-type="float">
            <text:p>13.34</text:p>
          </table:table-cell>
          <table:table-cell ns41:value-type="float" table:style-name="ce32" office:value="6.122" office:value-type="float">
            <text:p>6.122</text:p>
          </table:table-cell>
          <table:table-cell ns41:value-type="float" table:style-name="ce32" office:value="6.708" office:value-type="float">
            <text:p>6.708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4.144" office:value-type="float">
            <text:p>4.144</text:p>
          </table:table-cell>
          <table:table-cell ns41:value-type="float" table:style-name="ce32" office:value="4.267" office:value-type="float">
            <text:p>4.267</text:p>
          </table:table-cell>
          <table:table-cell ns41:value-type="float" table:style-name="ce32" office:value="2.069" office:value-type="float">
            <text:p>2.069</text:p>
          </table:table-cell>
          <table:table-cell ns41:value-type="float" table:style-name="ce32" office:value="2.066" office:value-type="float">
            <text:p>2.066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4.114" office:value-type="float">
            <text:p>4.114</text:p>
          </table:table-cell>
          <table:table-cell ns41:value-type="float" table:style-name="ce32" office:value="4.248" office:value-type="float">
            <text:p>4.248</text:p>
          </table:table-cell>
          <table:table-cell ns41:value-type="float" table:style-name="ce32" office:value="873" office:value-type="float">
            <text:p>873</text:p>
          </table:table-cell>
          <table:table-cell ns41:value-type="float" table:style-name="ce32" office:value="1.064" office:value-type="float">
            <text:p>1.064</text:p>
          </table:table-cell>
          <table:table-cell ns41:value-type="float" table:style-name="ce32" office:value="1.264" office:value-type="float">
            <text:p>1.264</text:p>
          </table:table-cell>
          <table:table-cell ns41:value-type="float" table:style-name="ce32" office:value="1.335" office:value-type="float">
            <text:p>1.33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3" office:value-type="float">
            <text:p>1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.305" office:value-type="float">
            <text:p>5.305</text:p>
          </table:table-cell>
          <table:table-cell ns41:value-type="float" table:style-name="ce32" office:value="5.765" office:value-type="float">
            <text:p>5.76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49" office:value-type="float">
            <text:p>4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4"/>
          <table:table-cell ns41:value-type="float" table:style-name="ce32" office:value="230" office:value-type="float">
            <text:p>230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452" office:value-type="float">
            <text:p>452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table:style-name="ce48"/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6.656" office:value-type="float">
            <text:p>6.656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6.927" office:value-type="float">
            <text:p>6.92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6.68" office:value-type="float">
            <text:p>6.68</text:p>
          </table:table-cell>
          <table:table-cell ns41:value-type="float" table:style-name="ce32" office:value="10.861" office:value-type="float">
            <text:p>10.861</text:p>
          </table:table-cell>
          <table:table-cell ns41:value-type="float" table:style-name="ce32" office:value="25.297" office:value-type="float">
            <text:p>25.297</text:p>
          </table:table-cell>
          <table:table-cell ns41:value-type="float" table:style-name="ce32" office:value="25.832" office:value-type="float">
            <text:p>25.832</text:p>
          </table:table-cell>
          <table:table-cell ns41:value-type="float" table:style-name="ce32" office:value="51.129" office:value-type="float">
            <text:p>51.129</text:p>
          </table:table-cell>
          <table:table-cell ns41:value-type="float" table:style-name="ce32" office:value="21.892" office:value-type="float">
            <text:p>21.892</text:p>
          </table:table-cell>
          <table:table-cell ns41:value-type="float" table:style-name="ce32" office:value="24.645" office:value-type="float">
            <text:p>24.645</text:p>
          </table:table-cell>
          <table:table-cell ns41:value-type="float" table:style-name="ce32" office:value="3.278" office:value-type="float">
            <text:p>3.278</text:p>
          </table:table-cell>
          <table:table-cell ns41:value-type="float" table:style-name="ce32" office:value="1.128" office:value-type="float">
            <text:p>1.12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32" office:value="350" office:value-type="float">
            <text:p>350</text:p>
          </table:table-cell>
          <table:table-cell ns41:value-type="float" table:style-name="ce32" office:value="16.838" office:value-type="float">
            <text:p>16.838</text:p>
          </table:table-cell>
          <table:table-cell ns41:value-type="float" table:style-name="ce32" office:value="16.218" office:value-type="float">
            <text:p>16.218</text:p>
          </table:table-cell>
          <table:table-cell ns41:value-type="float" table:style-name="ce32" office:value="7.452" office:value-type="float">
            <text:p>7.452</text:p>
          </table:table-cell>
          <table:table-cell ns41:value-type="float" table:style-name="ce32" office:value="7.441" office:value-type="float">
            <text:p>7.441</text:p>
          </table:table-cell>
          <table:table-cell ns41:value-type="float" table:style-name="ce32" office:value="1.007" office:value-type="float">
            <text:p>1.007</text:p>
          </table:table-cell>
          <table:table-cell ns41:value-type="float" table:style-name="ce32" office:value="2.173" office:value-type="float">
            <text:p>2.173</text:p>
          </table:table-cell>
          <table:table-cell ns41:value-type="float" table:style-name="ce32" office:value="16.002" office:value-type="float">
            <text:p>16.002</text:p>
          </table:table-cell>
          <table:table-cell ns41:value-type="float" table:style-name="ce32" office:value="17.4" office:value-type="float">
            <text:p>17.4</text:p>
          </table:table-cell>
          <table:table-cell ns41:value-type="float" table:style-name="ce32" office:value="3.028" office:value-type="float">
            <text:p>3.028</text:p>
          </table:table-cell>
          <table:table-cell ns41:value-type="float" table:style-name="ce32" office:value="4.266" office:value-type="float">
            <text:p>4.266</text:p>
          </table:table-cell>
          <table:table-cell ns41:value-type="float" table:style-name="ce32" office:value="4.039" office:value-type="float">
            <text:p>4.039</text:p>
          </table:table-cell>
          <table:table-cell ns41:value-type="float" table:style-name="ce32" office:value="1.687" office:value-type="float">
            <text:p>1.68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897" office:value-type="float">
            <text:p>897</text:p>
          </table:table-cell>
          <table:table-cell ns41:value-type="float" table:style-name="ce32" office:value="1.046" office:value-type="float">
            <text:p>1.046</text:p>
          </table:table-cell>
          <table:table-cell ns41:value-type="float" table:style-name="ce32" office:value="1.153" office:value-type="float">
            <text:p>1.153</text:p>
          </table:table-cell>
          <table:table-cell ns41:value-type="float" table:style-name="ce32" office:value="1.311" office:value-type="float">
            <text:p>1.31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.151" office:value-type="float">
            <text:p>2.151</text:p>
          </table:table-cell>
          <table:table-cell ns41:value-type="float" table:style-name="ce32" office:value="877" office:value-type="float">
            <text:p>87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22.444" office:value-type="float">
            <text:p>22.444</text:p>
          </table:table-cell>
          <table:table-cell ns41:value-type="float" table:style-name="ce32" office:value="24.359" office:value-type="float">
            <text:p>24.35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386" office:value-type="float">
            <text:p>386</text:p>
          </table:table-cell>
          <table:table-cell ns41:value-type="float" table:style-name="ce32" office:value="374" office:value-type="float">
            <text:p>374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48"/>
          <table:table-cell table:number-columns-repeated="944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5" office:value="159.141" office:value-type="float">
            <text:p>159.141</text:p>
          </table:table-cell>
          <table:table-cell ns41:value-type="float" table:style-name="ce32" office:value="20.019" office:value-type="float">
            <text:p>20.019</text:p>
          </table:table-cell>
          <table:table-cell ns41:value-type="float" table:style-name="ce32" office:value="179.16" office:value-type="float">
            <text:p>179.16</text:p>
          </table:table-cell>
          <table:table-cell ns41:value-type="float" table:style-name="ce32" office:value="2.186" office:value-type="float">
            <text:p>2.186</text:p>
          </table:table-cell>
          <table:table-cell ns41:value-type="float" table:style-name="ce32" office:value="161.327" office:value-type="float">
            <text:p>161.327</text:p>
          </table:table-cell>
          <table:table-cell ns41:value-type="float" table:style-name="ce32" office:value="243.186" office:value-type="float">
            <text:p>243.186</text:p>
          </table:table-cell>
          <table:table-cell ns41:value-type="float" table:style-name="ce32" office:value="515.224" office:value-type="float">
            <text:p>515.224</text:p>
          </table:table-cell>
          <table:table-cell ns41:value-type="float" table:style-name="ce32" office:value="585.387" office:value-type="float">
            <text:p>585.387</text:p>
          </table:table-cell>
          <table:table-cell ns41:value-type="string" table:style-name="ce32" office:value-type="string">
            <text:p>1,100,611</text:p>
          </table:table-cell>
          <table:table-cell ns41:value-type="float" table:style-name="ce32" office:value="474.993" office:value-type="float">
            <text:p>474.993</text:p>
          </table:table-cell>
          <table:table-cell ns41:value-type="float" table:style-name="ce32" office:value="568.1" office:value-type="float">
            <text:p>568.1</text:p>
          </table:table-cell>
          <table:table-cell ns41:value-type="float" table:style-name="ce32" office:value="35.191" office:value-type="float">
            <text:p>35.191</text:p>
          </table:table-cell>
          <table:table-cell ns41:value-type="float" table:style-name="ce32" office:value="14.75" office:value-type="float">
            <text:p>14.75</text:p>
          </table:table-cell>
          <table:table-cell ns41:value-type="float" table:style-name="ce32" office:value="5.04" office:value-type="float">
            <text:p>5.04</text:p>
          </table:table-cell>
          <table:table-cell ns41:value-type="float" table:style-name="ce32" office:value="2.537" office:value-type="float">
            <text:p>2.537</text:p>
          </table:table-cell>
          <table:table-cell ns41:value-type="float" table:style-name="ce32" office:value="14.235" office:value-type="float">
            <text:p>14.235</text:p>
          </table:table-cell>
          <table:table-cell ns41:value-type="float" table:style-name="ce32" office:value="5.229" office:value-type="float">
            <text:p>5.229</text:p>
          </table:table-cell>
          <table:table-cell ns41:value-type="float" table:style-name="ce32" office:value="325.273" office:value-type="float">
            <text:p>325.273</text:p>
          </table:table-cell>
          <table:table-cell ns41:value-type="float" table:style-name="ce32" office:value="359.048" office:value-type="float">
            <text:p>359.048</text:p>
          </table:table-cell>
          <table:table-cell ns41:value-type="float" table:style-name="ce32" office:value="169.701" office:value-type="float">
            <text:p>169.701</text:p>
          </table:table-cell>
          <table:table-cell ns41:value-type="float" table:style-name="ce32" office:value="170.109" office:value-type="float">
            <text:p>170.109</text:p>
          </table:table-cell>
          <table:table-cell ns41:value-type="float" table:style-name="ce32" office:value="20.177" office:value-type="float">
            <text:p>20.177</text:p>
          </table:table-cell>
          <table:table-cell ns41:value-type="float" table:style-name="ce32" office:value="56.217" office:value-type="float">
            <text:p>56.217</text:p>
          </table:table-cell>
          <table:table-cell ns41:value-type="float" table:style-name="ce32" office:value="362.579" office:value-type="float">
            <text:p>362.579</text:p>
          </table:table-cell>
          <table:table-cell ns41:value-type="float" table:style-name="ce32" office:value="412.259" office:value-type="float">
            <text:p>412.259</text:p>
          </table:table-cell>
          <table:table-cell ns41:value-type="float" table:style-name="ce32" office:value="63.794" office:value-type="float">
            <text:p>63.794</text:p>
          </table:table-cell>
          <table:table-cell ns41:value-type="float" table:style-name="ce32" office:value="87.615" office:value-type="float">
            <text:p>87.615</text:p>
          </table:table-cell>
          <table:table-cell ns41:value-type="float" table:style-name="ce32" office:value="67.242" office:value-type="float">
            <text:p>67.242</text:p>
          </table:table-cell>
          <table:table-cell ns41:value-type="float" table:style-name="ce32" office:value="70.403" office:value-type="float">
            <text:p>70.403</text:p>
          </table:table-cell>
          <table:table-cell ns41:value-type="float" table:style-name="ce32" office:value="1.171" office:value-type="float">
            <text:p>1.171</text:p>
          </table:table-cell>
          <table:table-cell ns41:value-type="float" table:style-name="ce32" office:value="1.104" office:value-type="float">
            <text:p>1.104</text:p>
          </table:table-cell>
          <table:table-cell ns41:value-type="float" table:style-name="ce32" office:value="12.438" office:value-type="float">
            <text:p>12.438</text:p>
          </table:table-cell>
          <table:table-cell ns41:value-type="float" table:style-name="ce32" office:value="7.509" office:value-type="float">
            <text:p>7.509</text:p>
          </table:table-cell>
          <table:table-cell ns41:value-type="float" table:style-name="ce32" office:value="4.111" office:value-type="float">
            <text:p>4.111</text:p>
          </table:table-cell>
          <table:table-cell ns41:value-type="float" table:style-name="ce32" office:value="4.472" office:value-type="float">
            <text:p>4.472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3.202" office:value-type="float">
            <text:p>3.202</text:p>
          </table:table-cell>
          <table:table-cell ns41:value-type="float" table:style-name="ce32" office:value="1.545" office:value-type="float">
            <text:p>1.545</text:p>
          </table:table-cell>
          <table:table-cell ns41:value-type="float" table:style-name="ce32" office:value="273.046" office:value-type="float">
            <text:p>273.046</text:p>
          </table:table-cell>
          <table:table-cell ns41:value-type="float" table:style-name="ce32" office:value="318.006" office:value-type="float">
            <text:p>318.006</text:p>
          </table:table-cell>
          <table:table-cell ns41:value-type="float" table:style-name="ce32" office:value="3.844" office:value-type="float">
            <text:p>3.844</text:p>
          </table:table-cell>
          <table:table-cell ns41:value-type="float" table:style-name="ce32" office:value="3.933" office:value-type="float">
            <text:p>3.933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23.729" office:value-type="float">
            <text:p>23.729</text:p>
          </table:table-cell>
          <table:table-cell ns41:value-type="float" table:style-name="ce32" office:value="22.784" office:value-type="float">
            <text:p>22.784</text:p>
          </table:table-cell>
          <table:table-cell ns41:value-type="float" table:style-name="ce32" office:value="3.796" office:value-type="float">
            <text:p>3.796</text:p>
          </table:table-cell>
          <table:table-cell ns41:value-type="float" table:style-name="ce32" office:value="4.165" office:value-type="float">
            <text:p>4.165</text:p>
          </table:table-cell>
          <table:table-cell ns41:value-type="float" table:style-name="ce32" office:value="5.76" office:value-type="float">
            <text:p>5.76</text:p>
          </table:table-cell>
          <table:table-cell ns41:value-type="float" table:style-name="ce32" office:value="6.357" office:value-type="float">
            <text:p>6.357</text:p>
          </table:table-cell>
          <table:table-cell ns41:value-type="float" table:style-name="ce32" office:value="1.572" office:value-type="float">
            <text:p>1.572</text:p>
          </table:table-cell>
          <table:table-cell ns41:value-type="float" table:style-name="ce32" office:value="1.98" office:value-type="float">
            <text:p>1.98</text:p>
          </table:table-cell>
          <table:table-cell ns41:value-type="float" office:value="21" table:style-name="ce32" table:number-columns-repeated="2" office:value-type="float">
            <text:p>21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3.07" office:value-type="float">
            <text:p>3.07</text:p>
          </table:table-cell>
          <table:table-cell ns41:value-type="float" table:style-name="ce32" office:value="3.296" office:value-type="float">
            <text:p>3.296</text:p>
          </table:table-cell>
          <table:table-cell ns41:value-type="float" table:style-name="ce32" office:value="175.028" office:value-type="float">
            <text:p>175.028</text:p>
          </table:table-cell>
          <table:table-cell ns41:value-type="float" table:style-name="ce32" office:value="198.169" office:value-type="float">
            <text:p>198.169</text:p>
          </table:table-cell>
          <table:table-cell ns41:value-type="float" table:style-name="ce32" office:value="1.498" office:value-type="float">
            <text:p>1.498</text:p>
          </table:table-cell>
          <table:table-cell ns41:value-type="float" table:style-name="ce32" office:value="1.736" office:value-type="float">
            <text:p>1.73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1.37" office:value-type="float">
            <text:p>21.37</text:p>
          </table:table-cell>
          <table:table-cell ns41:value-type="float" table:style-name="ce32" office:value="22.529" office:value-type="float">
            <text:p>22.529</text:p>
          </table:table-cell>
          <table:table-cell ns41:value-type="float" table:style-name="ce32" office:value="1.501" office:value-type="float">
            <text:p>1.501</text:p>
          </table:table-cell>
          <table:table-cell ns41:value-type="float" table:style-name="ce32" office:value="1679" office:value-type="float">
            <text:p>1679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48" office:value="145" office:value-type="float">
            <text:p>145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Noordbrabant</text:p>
          </table:table-cell>
          <table:table-cell table:style-name="Default"/>
          <table:table-cell ns41:value-type="float" table:style-name="ce25" office:value="54.514" office:value-type="float">
            <text:p>54.514</text:p>
          </table:table-cell>
          <table:table-cell ns41:value-type="float" table:style-name="ce32" office:value="1.104" office:value-type="float">
            <text:p>1.104</text:p>
          </table:table-cell>
          <table:table-cell ns41:value-type="float" table:style-name="ce32" office:value="55.618" office:value-type="float">
            <text:p>55.6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4.54" office:value-type="float">
            <text:p>54.54</text:p>
          </table:table-cell>
          <table:table-cell ns41:value-type="float" table:style-name="ce32" office:value="63.732" office:value-type="float">
            <text:p>63.732</text:p>
          </table:table-cell>
          <table:table-cell ns41:value-type="float" table:style-name="ce32" office:value="157.96" office:value-type="float">
            <text:p>157.96</text:p>
          </table:table-cell>
          <table:table-cell ns41:value-type="float" table:style-name="ce32" office:value="158.277" office:value-type="float">
            <text:p>158.277</text:p>
          </table:table-cell>
          <table:table-cell ns41:value-type="float" table:style-name="ce32" office:value="316.237" office:value-type="float">
            <text:p>316.237</text:p>
          </table:table-cell>
          <table:table-cell ns41:value-type="float" table:style-name="ce32" office:value="153.989" office:value-type="float">
            <text:p>153.989</text:p>
          </table:table-cell>
          <table:table-cell ns41:value-type="float" table:style-name="ce32" office:value="154.991" office:value-type="float">
            <text:p>154.991</text:p>
          </table:table-cell>
          <table:table-cell ns41:value-type="float" table:style-name="ce32" office:value="3.538" office:value-type="float">
            <text:p>3.538</text:p>
          </table:table-cell>
          <table:table-cell ns41:value-type="float" table:style-name="ce32" office:value="3.122" office:value-type="float">
            <text:p>3.122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2.403" office:value-type="float">
            <text:p>2.403</text:p>
          </table:table-cell>
          <table:table-cell ns41:value-type="float" table:style-name="ce32" office:value="1.658" office:value-type="float">
            <text:p>1.658</text:p>
          </table:table-cell>
          <table:table-cell ns41:value-type="float" table:style-name="ce32" office:value="106.905" office:value-type="float">
            <text:p>106.905</text:p>
          </table:table-cell>
          <table:table-cell ns41:value-type="float" table:style-name="ce32" office:value="101.871" office:value-type="float">
            <text:p>101.871</text:p>
          </table:table-cell>
          <table:table-cell ns41:value-type="float" table:style-name="ce32" office:value="43.839" office:value-type="float">
            <text:p>43.839</text:p>
          </table:table-cell>
          <table:table-cell ns41:value-type="float" table:style-name="ce32" office:value="43.919" office:value-type="float">
            <text:p>43.919</text:p>
          </table:table-cell>
          <table:table-cell ns41:value-type="float" table:style-name="ce32" office:value="7.216" office:value-type="float">
            <text:p>7.216</text:p>
          </table:table-cell>
          <table:table-cell ns41:value-type="float" table:style-name="ce32" office:value="12.487" office:value-type="float">
            <text:p>12.487</text:p>
          </table:table-cell>
          <table:table-cell ns41:value-type="float" table:style-name="ce32" office:value="115.828" office:value-type="float">
            <text:p>115.828</text:p>
          </table:table-cell>
          <table:table-cell ns41:value-type="float" table:style-name="ce32" office:value="112.923" office:value-type="float">
            <text:p>112.923</text:p>
          </table:table-cell>
          <table:table-cell ns41:value-type="float" table:style-name="ce32" office:value="34.4" office:value-type="float">
            <text:p>34.4</text:p>
          </table:table-cell>
          <table:table-cell ns41:value-type="float" table:style-name="ce32" office:value="37.914" office:value-type="float">
            <text:p>37.914</text:p>
          </table:table-cell>
          <table:table-cell ns41:value-type="float" table:style-name="ce32" office:value="5.116" office:value-type="float">
            <text:p>5.116</text:p>
          </table:table-cell>
          <table:table-cell ns41:value-type="float" table:style-name="ce32" office:value="5.016" office:value-type="float">
            <text:p>5.01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2" office:value="1.98" office:value-type="float">
            <text:p>1.98</text:p>
          </table:table-cell>
          <table:table-cell ns41:value-type="float" table:style-name="ce32" office:value="1.964" office:value-type="float">
            <text:p>1.96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5.495" office:value-type="float">
            <text:p>15.495</text:p>
          </table:table-cell>
          <table:table-cell ns41:value-type="float" table:style-name="ce32" office:value="15.764" office:value-type="float">
            <text:p>15.76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.305" office:value-type="float">
            <text:p>1.305</text:p>
          </table:table-cell>
          <table:table-cell ns41:value-type="float" table:style-name="ce32" office:value="1.232" office:value-type="float">
            <text:p>1.232</text:p>
          </table:table-cell>
          <table:table-cell ns41:value-type="float" table:style-name="ce32" office:value="140.547" office:value-type="float">
            <text:p>140.547</text:p>
          </table:table-cell>
          <table:table-cell ns41:value-type="float" table:style-name="ce32" office:value="140.768" office:value-type="float">
            <text:p>140.76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" office:value-type="float">
            <text:p>9</text:p>
          </table:table-cell>
          <table:table-cell table:style-name="ce32" table:number-columns-repeated="4"/>
          <table:table-cell ns41:value-type="float" table:style-name="ce32" office:value="429" office:value-type="float">
            <text:p>429</text:p>
          </table:table-cell>
          <table:table-cell ns41:value-type="float" table:style-name="ce32" office:value="385" office:value-type="float">
            <text:p>385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48" office:value="3" office:value-type="float">
            <text:p>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42.291" office:value-type="float">
            <text:p>42.291</text:p>
          </table:table-cell>
          <table:table-cell ns41:value-type="float" table:style-name="ce32" office:value="824" office:value-type="float">
            <text:p>824</text:p>
          </table:table-cell>
          <table:table-cell ns41:value-type="float" table:style-name="ce32" office:value="43.115" office:value-type="float">
            <text:p>43.11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2.34" office:value-type="float">
            <text:p>42.34</text:p>
          </table:table-cell>
          <table:table-cell ns41:value-type="float" table:style-name="ce32" office:value="51.117" office:value-type="float">
            <text:p>51.117</text:p>
          </table:table-cell>
          <table:table-cell ns41:value-type="float" table:style-name="ce32" office:value="138.331" office:value-type="float">
            <text:p>138.331</text:p>
          </table:table-cell>
          <table:table-cell ns41:value-type="float" table:style-name="ce32" office:value="132.746" office:value-type="float">
            <text:p>132.746</text:p>
          </table:table-cell>
          <table:table-cell ns41:value-type="float" table:style-name="ce32" office:value="271.077" office:value-type="float">
            <text:p>271.077</text:p>
          </table:table-cell>
          <table:table-cell ns41:value-type="float" table:style-name="ce32" office:value="135.259" office:value-type="float">
            <text:p>135.259</text:p>
          </table:table-cell>
          <table:table-cell ns41:value-type="float" table:style-name="ce32" office:value="129.807" office:value-type="float">
            <text:p>129.807</text:p>
          </table:table-cell>
          <table:table-cell ns41:value-type="float" table:style-name="ce32" office:value="2.762" office:value-type="float">
            <text:p>2.762</text:p>
          </table:table-cell>
          <table:table-cell ns41:value-type="float" table:style-name="ce32" office:value="2.721" office:value-type="float">
            <text:p>2.721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1.941" office:value-type="float">
            <text:p>1.941</text:p>
          </table:table-cell>
          <table:table-cell ns41:value-type="float" table:style-name="ce32" office:value="1.836" office:value-type="float">
            <text:p>1.836</text:p>
          </table:table-cell>
          <table:table-cell ns41:value-type="float" table:style-name="ce32" office:value="92.275" office:value-type="float">
            <text:p>92.275</text:p>
          </table:table-cell>
          <table:table-cell ns41:value-type="float" table:style-name="ce32" office:value="82.459" office:value-type="float">
            <text:p>82.459</text:p>
          </table:table-cell>
          <table:table-cell ns41:value-type="float" table:style-name="ce32" office:value="40.973" office:value-type="float">
            <text:p>40.973</text:p>
          </table:table-cell>
          <table:table-cell ns41:value-type="float" table:style-name="ce32" office:value="41.023" office:value-type="float">
            <text:p>41.023</text:p>
          </table:table-cell>
          <table:table-cell ns41:value-type="float" table:style-name="ce32" office:value="5.083" office:value-type="float">
            <text:p>5.083</text:p>
          </table:table-cell>
          <table:table-cell ns41:value-type="float" table:style-name="ce32" office:value="9.264" office:value-type="float">
            <text:p>9.264</text:p>
          </table:table-cell>
          <table:table-cell ns41:value-type="float" table:style-name="ce32" office:value="104.158" office:value-type="float">
            <text:p>104.158</text:p>
          </table:table-cell>
          <table:table-cell ns41:value-type="float" table:style-name="ce32" office:value="96.286" office:value-type="float">
            <text:p>96.286</text:p>
          </table:table-cell>
          <table:table-cell ns41:value-type="float" table:style-name="ce32" office:value="24.168" office:value-type="float">
            <text:p>24.168</text:p>
          </table:table-cell>
          <table:table-cell ns41:value-type="float" table:style-name="ce32" office:value="27.137" office:value-type="float">
            <text:p>27.137</text:p>
          </table:table-cell>
          <table:table-cell ns41:value-type="float" table:style-name="ce32" office:value="7.329" office:value-type="float">
            <text:p>7.329</text:p>
          </table:table-cell>
          <table:table-cell ns41:value-type="float" table:style-name="ce32" office:value="7.113" office:value-type="float">
            <text:p>7.113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2.281" office:value-type="float">
            <text:p>2.281</text:p>
          </table:table-cell>
          <table:table-cell ns41:value-type="float" table:style-name="ce32" office:value="1.902" office:value-type="float">
            <text:p>1.90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83.521" office:value-type="float">
            <text:p>83.521</text:p>
          </table:table-cell>
          <table:table-cell ns41:value-type="float" table:style-name="ce32" office:value="80.273" office:value-type="float">
            <text:p>80.27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9" office:value-type="float">
            <text:p>19</text:p>
          </table:table-cell>
          <table:table-cell table:style-name="ce32" table:number-columns-repeated="4"/>
          <table:table-cell ns41:value-type="float" table:style-name="ce32" office:value="1.594" office:value-type="float">
            <text:p>1.594</text:p>
          </table:table-cell>
          <table:table-cell ns41:value-type="float" table:style-name="ce32" office:value="1.535" office:value-type="float">
            <text:p>1.535</text:p>
          </table:table-cell>
          <table:table-cell ns41:value-type="float" table:style-name="ce32" office:value="51.959" office:value-type="float">
            <text:p>51.959</text:p>
          </table:table-cell>
          <table:table-cell ns41:value-type="float" table:style-name="ce32" office:value="49.868" office:value-type="float">
            <text:p>49.86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715" office:value-type="float">
            <text:p>715</text:p>
          </table:table-cell>
          <table:table-cell ns41:value-type="float" table:style-name="ce32" office:value="619" office:value-type="float">
            <text:p>619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48" office:value="7" office:value-type="float">
            <text:p>7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40.509" office:value-type="float">
            <text:p>40.509</text:p>
          </table:table-cell>
          <table:table-cell ns41:value-type="float" table:style-name="ce32" office:value="3.04" office:value-type="float">
            <text:p>3.04</text:p>
          </table:table-cell>
          <table:table-cell ns41:value-type="float" table:style-name="ce32" office:value="43.549" office:value-type="float">
            <text:p>43.549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40.627" office:value-type="float">
            <text:p>40.627</text:p>
          </table:table-cell>
          <table:table-cell ns41:value-type="float" table:style-name="ce32" office:value="56.019" office:value-type="float">
            <text:p>56.019</text:p>
          </table:table-cell>
          <table:table-cell ns41:value-type="string" table:style-name="ce32" office:value-type="string">
            <text:p>133,528/9</text:p>
          </table:table-cell>
          <table:table-cell ns41:value-type="float" table:style-name="ce32" office:value="134.493" office:value-type="float">
            <text:p>134.493</text:p>
          </table:table-cell>
          <table:table-cell ns41:value-type="float" table:style-name="ce32" office:value="268.021" office:value-type="float">
            <text:p>268.021</text:p>
          </table:table-cell>
          <table:table-cell ns41:value-type="float" table:style-name="ce32" office:value="128.479" office:value-type="float">
            <text:p>128.479</text:p>
          </table:table-cell>
          <table:table-cell ns41:value-type="float" table:style-name="ce32" office:value="130.201" office:value-type="float">
            <text:p>130.201</text:p>
          </table:table-cell>
          <table:table-cell ns41:value-type="float" table:style-name="ce32" office:value="4.517" office:value-type="float">
            <text:p>4.517</text:p>
          </table:table-cell>
          <table:table-cell ns41:value-type="float" table:style-name="ce32" office:value="4.054" office:value-type="float">
            <text:p>4.054</text:p>
          </table:table-cell>
          <table:table-cell ns41:value-type="float" table:style-name="ce32" office:value="532" office:value-type="float">
            <text:p>532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.676" office:value-type="float">
            <text:p>1.676</text:p>
          </table:table-cell>
          <table:table-cell ns41:value-type="float" table:style-name="ce32" office:value="1.321" office:value-type="float">
            <text:p>1.321</text:p>
          </table:table-cell>
          <table:table-cell ns41:value-type="float" table:style-name="ce32" office:value="85.558" office:value-type="float">
            <text:p>85.558</text:p>
          </table:table-cell>
          <table:table-cell ns41:value-type="float" table:style-name="ce32" office:value="80.938" office:value-type="float">
            <text:p>80.938</text:p>
          </table:table-cell>
          <table:table-cell ns41:value-type="float" table:style-name="ce32" office:value="42.288" office:value-type="float">
            <text:p>42.288</text:p>
          </table:table-cell>
          <table:table-cell ns41:value-type="float" table:style-name="ce32" office:value="42.409" office:value-type="float">
            <text:p>42.409</text:p>
          </table:table-cell>
          <table:table-cell ns41:value-type="float" table:style-name="ce32" office:value="5.682" office:value-type="float">
            <text:p>5.682</text:p>
          </table:table-cell>
          <table:table-cell ns41:value-type="float" table:style-name="ce32" office:value="11.146" office:value-type="float">
            <text:p>11.146</text:p>
          </table:table-cell>
          <table:table-cell ns41:value-type="float" table:style-name="ce32" office:value="85.93" office:value-type="float">
            <text:p>85.93</text:p>
          </table:table-cell>
          <table:table-cell ns41:value-type="float" table:style-name="ce32" office:value="81.574" office:value-type="float">
            <text:p>81.574</text:p>
          </table:table-cell>
          <table:table-cell ns41:value-type="float" table:style-name="ce32" office:value="38.321" office:value-type="float">
            <text:p>38.321</text:p>
          </table:table-cell>
          <table:table-cell ns41:value-type="float" table:style-name="ce32" office:value="44.424" office:value-type="float">
            <text:p>44.424</text:p>
          </table:table-cell>
          <table:table-cell ns41:value-type="float" table:style-name="ce32" office:value="7.865" office:value-type="float">
            <text:p>7.865</text:p>
          </table:table-cell>
          <table:table-cell ns41:value-type="float" table:style-name="ce32" office:value="7.899" office:value-type="float">
            <text:p>7.899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868" office:value-type="float">
            <text:p>868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01.609" office:value-type="float">
            <text:p>101.609</text:p>
          </table:table-cell>
          <table:table-cell ns41:value-type="float" table:style-name="ce32" office:value="103.665" office:value-type="float">
            <text:p>103.665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85" office:value-type="float">
            <text:p>785</text:p>
          </table:table-cell>
          <table:table-cell ns41:value-type="float" table:style-name="ce32" office:value="523" office:value-type="float">
            <text:p>5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520" office:value-type="float">
            <text:p>520</text:p>
          </table:table-cell>
          <table:table-cell ns41:value-type="float" table:style-name="ce32" office:value="538" office:value-type="float">
            <text:p>538</text:p>
          </table:table-cell>
          <table:table-cell table:style-name="ce32" table:number-columns-repeated="4"/>
          <table:table-cell ns41:value-type="float" table:style-name="ce32" office:value="1.808" office:value-type="float">
            <text:p>1.808</text:p>
          </table:table-cell>
          <table:table-cell ns41:value-type="float" table:style-name="ce32" office:value="1.729" office:value-type="float">
            <text:p>1.729</text:p>
          </table:table-cell>
          <table:table-cell ns41:value-type="float" table:style-name="ce32" office:value="27.626" office:value-type="float">
            <text:p>27.626</text:p>
          </table:table-cell>
          <table:table-cell ns41:value-type="float" table:style-name="ce32" office:value="26.904" office:value-type="float">
            <text:p>26.90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73" office:value-type="float">
            <text:p>73</text:p>
          </table:table-cell>
          <table:table-cell table:style-name="ce32" table:number-columns-repeated="4"/>
          <table:table-cell ns41:value-type="float" table:style-name="ce32" office:value="790" office:value-type="float">
            <text:p>790</text:p>
          </table:table-cell>
          <table:table-cell ns41:value-type="float" table:style-name="ce32" office:value="809" office:value-type="float">
            <text:p>80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48" office:value="22" office:value-type="float">
            <text:p>22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28.048" office:value-type="float">
            <text:p>28.048</text:p>
          </table:table-cell>
          <table:table-cell ns41:value-type="float" table:style-name="ce32" office:value="2.469" office:value-type="float">
            <text:p>2.469</text:p>
          </table:table-cell>
          <table:table-cell ns41:value-type="float" table:style-name="ce32" office:value="30.517" office:value-type="float">
            <text:p>30.51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8.17" office:value-type="float">
            <text:p>28.17</text:p>
          </table:table-cell>
          <table:table-cell ns41:value-type="float" table:style-name="ce32" office:value="36.373" office:value-type="float">
            <text:p>36.373</text:p>
          </table:table-cell>
          <table:table-cell ns41:value-type="float" table:style-name="ce32" office:value="87.572" office:value-type="float">
            <text:p>87.572</text:p>
          </table:table-cell>
          <table:table-cell ns41:value-type="float" table:style-name="ce32" office:value="87.386" office:value-type="float">
            <text:p>87.386</text:p>
          </table:table-cell>
          <table:table-cell ns41:value-type="float" table:style-name="ce32" office:value="174.958" office:value-type="float">
            <text:p>174.958</text:p>
          </table:table-cell>
          <table:table-cell ns41:value-type="float" table:style-name="ce32" office:value="83.046" office:value-type="float">
            <text:p>83.046</text:p>
          </table:table-cell>
          <table:table-cell ns41:value-type="float" table:style-name="ce32" office:value="83.93" office:value-type="float">
            <text:p>83.93</text:p>
          </table:table-cell>
          <table:table-cell ns41:value-type="float" table:style-name="ce32" office:value="3.9" office:value-type="float">
            <text:p>3.9</text:p>
          </table:table-cell>
          <table:table-cell ns41:value-type="float" table:style-name="ce32" office:value="3.218" office:value-type="float">
            <text:p>3.218</text:p>
          </table:table-cell>
          <table:table-cell ns41:value-type="float" table:style-name="ce32" office:value="626" office:value-type="float">
            <text:p>626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.738" office:value-type="float">
            <text:p>1.738</text:p>
          </table:table-cell>
          <table:table-cell ns41:value-type="float" table:style-name="ce32" office:value="1.056" office:value-type="float">
            <text:p>1.056</text:p>
          </table:table-cell>
          <table:table-cell ns41:value-type="float" table:style-name="ce32" office:value="56.129" office:value-type="float">
            <text:p>56.129</text:p>
          </table:table-cell>
          <table:table-cell ns41:value-type="float" table:style-name="ce32" office:value="53.208" office:value-type="float">
            <text:p>53.208</text:p>
          </table:table-cell>
          <table:table-cell ns41:value-type="float" table:style-name="ce32" office:value="27.592" office:value-type="float">
            <text:p>27.592</text:p>
          </table:table-cell>
          <table:table-cell ns41:value-type="float" table:style-name="ce32" office:value="27.555" office:value-type="float">
            <text:p>27.555</text:p>
          </table:table-cell>
          <table:table-cell ns41:value-type="float" table:style-name="ce32" office:value="3.851" office:value-type="float">
            <text:p>3.851</text:p>
          </table:table-cell>
          <table:table-cell ns41:value-type="float" table:style-name="ce32" office:value="6.623" office:value-type="float">
            <text:p>6.623</text:p>
          </table:table-cell>
          <table:table-cell ns41:value-type="float" table:style-name="ce32" office:value="56.966" office:value-type="float">
            <text:p>56.966</text:p>
          </table:table-cell>
          <table:table-cell ns41:value-type="float" table:style-name="ce32" office:value="53.45" office:value-type="float">
            <text:p>53.45</text:p>
          </table:table-cell>
          <table:table-cell ns41:value-type="float" table:style-name="ce32" office:value="22.653" office:value-type="float">
            <text:p>22.653</text:p>
          </table:table-cell>
          <table:table-cell ns41:value-type="float" table:style-name="ce32" office:value="27.017" office:value-type="float">
            <text:p>27.017</text:p>
          </table:table-cell>
          <table:table-cell ns41:value-type="float" table:style-name="ce32" office:value="6.524" office:value-type="float">
            <text:p>6.524</text:p>
          </table:table-cell>
          <table:table-cell ns41:value-type="float" table:style-name="ce32" office:value="6.416" office:value-type="float">
            <text:p>6.41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.075" office:value-type="float">
            <text:p>1.075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50.314" office:value-type="float">
            <text:p>50.314</text:p>
          </table:table-cell>
          <table:table-cell ns41:value-type="float" table:style-name="ce32" office:value="50.853" office:value-type="float">
            <text:p>50.85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.406" office:value-type="float">
            <text:p>1.406</text:p>
          </table:table-cell>
          <table:table-cell ns41:value-type="float" table:style-name="ce32" office:value="917" office:value-type="float">
            <text:p>917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3.931" office:value-type="float">
            <text:p>3.931</text:p>
          </table:table-cell>
          <table:table-cell ns41:value-type="float" table:style-name="ce32" office:value="3.81" office:value-type="float">
            <text:p>3.8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3" office:value-type="float">
            <text:p>8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350" office:value-type="float">
            <text:p>350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2" office:value="29.499" office:value-type="float">
            <text:p>29.499</text:p>
          </table:table-cell>
          <table:table-cell ns41:value-type="float" table:style-name="ce32" office:value="29.429" office:value-type="float">
            <text:p>29.429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1.031" office:value-type="float">
            <text:p>1.031</text:p>
          </table:table-cell>
          <table:table-cell table:style-name="ce32" table:number-columns-repeated="4"/>
          <table:table-cell ns41:value-type="float" table:style-name="ce32" office:value="517" office:value-type="float">
            <text:p>517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48" office:value="86" office:value-type="float">
            <text:p>86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18.405" office:value-type="float">
            <text:p>18.405</text:p>
          </table:table-cell>
          <table:table-cell ns41:value-type="float" table:style-name="ce32" office:value="802" office:value-type="float">
            <text:p>802</text:p>
          </table:table-cell>
          <table:table-cell ns41:value-type="float" table:style-name="ce32" office:value="19.207" office:value-type="float">
            <text:p>19.20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8.44" office:value-type="float">
            <text:p>18.44</text:p>
          </table:table-cell>
          <table:table-cell ns41:value-type="float" table:style-name="ce32" office:value="23.038" office:value-type="float">
            <text:p>23.038</text:p>
          </table:table-cell>
          <table:table-cell ns41:value-type="float" table:style-name="ce32" office:value="56.052" office:value-type="float">
            <text:p>56.052</text:p>
          </table:table-cell>
          <table:table-cell ns41:value-type="float" table:style-name="ce32" office:value="56.225" office:value-type="float">
            <text:p>56.225</text:p>
          </table:table-cell>
          <table:table-cell ns41:value-type="float" table:style-name="ce32" office:value="112.277" office:value-type="float">
            <text:p>112.277</text:p>
          </table:table-cell>
          <table:table-cell ns41:value-type="float" table:style-name="ce32" office:value="53.944" office:value-type="float">
            <text:p>53.944</text:p>
          </table:table-cell>
          <table:table-cell ns41:value-type="float" table:style-name="ce32" office:value="54.924" office:value-type="float">
            <text:p>54.924</text:p>
          </table:table-cell>
          <table:table-cell ns41:value-type="float" table:style-name="ce32" office:value="1.914" office:value-type="float">
            <text:p>1.914</text:p>
          </table:table-cell>
          <table:table-cell ns41:value-type="float" table:style-name="ce32" office:value="1.221" office:value-type="float">
            <text:p>1.221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809" office:value-type="float">
            <text:p>809</text:p>
          </table:table-cell>
          <table:table-cell ns41:value-type="float" table:style-name="ce32" office:value="527" office:value-type="float">
            <text:p>527</text:p>
          </table:table-cell>
          <table:table-cell ns41:value-type="float" table:style-name="ce32" office:value="36.345" office:value-type="float">
            <text:p>36.345</text:p>
          </table:table-cell>
          <table:table-cell ns41:value-type="float" table:style-name="ce32" office:value="34.085" office:value-type="float">
            <text:p>34.085</text:p>
          </table:table-cell>
          <table:table-cell ns41:value-type="float" table:style-name="ce32" office:value="17.71" office:value-type="float">
            <text:p>17.71</text:p>
          </table:table-cell>
          <table:table-cell ns41:value-type="float" table:style-name="ce32" office:value="17.664" office:value-type="float">
            <text:p>17.664</text:p>
          </table:table-cell>
          <table:table-cell ns41:value-type="float" table:style-name="ce32" office:value="1.997" office:value-type="float">
            <text:p>1.997</text:p>
          </table:table-cell>
          <table:table-cell ns41:value-type="float" table:style-name="ce32" office:value="4.476" office:value-type="float">
            <text:p>4.476</text:p>
          </table:table-cell>
          <table:table-cell ns41:value-type="float" table:style-name="ce32" office:value="36.932" office:value-type="float">
            <text:p>36.932</text:p>
          </table:table-cell>
          <table:table-cell ns41:value-type="float" table:style-name="ce32" office:value="36.471" office:value-type="float">
            <text:p>36.471</text:p>
          </table:table-cell>
          <table:table-cell ns41:value-type="float" table:style-name="ce32" office:value="14.625" office:value-type="float">
            <text:p>14.625</text:p>
          </table:table-cell>
          <table:table-cell ns41:value-type="float" table:style-name="ce32" office:value="16.389" office:value-type="float">
            <text:p>16.389</text:p>
          </table:table-cell>
          <table:table-cell ns41:value-type="float" table:style-name="ce32" office:value="1.708" office:value-type="float">
            <text:p>1.708</text:p>
          </table:table-cell>
          <table:table-cell ns41:value-type="float" table:style-name="ce32" office:value="992" office:value-type="float">
            <text:p>99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.676" office:value-type="float">
            <text:p>2.676</text:p>
          </table:table-cell>
          <table:table-cell ns41:value-type="float" table:style-name="ce32" office:value="2.32" office:value-type="float">
            <text:p>2.3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.883" office:value-type="float">
            <text:p>38.883</text:p>
          </table:table-cell>
          <table:table-cell ns41:value-type="float" table:style-name="ce32" office:value="39.627" office:value-type="float">
            <text:p>39.62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883" office:value-type="float">
            <text:p>883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32" office:value="15.901" office:value-type="float">
            <text:p>15.901</text:p>
          </table:table-cell>
          <table:table-cell ns41:value-type="float" table:style-name="ce32" office:value="15.515" office:value-type="float">
            <text:p>15.515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4"/>
          <table:table-cell ns41:value-type="float" table:style-name="ce32" office:value="71" office:value-type="float">
            <text:p>71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48" office:value="71" office:value-type="float">
            <text:p>71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string" table:style-name="ce25" office:value-type="string">
            <text:p>11,960/10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2" office:value="12.504" office:value-type="float">
            <text:p>12.50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1.993" office:value-type="float">
            <text:p>11.993</text:p>
          </table:table-cell>
          <table:table-cell ns41:value-type="float" table:style-name="ce32" office:value="15.464" office:value-type="float">
            <text:p>15.464</text:p>
          </table:table-cell>
          <table:table-cell ns41:value-type="float" table:style-name="ce32" office:value="39.608" office:value-type="float">
            <text:p>39.608</text:p>
          </table:table-cell>
          <table:table-cell ns41:value-type="float" table:style-name="ce32" office:value="38.705" office:value-type="float">
            <text:p>38.705</text:p>
          </table:table-cell>
          <table:table-cell ns41:value-type="float" table:style-name="ce32" office:value="78.313" office:value-type="float">
            <text:p>78.313</text:p>
          </table:table-cell>
          <table:table-cell ns41:value-type="float" table:style-name="ce32" office:value="38.005" office:value-type="float">
            <text:p>38.005</text:p>
          </table:table-cell>
          <table:table-cell ns41:value-type="float" table:style-name="ce32" office:value="37.119" office:value-type="float">
            <text:p>37.119</text:p>
          </table:table-cell>
          <table:table-cell ns41:value-type="float" table:style-name="ce32" office:value="1.494" office:value-type="float">
            <text:p>1.494</text:p>
          </table:table-cell>
          <table:table-cell ns41:value-type="float" table:style-name="ce32" office:value="1.48" office:value-type="float">
            <text:p>1.4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689" office:value-type="float">
            <text:p>689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2" office:value="26.407" office:value-type="float">
            <text:p>26.407</text:p>
          </table:table-cell>
          <table:table-cell ns41:value-type="float" table:style-name="ce32" office:value="24.194" office:value-type="float">
            <text:p>24.194</text:p>
          </table:table-cell>
          <table:table-cell ns41:value-type="float" table:style-name="ce32" office:value="11.537" office:value-type="float">
            <text:p>11.537</text:p>
          </table:table-cell>
          <table:table-cell ns41:value-type="float" table:style-name="ce32" office:value="11.555" office:value-type="float">
            <text:p>11.555</text:p>
          </table:table-cell>
          <table:table-cell ns41:value-type="float" table:style-name="ce32" office:value="1.664" office:value-type="float">
            <text:p>1.664</text:p>
          </table:table-cell>
          <table:table-cell ns41:value-type="float" table:style-name="ce32" office:value="2.956" office:value-type="float">
            <text:p>2.956</text:p>
          </table:table-cell>
          <table:table-cell ns41:value-type="float" table:style-name="ce32" office:value="23.419" office:value-type="float">
            <text:p>23.419</text:p>
          </table:table-cell>
          <table:table-cell ns41:value-type="float" table:style-name="ce32" office:value="21.529" office:value-type="float">
            <text:p>21.529</text:p>
          </table:table-cell>
          <table:table-cell ns41:value-type="float" table:style-name="ce32" office:value="9.877" office:value-type="float">
            <text:p>9.877</text:p>
          </table:table-cell>
          <table:table-cell ns41:value-type="float" table:style-name="ce32" office:value="10.464" office:value-type="float">
            <text:p>10.464</text:p>
          </table:table-cell>
          <table:table-cell ns41:value-type="float" table:style-name="ce32" office:value="5.817" office:value-type="float">
            <text:p>5.817</text:p>
          </table:table-cell>
          <table:table-cell ns41:value-type="float" table:style-name="ce32" office:value="6.341" office:value-type="float">
            <text:p>6.34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3.271" office:value-type="float">
            <text:p>23.271</text:p>
          </table:table-cell>
          <table:table-cell ns41:value-type="float" table:style-name="ce32" office:value="22.972" office:value-type="float">
            <text:p>22.97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38" office:value-type="float">
            <text:p>138</text:p>
          </table:table-cell>
          <table:table-cell table:style-name="ce32" table:number-columns-repeated="2"/>
          <table:table-cell ns41:value-type="float" office:value="361" table:style-name="ce32" table:number-columns-repeated="2" office:value-type="float">
            <text:p>361</text:p>
          </table:table-cell>
          <table:table-cell ns41:value-type="float" table:style-name="ce32" office:value="15.263" office:value-type="float">
            <text:p>15.263</text:p>
          </table:table-cell>
          <table:table-cell ns41:value-type="float" table:style-name="ce32" office:value="14.555" office:value-type="float">
            <text:p>14.55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01" office:value-type="float">
            <text:p>101</text:p>
          </table:table-cell>
          <table:table-cell table:style-name="ce32" table:number-columns-repeated="4"/>
          <table:table-cell ns41:value-type="float" table:style-name="ce32" office:value="154" office:value-type="float">
            <text:p>154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48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31.276" office:value-type="float">
            <text:p>31.276</text:p>
          </table:table-cell>
          <table:table-cell ns41:value-type="float" table:style-name="ce32" office:value="1.068" office:value-type="float">
            <text:p>1.068</text:p>
          </table:table-cell>
          <table:table-cell ns41:value-type="float" table:style-name="ce32" office:value="32.344" office:value-type="float">
            <text:p>32.344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31.99" office:value-type="float">
            <text:p>31.99</text:p>
          </table:table-cell>
          <table:table-cell ns41:value-type="float" table:style-name="ce32" office:value="39.605" office:value-type="float">
            <text:p>39.605</text:p>
          </table:table-cell>
          <table:table-cell ns41:value-type="float" table:style-name="ce32" office:value="92.437" office:value-type="float">
            <text:p>92.437</text:p>
          </table:table-cell>
          <table:table-cell ns41:value-type="float" table:style-name="ce32" office:value="93.216" office:value-type="float">
            <text:p>93.216</text:p>
          </table:table-cell>
          <table:table-cell ns41:value-type="float" table:style-name="ce32" office:value="185.653" office:value-type="float">
            <text:p>185.653</text:p>
          </table:table-cell>
          <table:table-cell ns41:value-type="float" table:style-name="ce32" office:value="89.952" office:value-type="float">
            <text:p>89.952</text:p>
          </table:table-cell>
          <table:table-cell ns41:value-type="float" table:style-name="ce32" office:value="90.928" office:value-type="float">
            <text:p>90.928</text:p>
          </table:table-cell>
          <table:table-cell ns41:value-type="float" table:style-name="ce32" office:value="1.553" office:value-type="float">
            <text:p>1.553</text:p>
          </table:table-cell>
          <table:table-cell ns41:value-type="float" table:style-name="ce32" office:value="1.598" office:value-type="float">
            <text:p>1.598</text:p>
          </table:table-cell>
          <table:table-cell ns41:value-type="float" table:style-name="ce32" office:value="932" office:value-type="float">
            <text:p>932</text:p>
          </table:table-cell>
          <table:table-cell ns41:value-type="float" table:style-name="ce32" office:value="690" office:value-type="float">
            <text:p>690</text:p>
          </table:table-cell>
          <table:table-cell ns41:value-type="float" table:style-name="ce32" office:value="1.604" office:value-type="float">
            <text:p>1.604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59.449" office:value-type="float">
            <text:p>59.449</text:p>
          </table:table-cell>
          <table:table-cell ns41:value-type="float" table:style-name="ce32" office:value="55.994" office:value-type="float">
            <text:p>55.994</text:p>
          </table:table-cell>
          <table:table-cell ns41:value-type="float" table:style-name="ce32" office:value="29.131" office:value-type="float">
            <text:p>29.131</text:p>
          </table:table-cell>
          <table:table-cell ns41:value-type="float" table:style-name="ce32" office:value="29.324" office:value-type="float">
            <text:p>29.324</text:p>
          </table:table-cell>
          <table:table-cell ns41:value-type="float" table:style-name="ce32" office:value="3.857" office:value-type="float">
            <text:p>3.857</text:p>
          </table:table-cell>
          <table:table-cell ns41:value-type="float" table:style-name="ce32" office:value="7.898" office:value-type="float">
            <text:p>7.898</text:p>
          </table:table-cell>
          <table:table-cell ns41:value-type="float" table:style-name="ce32" office:value="67.982" office:value-type="float">
            <text:p>67.982</text:p>
          </table:table-cell>
          <table:table-cell ns41:value-type="float" table:style-name="ce32" office:value="65.53" office:value-type="float">
            <text:p>65.53</text:p>
          </table:table-cell>
          <table:table-cell ns41:value-type="float" table:style-name="ce32" office:value="21.225" office:value-type="float">
            <text:p>21.225</text:p>
          </table:table-cell>
          <table:table-cell ns41:value-type="float" table:style-name="ce32" office:value="24.574" office:value-type="float">
            <text:p>24.574</text:p>
          </table:table-cell>
          <table:table-cell ns41:value-type="float" table:style-name="ce32" office:value="2.88" office:value-type="float">
            <text:p>2.88</text:p>
          </table:table-cell>
          <table:table-cell ns41:value-type="float" table:style-name="ce32" office:value="2.963" office:value-type="float">
            <text:p>2.96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8.753" office:value-type="float">
            <text:p>78.753</text:p>
          </table:table-cell>
          <table:table-cell ns41:value-type="float" table:style-name="ce32" office:value="79.62" office:value-type="float">
            <text:p>79.6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67" office:value-type="float">
            <text:p>67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.933" office:value-type="float">
            <text:p>5.933</text:p>
          </table:table-cell>
          <table:table-cell ns41:value-type="float" table:style-name="ce32" office:value="6.024" office:value-type="float">
            <text:p>6.02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1.978" office:value-type="float">
            <text:p>1.978</text:p>
          </table:table-cell>
          <table:table-cell ns41:value-type="float" table:style-name="ce32" office:value="1.995" office:value-type="float">
            <text:p>1.995</text:p>
          </table:table-cell>
          <table:table-cell ns41:value-type="float" table:style-name="ce32" office:value="5.417" office:value-type="float">
            <text:p>5.417</text:p>
          </table:table-cell>
          <table:table-cell ns41:value-type="float" table:style-name="ce32" office:value="5.276" office:value-type="float">
            <text:p>5.276</text:p>
          </table:table-cell>
          <table:table-cell table:style-name="ce32" table:number-columns-repeated="6"/>
          <table:table-cell ns41:value-type="float" table:style-name="ce32" office:value="192" office:value-type="float">
            <text:p>192</text:p>
          </table:table-cell>
          <table:table-cell ns41:value-type="float" table:style-name="ce32" office:value="171" office:value-type="float">
            <text:p>171</text:p>
          </table:table-cell>
          <table:table-cell table:style-name="ce32" table:number-columns-repeated="2"/>
          <table:table-cell ns41:value-type="float" table:style-name="ce32" office:value="70" office:value-type="float">
            <text:p>70</text:p>
          </table:table-cell>
          <table:table-cell ns41:value-type="float" table:style-name="ce48" office:value="61" office:value-type="float">
            <text:p>61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29.04" office:value-type="float">
            <text:p>29.04</text:p>
          </table:table-cell>
          <table:table-cell ns41:value-type="float" table:style-name="ce32" office:value="1.863" office:value-type="float">
            <text:p>1.863</text:p>
          </table:table-cell>
          <table:table-cell ns41:value-type="float" table:style-name="ce32" office:value="30.903" office:value-type="float">
            <text:p>30.903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29.228" office:value-type="float">
            <text:p>29.228</text:p>
          </table:table-cell>
          <table:table-cell ns41:value-type="float" table:style-name="ce32" office:value="33.48" office:value-type="float">
            <text:p>33.48</text:p>
          </table:table-cell>
          <table:table-cell ns41:value-type="float" table:style-name="ce32" office:value="87.443" office:value-type="float">
            <text:p>87.443</text:p>
          </table:table-cell>
          <table:table-cell ns41:value-type="float" table:style-name="ce32" office:value="84.011" office:value-type="float">
            <text:p>84.011</text:p>
          </table:table-cell>
          <table:table-cell ns41:value-type="float" table:style-name="ce32" office:value="171.454" office:value-type="float">
            <text:p>171.454</text:p>
          </table:table-cell>
          <table:table-cell ns41:value-type="float" table:style-name="ce32" office:value="83.879" office:value-type="float">
            <text:p>83.879</text:p>
          </table:table-cell>
          <table:table-cell ns41:value-type="float" table:style-name="ce32" office:value="81.64" office:value-type="float">
            <text:p>81.64</text:p>
          </table:table-cell>
          <table:table-cell ns41:value-type="float" table:style-name="ce32" office:value="3.095" office:value-type="float">
            <text:p>3.095</text:p>
          </table:table-cell>
          <table:table-cell ns41:value-type="float" table:style-name="ce32" office:value="2.093" office:value-type="float">
            <text:p>2.093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1.481" office:value-type="float">
            <text:p>1.481</text:p>
          </table:table-cell>
          <table:table-cell ns41:value-type="float" table:style-name="ce32" office:value="1.214" office:value-type="float">
            <text:p>1.214</text:p>
          </table:table-cell>
          <table:table-cell ns41:value-type="float" table:style-name="ce32" office:value="57.063" office:value-type="float">
            <text:p>57.063</text:p>
          </table:table-cell>
          <table:table-cell ns41:value-type="float" table:style-name="ce32" office:value="51.654" office:value-type="float">
            <text:p>51.654</text:p>
          </table:table-cell>
          <table:table-cell ns41:value-type="float" table:style-name="ce32" office:value="26.441" office:value-type="float">
            <text:p>26.441</text:p>
          </table:table-cell>
          <table:table-cell ns41:value-type="float" table:style-name="ce32" office:value="26.179" office:value-type="float">
            <text:p>26.179</text:p>
          </table:table-cell>
          <table:table-cell ns41:value-type="float" table:style-name="ce32" office:value="3.939" office:value-type="float">
            <text:p>3.939</text:p>
          </table:table-cell>
          <table:table-cell ns41:value-type="float" table:style-name="ce32" office:value="6.178" office:value-type="float">
            <text:p>6.178</text:p>
          </table:table-cell>
          <table:table-cell ns41:value-type="float" table:style-name="ce32" office:value="64.031" office:value-type="float">
            <text:p>64.031</text:p>
          </table:table-cell>
          <table:table-cell ns41:value-type="float" table:style-name="ce32" office:value="59.702" office:value-type="float">
            <text:p>59.702</text:p>
          </table:table-cell>
          <table:table-cell ns41:value-type="float" table:style-name="ce32" office:value="13.51" office:value-type="float">
            <text:p>13.51</text:p>
          </table:table-cell>
          <table:table-cell ns41:value-type="float" table:style-name="ce32" office:value="15.401" office:value-type="float">
            <text:p>15.401</text:p>
          </table:table-cell>
          <table:table-cell ns41:value-type="float" table:style-name="ce32" office:value="7.683" office:value-type="float">
            <text:p>7.683</text:p>
          </table:table-cell>
          <table:table-cell ns41:value-type="float" table:style-name="ce32" office:value="7.2" office:value-type="float">
            <text:p>7.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.054" office:value-type="float">
            <text:p>2.054</text:p>
          </table:table-cell>
          <table:table-cell ns41:value-type="float" table:style-name="ce32" office:value="1.602" office:value-type="float">
            <text:p>1.60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3.205" office:value-type="float">
            <text:p>53.205</text:p>
          </table:table-cell>
          <table:table-cell ns41:value-type="float" table:style-name="ce32" office:value="50.857" office:value-type="float">
            <text:p>50.85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.082" office:value-type="float">
            <text:p>1.082</text:p>
          </table:table-cell>
          <table:table-cell ns41:value-type="float" table:style-name="ce32" office:value="1.014" office:value-type="float">
            <text:p>1.01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1.45" office:value-type="float">
            <text:p>1.45</text:p>
          </table:table-cell>
          <table:table-cell ns41:value-type="float" table:style-name="ce32" office:value="1.429" office:value-type="float">
            <text:p>1.429</text:p>
          </table:table-cell>
          <table:table-cell ns41:value-type="float" table:style-name="ce32" office:value="30.128" office:value-type="float">
            <text:p>30.128</text:p>
          </table:table-cell>
          <table:table-cell ns41:value-type="float" table:style-name="ce32" office:value="29.427" office:value-type="float">
            <text:p>29.42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1.067" office:value-type="float">
            <text:p>1.067</text:p>
          </table:table-cell>
          <table:table-cell ns41:value-type="float" table:style-name="ce32" office:value="993" office:value-type="float">
            <text:p>99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48" office:value="123" office:value-type="float">
            <text:p>12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24.96" office:value-type="float">
            <text:p>24.96</text:p>
          </table:table-cell>
          <table:table-cell ns41:value-type="float" table:style-name="ce32" office:value="780" office:value-type="float">
            <text:p>780</text:p>
          </table:table-cell>
          <table:table-cell ns41:value-type="float" table:style-name="ce32" office:value="25.74" office:value-type="float">
            <text:p>25.74</text:p>
          </table:table-cell>
          <table:table-cell ns41:value-type="float" table:style-name="ce32" office:value="446" office:value-type="float">
            <text:p>446</text:p>
          </table:table-cell>
          <table:table-cell ns41:value-type="float" table:style-name="ce32" office:value="25.406" office:value-type="float">
            <text:p>25.406</text:p>
          </table:table-cell>
          <table:table-cell ns41:value-type="float" table:style-name="ce32" office:value="32.684" office:value-type="float">
            <text:p>32.684</text:p>
          </table:table-cell>
          <table:table-cell ns41:value-type="float" table:style-name="ce32" office:value="76.673" office:value-type="float">
            <text:p>76.673</text:p>
          </table:table-cell>
          <table:table-cell ns41:value-type="float" table:style-name="ce32" office:value="78.075" office:value-type="float">
            <text:p>78.075</text:p>
          </table:table-cell>
          <table:table-cell ns41:value-type="float" table:style-name="ce32" office:value="154.748" office:value-type="float">
            <text:p>154.748</text:p>
          </table:table-cell>
          <table:table-cell ns41:value-type="float" table:style-name="ce32" office:value="73.522" office:value-type="float">
            <text:p>73.522</text:p>
          </table:table-cell>
          <table:table-cell ns41:value-type="float" table:style-name="ce32" office:value="75.361" office:value-type="float">
            <text:p>75.361</text:p>
          </table:table-cell>
          <table:table-cell ns41:value-type="float" table:style-name="ce32" office:value="2.488" office:value-type="float">
            <text:p>2.488</text:p>
          </table:table-cell>
          <table:table-cell ns41:value-type="float" table:style-name="ce32" office:value="2.174" office:value-type="float">
            <text:p>2.174</text:p>
          </table:table-cell>
          <table:table-cell ns41:value-type="float" table:style-name="ce32" office:value="663" office:value-type="float">
            <text:p>663</text:p>
          </table:table-cell>
          <table:table-cell ns41:value-type="float" table:style-name="ce32" office:value="540" office:value-type="float">
            <text:p>540</text:p>
          </table:table-cell>
          <table:table-cell ns41:value-type="float" table:style-name="ce32" office:value="2.488" office:value-type="float">
            <text:p>2.488</text:p>
          </table:table-cell>
          <table:table-cell ns41:value-type="float" table:style-name="ce32" office:value="1.19" office:value-type="float">
            <text:p>1.19</text:p>
          </table:table-cell>
          <table:table-cell ns41:value-type="float" table:style-name="ce32" office:value="49.825" office:value-type="float">
            <text:p>49.825</text:p>
          </table:table-cell>
          <table:table-cell ns41:value-type="float" table:style-name="ce32" office:value="47.875" office:value-type="float">
            <text:p>47.875</text:p>
          </table:table-cell>
          <table:table-cell ns41:value-type="float" table:style-name="ce32" office:value="23.628" office:value-type="float">
            <text:p>23.628</text:p>
          </table:table-cell>
          <table:table-cell ns41:value-type="float" table:style-name="ce32" office:value="23.883" office:value-type="float">
            <text:p>23.883</text:p>
          </table:table-cell>
          <table:table-cell ns41:value-type="float" table:style-name="ce32" office:value="3.22" office:value-type="float">
            <text:p>3.22</text:p>
          </table:table-cell>
          <table:table-cell ns41:value-type="float" table:style-name="ce32" office:value="6.317" office:value-type="float">
            <text:p>6.317</text:p>
          </table:table-cell>
          <table:table-cell ns41:value-type="float" table:style-name="ce32" office:value="48.922" office:value-type="float">
            <text:p>48.922</text:p>
          </table:table-cell>
          <table:table-cell ns41:value-type="float" table:style-name="ce32" office:value="49.059" office:value-type="float">
            <text:p>49.059</text:p>
          </table:table-cell>
          <table:table-cell ns41:value-type="float" table:style-name="ce32" office:value="22.443" office:value-type="float">
            <text:p>22.443</text:p>
          </table:table-cell>
          <table:table-cell ns41:value-type="float" table:style-name="ce32" office:value="24.898" office:value-type="float">
            <text:p>24.898</text:p>
          </table:table-cell>
          <table:table-cell ns41:value-type="float" table:style-name="ce32" office:value="2.974" office:value-type="float">
            <text:p>2.974</text:p>
          </table:table-cell>
          <table:table-cell ns41:value-type="float" table:style-name="ce32" office:value="2.921" office:value-type="float">
            <text:p>2.92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.954" office:value-type="float">
            <text:p>1.954</text:p>
          </table:table-cell>
          <table:table-cell ns41:value-type="float" table:style-name="ce32" office:value="990" office:value-type="float">
            <text:p>99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63.234" office:value-type="float">
            <text:p>63.234</text:p>
          </table:table-cell>
          <table:table-cell ns41:value-type="float" table:style-name="ce32" office:value="65.006" office:value-type="float">
            <text:p>65.00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700" office:value-type="float">
            <text:p>700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.006" office:value-type="float">
            <text:p>2.006</text:p>
          </table:table-cell>
          <table:table-cell ns41:value-type="float" table:style-name="ce32" office:value="1.948" office:value-type="float">
            <text:p>1.9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.186" office:value-type="float">
            <text:p>5.186</text:p>
          </table:table-cell>
          <table:table-cell ns41:value-type="float" table:style-name="ce32" office:value="5.396" office:value-type="float">
            <text:p>5.396</text:p>
          </table:table-cell>
          <table:table-cell ns41:value-type="float" table:style-name="ce32" office:value="4.27" office:value-type="float">
            <text:p>4.27</text:p>
          </table:table-cell>
          <table:table-cell ns41:value-type="float" table:style-name="ce32" office:value="4.067" office:value-type="float">
            <text:p>4.06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.205" office:value-type="float">
            <text:p>1.205</text:p>
          </table:table-cell>
          <table:table-cell ns41:value-type="float" table:style-name="ce32" office:value="1.146" office:value-type="float">
            <text:p>1.146</text:p>
          </table:table-cell>
          <table:table-cell table:style-name="ce32" table:number-columns-repeated="2"/>
          <table:table-cell ns41:value-type="float" table:style-name="ce32" office:value="53" office:value-type="float">
            <text:p>53</text:p>
          </table:table-cell>
          <table:table-cell ns41:value-type="float" table:style-name="ce48" office:value="37" office:value-type="float">
            <text:p>37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10.772" office:value-type="float">
            <text:p>10.772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1.085" office:value-type="float">
            <text:p>11.08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.8" office:value-type="float">
            <text:p>10.8</text:p>
          </table:table-cell>
          <table:table-cell ns41:value-type="float" table:style-name="ce32" office:value="13.139" office:value-type="float">
            <text:p>13.139</text:p>
          </table:table-cell>
          <table:table-cell ns41:value-type="float" table:style-name="ce32" office:value="35.764" office:value-type="float">
            <text:p>35.764</text:p>
          </table:table-cell>
          <table:table-cell ns41:value-type="float" table:style-name="ce32" office:value="33.634" office:value-type="float">
            <text:p>33.634</text:p>
          </table:table-cell>
          <table:table-cell ns41:value-type="float" table:style-name="ce32" office:value="69.398" office:value-type="float">
            <text:p>69.398</text:p>
          </table:table-cell>
          <table:table-cell ns41:value-type="float" table:style-name="ce32" office:value="32.159" office:value-type="float">
            <text:p>32.159</text:p>
          </table:table-cell>
          <table:table-cell ns41:value-type="float" table:style-name="ce32" office:value="30.866" office:value-type="float">
            <text:p>30.866</text:p>
          </table:table-cell>
          <table:table-cell ns41:value-type="float" table:style-name="ce32" office:value="3.499" office:value-type="float">
            <text:p>3.499</text:p>
          </table:table-cell>
          <table:table-cell ns41:value-type="float" table:style-name="ce32" office:value="2.717" office:value-type="float">
            <text:p>2.717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782" office:value-type="float">
            <text:p>782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23.667" office:value-type="float">
            <text:p>23.667</text:p>
          </table:table-cell>
          <table:table-cell ns41:value-type="float" table:style-name="ce32" office:value="20.91" office:value-type="float">
            <text:p>20.91</text:p>
          </table:table-cell>
          <table:table-cell ns41:value-type="float" table:style-name="ce32" office:value="10.351" office:value-type="float">
            <text:p>10.351</text:p>
          </table:table-cell>
          <table:table-cell ns41:value-type="float" table:style-name="ce32" office:value="10.349" office:value-type="float">
            <text:p>10.349</text:p>
          </table:table-cell>
          <table:table-cell ns41:value-type="float" table:style-name="ce32" office:value="1.746" office:value-type="float">
            <text:p>1.746</text:p>
          </table:table-cell>
          <table:table-cell ns41:value-type="float" table:style-name="ce32" office:value="2.375" office:value-type="float">
            <text:p>2.375</text:p>
          </table:table-cell>
          <table:table-cell ns41:value-type="float" table:style-name="ce32" office:value="22.178" office:value-type="float">
            <text:p>22.178</text:p>
          </table:table-cell>
          <table:table-cell ns41:value-type="float" table:style-name="ce32" office:value="20.618" office:value-type="float">
            <text:p>20.618</text:p>
          </table:table-cell>
          <table:table-cell ns41:value-type="float" table:style-name="ce32" office:value="5.924" office:value-type="float">
            <text:p>5.924</text:p>
          </table:table-cell>
          <table:table-cell ns41:value-type="float" table:style-name="ce32" office:value="6.139" office:value-type="float">
            <text:p>6.139</text:p>
          </table:table-cell>
          <table:table-cell ns41:value-type="float" table:style-name="ce32" office:value="6.691" office:value-type="float">
            <text:p>6.691</text:p>
          </table:table-cell>
          <table:table-cell ns41:value-type="float" table:style-name="ce32" office:value="6.314" office:value-type="float">
            <text:p>6.31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51" office:value-type="float">
            <text:p>851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0.531" office:value-type="float">
            <text:p>30.531</text:p>
          </table:table-cell>
          <table:table-cell ns41:value-type="float" table:style-name="ce32" office:value="28.798" office:value-type="float">
            <text:p>28.79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240" office:value-type="float">
            <text:p>240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.109" office:value-type="float">
            <text:p>2.109</text:p>
          </table:table-cell>
          <table:table-cell ns41:value-type="float" table:style-name="ce32" office:value="2.116" office:value-type="float">
            <text:p>2.116</text:p>
          </table:table-cell>
          <table:table-cell ns41:value-type="float" table:style-name="ce32" office:value="2.139" office:value-type="float">
            <text:p>2.139</text:p>
          </table:table-cell>
          <table:table-cell ns41:value-type="float" table:style-name="ce32" office:value="1.95" office:value-type="float">
            <text:p>1.9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56" office:value-type="float">
            <text:p>556</text:p>
          </table:table-cell>
          <table:table-cell ns41:value-type="float" table:style-name="ce32" office:value="506" office:value-type="float">
            <text:p>50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48" office:value="30" office:value-type="float">
            <text:p>30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29.104" office:value-type="float">
            <text:p>29.104</text:p>
          </table:table-cell>
          <table:table-cell ns41:value-type="float" table:style-name="ce32" office:value="1.041" office:value-type="float">
            <text:p>1.041</text:p>
          </table:table-cell>
          <table:table-cell ns41:value-type="float" table:style-name="ce32" office:value="30.145" office:value-type="float">
            <text:p>30.145</text:p>
          </table:table-cell>
          <table:table-cell table:style-name="ce32"/>
          <table:table-cell ns41:value-type="float" table:style-name="ce32" office:value="29.104" office:value-type="float">
            <text:p>29.104</text:p>
          </table:table-cell>
          <table:table-cell ns41:value-type="float" table:style-name="ce32" office:value="31.364" office:value-type="float">
            <text:p>31.364</text:p>
          </table:table-cell>
          <table:table-cell ns41:value-type="float" table:style-name="ce32" office:value="78.219" office:value-type="float">
            <text:p>78.219</text:p>
          </table:table-cell>
          <table:table-cell ns41:value-type="float" table:style-name="ce32" office:value="75.913" office:value-type="float">
            <text:p>75.913</text:p>
          </table:table-cell>
          <table:table-cell ns41:value-type="float" table:style-name="ce32" office:value="154.132" office:value-type="float">
            <text:p>154.132</text:p>
          </table:table-cell>
          <table:table-cell ns41:value-type="float" table:style-name="ce32" office:value="75.419" office:value-type="float">
            <text:p>75.419</text:p>
          </table:table-cell>
          <table:table-cell ns41:value-type="float" table:style-name="ce32" office:value="73.71" office:value-type="float">
            <text:p>73.71</text:p>
          </table:table-cell>
          <table:table-cell ns41:value-type="float" table:style-name="ce32" office:value="2.769" office:value-type="float">
            <text:p>2.769</text:p>
          </table:table-cell>
          <table:table-cell ns41:value-type="float" table:style-name="ce32" office:value="2.189" office:value-type="float">
            <text:p>2.18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.362" office:value-type="float">
            <text:p>1.362</text:p>
          </table:table-cell>
          <table:table-cell ns41:value-type="float" table:style-name="ce32" office:value="767" office:value-type="float">
            <text:p>767</text:p>
          </table:table-cell>
          <table:table-cell ns41:value-type="float" table:style-name="ce32" office:value="51.02" office:value-type="float">
            <text:p>51.02</text:p>
          </table:table-cell>
          <table:table-cell ns41:value-type="float" table:style-name="ce32" office:value="46.371" office:value-type="float">
            <text:p>46.371</text:p>
          </table:table-cell>
          <table:table-cell ns41:value-type="float" table:style-name="ce32" office:value="23.655" office:value-type="float">
            <text:p>23.655</text:p>
          </table:table-cell>
          <table:table-cell ns41:value-type="float" table:style-name="ce32" office:value="23.929" office:value-type="float">
            <text:p>23.929</text:p>
          </table:table-cell>
          <table:table-cell ns41:value-type="float" table:style-name="ce32" office:value="3.544" office:value-type="float">
            <text:p>3.544</text:p>
          </table:table-cell>
          <table:table-cell ns41:value-type="float" table:style-name="ce32" office:value="5.613" office:value-type="float">
            <text:p>5.613</text:p>
          </table:table-cell>
          <table:table-cell ns41:value-type="float" table:style-name="ce32" office:value="58.007" office:value-type="float">
            <text:p>58.007</text:p>
          </table:table-cell>
          <table:table-cell ns41:value-type="float" table:style-name="ce32" office:value="55.694" office:value-type="float">
            <text:p>55.694</text:p>
          </table:table-cell>
          <table:table-cell ns41:value-type="float" table:style-name="ce32" office:value="14.623" office:value-type="float">
            <text:p>14.623</text:p>
          </table:table-cell>
          <table:table-cell ns41:value-type="float" table:style-name="ce32" office:value="15.087" office:value-type="float">
            <text:p>15.087</text:p>
          </table:table-cell>
          <table:table-cell ns41:value-type="float" table:style-name="ce32" office:value="1.734" office:value-type="float">
            <text:p>1.734</text:p>
          </table:table-cell>
          <table:table-cell ns41:value-type="float" table:style-name="ce32" office:value="1.281" office:value-type="float">
            <text:p>1.28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.334" office:value-type="float">
            <text:p>2.334</text:p>
          </table:table-cell>
          <table:table-cell ns41:value-type="float" table:style-name="ce32" office:value="2.34" office:value-type="float">
            <text:p>2.34</text:p>
          </table:table-cell>
          <table:table-cell ns41:value-type="float" table:style-name="ce32" office:value="1.468" office:value-type="float">
            <text:p>1.468</text:p>
          </table:table-cell>
          <table:table-cell ns41:value-type="float" table:style-name="ce32" office:value="1.45" office:value-type="float">
            <text:p>1.4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451" office:value-type="float">
            <text:p>451</text:p>
          </table:table-cell>
          <table:table-cell ns41:value-type="float" office:value="11" table:style-name="ce32" table:number-columns-repeated="2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1"/>
          <table:table-cell ns41:value-type="float" table:style-name="ce32" office:value="77.394" office:value-type="float">
            <text:p>77.394</text:p>
          </table:table-cell>
          <table:table-cell ns41:value-type="float" table:style-name="ce32" office:value="75.157" office:value-type="float">
            <text:p>75.157</text:p>
          </table:table-cell>
          <table:table-cell table:style-name="ce32" table:number-columns-repeated="6"/>
          <table:table-cell ns41:value-type="float" table:style-name="ce32" office:value="257" office:value-type="float">
            <text:p>257</text:p>
          </table:table-cell>
          <table:table-cell ns41:value-type="float" table:style-name="ce32" office:value="242" office:value-type="float">
            <text:p>24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48"/>
          <table:table-cell table:number-columns-repeated="944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5" office:value="320.879" office:value-type="float">
            <text:p>320.879</text:p>
          </table:table-cell>
          <table:table-cell ns41:value-type="float" table:style-name="ce32" office:value="13.848" office:value-type="float">
            <text:p>13.848</text:p>
          </table:table-cell>
          <table:table-cell ns41:value-type="float" table:style-name="ce32" office:value="334.727" office:value-type="float">
            <text:p>334.727</text:p>
          </table:table-cell>
          <table:table-cell ns41:value-type="float" table:style-name="ce32" office:value="1.759" office:value-type="float">
            <text:p>1.759</text:p>
          </table:table-cell>
          <table:table-cell ns41:value-type="float" table:style-name="ce32" office:value="322.638" office:value-type="float">
            <text:p>322.638</text:p>
          </table:table-cell>
          <table:table-cell ns41:value-type="float" table:style-name="ce32" office:value="395.985" office:value-type="float">
            <text:p>395.985</text:p>
          </table:table-cell>
          <table:table-cell ns41:value-type="float" table:style-name="ce32" office:value="983.587" office:value-type="float">
            <text:p>983.587</text:p>
          </table:table-cell>
          <table:table-cell ns41:value-type="float" table:style-name="ce32" office:value="972.681" office:value-type="float">
            <text:p>972.681</text:p>
          </table:table-cell>
          <table:table-cell ns41:value-type="string" table:style-name="ce32" office:value-type="string">
            <text:p>1,956,268</text:p>
          </table:table-cell>
          <table:table-cell ns41:value-type="float" table:style-name="ce32" office:value="947.653" office:value-type="float">
            <text:p>947.653</text:p>
          </table:table-cell>
          <table:table-cell ns41:value-type="float" table:style-name="ce32" office:value="943.477" office:value-type="float">
            <text:p>943.477</text:p>
          </table:table-cell>
          <table:table-cell ns41:value-type="float" table:style-name="ce32" office:value="31.529" office:value-type="float">
            <text:p>31.529</text:p>
          </table:table-cell>
          <table:table-cell ns41:value-type="float" table:style-name="ce32" office:value="26.587" office:value-type="float">
            <text:p>26.587</text:p>
          </table:table-cell>
          <table:table-cell ns41:value-type="float" table:style-name="ce32" office:value="4.405" office:value-type="float">
            <text:p>4.405</text:p>
          </table:table-cell>
          <table:table-cell ns41:value-type="float" table:style-name="ce32" office:value="2.617" office:value-type="float">
            <text:p>2.617</text:p>
          </table:table-cell>
          <table:table-cell ns41:value-type="float" table:style-name="ce32" office:value="16.973" office:value-type="float">
            <text:p>16.973</text:p>
          </table:table-cell>
          <table:table-cell ns41:value-type="float" table:style-name="ce32" office:value="11.258" office:value-type="float">
            <text:p>11.258</text:p>
          </table:table-cell>
          <table:table-cell ns41:value-type="float" table:style-name="ce32" office:value="644.643" office:value-type="float">
            <text:p>644.643</text:p>
          </table:table-cell>
          <table:table-cell ns41:value-type="float" table:style-name="ce32" office:value="599.559" office:value-type="float">
            <text:p>599.559</text:p>
          </table:table-cell>
          <table:table-cell ns41:value-type="float" table:style-name="ce32" office:value="297.145" office:value-type="float">
            <text:p>297.145</text:p>
          </table:table-cell>
          <table:table-cell ns41:value-type="float" table:style-name="ce32" office:value="297.789" office:value-type="float">
            <text:p>297.789</text:p>
          </table:table-cell>
          <table:table-cell ns41:value-type="float" table:style-name="ce32" office:value="41.799" office:value-type="float">
            <text:p>41.799</text:p>
          </table:table-cell>
          <table:table-cell ns41:value-type="float" table:style-name="ce32" office:value="75.333" office:value-type="float">
            <text:p>75.333</text:p>
          </table:table-cell>
          <table:table-cell ns41:value-type="float" table:style-name="ce32" office:value="684.353" office:value-type="float">
            <text:p>684.353</text:p>
          </table:table-cell>
          <table:table-cell ns41:value-type="float" table:style-name="ce32" office:value="652.836" office:value-type="float">
            <text:p>652.836</text:p>
          </table:table-cell>
          <table:table-cell ns41:value-type="float" table:style-name="ce32" office:value="121.769" office:value-type="float">
            <text:p>121.769</text:p>
          </table:table-cell>
          <table:table-cell ns41:value-type="float" table:style-name="ce32" office:value="249.444" office:value-type="float">
            <text:p>249.444</text:p>
          </table:table-cell>
          <table:table-cell ns41:value-type="float" table:style-name="ce32" office:value="56.321" office:value-type="float">
            <text:p>56.321</text:p>
          </table:table-cell>
          <table:table-cell ns41:value-type="float" table:style-name="ce32" office:value="54.456" office:value-type="float">
            <text:p>54.456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12.62" office:value-type="float">
            <text:p>12.62</text:p>
          </table:table-cell>
          <table:table-cell ns41:value-type="float" table:style-name="ce32" office:value="8.642" office:value-type="float">
            <text:p>8.642</text:p>
          </table:table-cell>
          <table:table-cell ns41:value-type="float" table:style-name="ce32" office:value="6.719" office:value-type="float">
            <text:p>6.719</text:p>
          </table:table-cell>
          <table:table-cell ns41:value-type="float" table:style-name="ce32" office:value="6.254" office:value-type="float">
            <text:p>6.254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.305" office:value-type="float">
            <text:p>1.305</text:p>
          </table:table-cell>
          <table:table-cell ns41:value-type="float" table:style-name="ce32" office:value="604" office:value-type="float">
            <text:p>604</text:p>
          </table:table-cell>
          <table:table-cell ns41:value-type="float" table:style-name="ce32" office:value="539.309" office:value-type="float">
            <text:p>539.309</text:p>
          </table:table-cell>
          <table:table-cell ns41:value-type="float" table:style-name="ce32" office:value="537.886" office:value-type="float">
            <text:p>537.886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4.327" office:value-type="float">
            <text:p>4.327</text:p>
          </table:table-cell>
          <table:table-cell ns41:value-type="float" table:style-name="ce32" office:value="2.82" office:value-type="float">
            <text:p>2.82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414" office:value-type="float">
            <text:p>414</text:p>
          </table:table-cell>
          <table:table-cell ns41:value-type="float" table:style-name="ce32" office:value="13.316" office:value-type="float">
            <text:p>13.316</text:p>
          </table:table-cell>
          <table:table-cell ns41:value-type="float" table:style-name="ce32" office:value="13.142" office:value-type="float">
            <text:p>13.142</text:p>
          </table:table-cell>
          <table:table-cell ns41:value-type="float" table:style-name="ce32" office:value="661" office:value-type="float">
            <text:p>661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7.024" office:value-type="float">
            <text:p>17.024</text:p>
          </table:table-cell>
          <table:table-cell ns41:value-type="float" table:style-name="ce32" office:value="16.918" office:value-type="float">
            <text:p>16.918</text:p>
          </table:table-cell>
          <table:table-cell ns41:value-type="float" table:style-name="ce32" office:value="400.143" office:value-type="float">
            <text:p>400.143</text:p>
          </table:table-cell>
          <table:table-cell ns41:value-type="float" table:style-name="ce32" office:value="392.916" office:value-type="float">
            <text:p>392.916</text:p>
          </table:table-cell>
          <table:table-cell ns41:value-type="float" table:style-name="ce32" office:value="1.198" office:value-type="float">
            <text:p>1.198</text:p>
          </table:table-cell>
          <table:table-cell ns41:value-type="float" table:style-name="ce32" office:value="1.236" office:value-type="float">
            <text:p>1.23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5.953" office:value-type="float">
            <text:p>5.953</text:p>
          </table:table-cell>
          <table:table-cell ns41:value-type="float" table:style-name="ce32" office:value="5.56" office:value-type="float">
            <text:p>5.5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56" office:value-type="float">
            <text:p>556</text:p>
          </table:table-cell>
          <table:table-cell ns41:value-type="float" table:style-name="ce48" office:value="453" office:value-type="float">
            <text:p>45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Noordbrabant</text:p>
          </table:table-cell>
          <table:table-cell table:style-name="Default"/>
          <table:table-cell ns41:value-type="float" table:style-name="ce25" office:value="66.704" office:value-type="float">
            <text:p>66.704</text:p>
          </table:table-cell>
          <table:table-cell ns41:value-type="float" table:style-name="ce32" office:value="1.807" office:value-type="float">
            <text:p>1.807</text:p>
          </table:table-cell>
          <table:table-cell ns41:value-type="float" table:style-name="ce32" office:value="68.511" office:value-type="float">
            <text:p>68.511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66.771" office:value-type="float">
            <text:p>66.771</text:p>
          </table:table-cell>
          <table:table-cell ns41:value-type="float" table:style-name="ce32" office:value="80.145" office:value-type="float">
            <text:p>80.145</text:p>
          </table:table-cell>
          <table:table-cell ns41:value-type="float" table:style-name="ce32" office:value="197.039" office:value-type="float">
            <text:p>197.039</text:p>
          </table:table-cell>
          <table:table-cell ns41:value-type="float" table:style-name="ce32" office:value="199.381" office:value-type="float">
            <text:p>199.381</text:p>
          </table:table-cell>
          <table:table-cell ns41:value-type="float" table:style-name="ce32" office:value="396.42" office:value-type="float">
            <text:p>396.42</text:p>
          </table:table-cell>
          <table:table-cell ns41:value-type="float" table:style-name="ce32" office:value="187.728" office:value-type="float">
            <text:p>187.728</text:p>
          </table:table-cell>
          <table:table-cell ns41:value-type="float" table:style-name="ce32" office:value="194.396" office:value-type="float">
            <text:p>194.396</text:p>
          </table:table-cell>
          <table:table-cell ns41:value-type="float" table:style-name="ce32" office:value="8.571" office:value-type="float">
            <text:p>8.571</text:p>
          </table:table-cell>
          <table:table-cell ns41:value-type="float" table:style-name="ce32" office:value="4.672" office:value-type="float">
            <text:p>4.672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3.654" office:value-type="float">
            <text:p>3.654</text:p>
          </table:table-cell>
          <table:table-cell ns41:value-type="float" table:style-name="ce32" office:value="2.101" office:value-type="float">
            <text:p>2.101</text:p>
          </table:table-cell>
          <table:table-cell ns41:value-type="float" table:style-name="ce32" office:value="133.177" office:value-type="float">
            <text:p>133.177</text:p>
          </table:table-cell>
          <table:table-cell ns41:value-type="float" table:style-name="ce32" office:value="128.126" office:value-type="float">
            <text:p>128.126</text:p>
          </table:table-cell>
          <table:table-cell ns41:value-type="float" table:style-name="ce32" office:value="55.162" office:value-type="float">
            <text:p>55.162</text:p>
          </table:table-cell>
          <table:table-cell ns41:value-type="float" table:style-name="ce32" office:value="55.268" office:value-type="float">
            <text:p>55.268</text:p>
          </table:table-cell>
          <table:table-cell ns41:value-type="float" table:style-name="ce32" office:value="8.7" office:value-type="float">
            <text:p>8.7</text:p>
          </table:table-cell>
          <table:table-cell ns41:value-type="float" table:style-name="ce32" office:value="15.986" office:value-type="float">
            <text:p>15.986</text:p>
          </table:table-cell>
          <table:table-cell ns41:value-type="float" table:style-name="ce32" office:value="140.642" office:value-type="float">
            <text:p>140.642</text:p>
          </table:table-cell>
          <table:table-cell ns41:value-type="float" table:style-name="ce32" office:value="140.19" office:value-type="float">
            <text:p>140.19</text:p>
          </table:table-cell>
          <table:table-cell ns41:value-type="float" table:style-name="ce32" office:value="40.661" office:value-type="float">
            <text:p>40.661</text:p>
          </table:table-cell>
          <table:table-cell ns41:value-type="float" table:style-name="ce32" office:value="46.19" office:value-type="float">
            <text:p>46.19</text:p>
          </table:table-cell>
          <table:table-cell ns41:value-type="float" table:style-name="ce32" office:value="11.838" office:value-type="float">
            <text:p>11.838</text:p>
          </table:table-cell>
          <table:table-cell ns41:value-type="float" table:style-name="ce32" office:value="9.453" office:value-type="float">
            <text:p>9.453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814" office:value-type="float">
            <text:p>814</text:p>
          </table:table-cell>
          <table:table-cell ns41:value-type="float" table:style-name="ce32" office:value="607" office:value-type="float">
            <text:p>607</text:p>
          </table:table-cell>
          <table:table-cell ns41:value-type="float" table:style-name="ce32" office:value="2.638" office:value-type="float">
            <text:p>2.638</text:p>
          </table:table-cell>
          <table:table-cell ns41:value-type="float" table:style-name="ce32" office:value="2.7" office:value-type="float">
            <text:p>2.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1.964" office:value-type="float">
            <text:p>21.964</text:p>
          </table:table-cell>
          <table:table-cell ns41:value-type="float" table:style-name="ce32" office:value="21.023" office:value-type="float">
            <text:p>21.023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69" office:value-type="float">
            <text:p>469</text:p>
          </table:table-cell>
          <table:table-cell ns41:value-type="float" table:style-name="ce32" office:value="301" office:value-type="float">
            <text:p>30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.394" office:value-type="float">
            <text:p>1.394</text:p>
          </table:table-cell>
          <table:table-cell ns41:value-type="float" table:style-name="ce32" office:value="1.331" office:value-type="float">
            <text:p>1.331</text:p>
          </table:table-cell>
          <table:table-cell ns41:value-type="float" table:style-name="ce32" office:value="171.961" office:value-type="float">
            <text:p>171.961</text:p>
          </table:table-cell>
          <table:table-cell ns41:value-type="float" table:style-name="ce32" office:value="175.663" office:value-type="float">
            <text:p>175.66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961" office:value-type="float">
            <text:p>961</text:p>
          </table:table-cell>
          <table:table-cell ns41:value-type="float" table:style-name="ce32" office:value="869" office:value-type="float">
            <text:p>86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48" office:value="5" office:value-type="float">
            <text:p>5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Gelderland</text:p>
          </table:table-cell>
          <table:table-cell table:style-name="Default"/>
          <table:table-cell ns41:value-type="float" table:style-name="ce25" office:value="58.496" office:value-type="float">
            <text:p>58.496</text:p>
          </table:table-cell>
          <table:table-cell ns41:value-type="float" table:style-name="ce32" office:value="2.102" office:value-type="float">
            <text:p>2.102</text:p>
          </table:table-cell>
          <table:table-cell ns41:value-type="float" table:style-name="ce32" office:value="60.598" office:value-type="float">
            <text:p>60.59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58.623" office:value-type="float">
            <text:p>58.623</text:p>
          </table:table-cell>
          <table:table-cell ns41:value-type="float" table:style-name="ce32" office:value="71.215" office:value-type="float">
            <text:p>71.215</text:p>
          </table:table-cell>
          <table:table-cell ns41:value-type="float" table:style-name="ce32" office:value="186.01" office:value-type="float">
            <text:p>186.01</text:p>
          </table:table-cell>
          <table:table-cell ns41:value-type="float" table:style-name="ce32" office:value="184.706" office:value-type="float">
            <text:p>184.706</text:p>
          </table:table-cell>
          <table:table-cell ns41:value-type="float" table:style-name="ce32" office:value="370.716" office:value-type="float">
            <text:p>370.716</text:p>
          </table:table-cell>
          <table:table-cell ns41:value-type="float" table:style-name="ce32" office:value="179.521" office:value-type="float">
            <text:p>179.521</text:p>
          </table:table-cell>
          <table:table-cell ns41:value-type="float" table:style-name="ce32" office:value="179.989" office:value-type="float">
            <text:p>179.989</text:p>
          </table:table-cell>
          <table:table-cell ns41:value-type="float" table:style-name="ce32" office:value="5.862" office:value-type="float">
            <text:p>5.862</text:p>
          </table:table-cell>
          <table:table-cell ns41:value-type="float" table:style-name="ce32" office:value="4.344" office:value-type="float">
            <text:p>4.34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2" office:value="2.823" office:value-type="float">
            <text:p>2.823</text:p>
          </table:table-cell>
          <table:table-cell ns41:value-type="float" table:style-name="ce32" office:value="2.304" office:value-type="float">
            <text:p>2.304</text:p>
          </table:table-cell>
          <table:table-cell ns41:value-type="float" table:style-name="ce32" office:value="123.141" office:value-type="float">
            <text:p>123.141</text:p>
          </table:table-cell>
          <table:table-cell ns41:value-type="float" table:style-name="ce32" office:value="114.845" office:value-type="float">
            <text:p>114.845</text:p>
          </table:table-cell>
          <table:table-cell ns41:value-type="float" table:style-name="ce32" office:value="55.938" office:value-type="float">
            <text:p>55.938</text:p>
          </table:table-cell>
          <table:table-cell ns41:value-type="float" table:style-name="ce32" office:value="56.04" office:value-type="float">
            <text:p>56.04</text:p>
          </table:table-cell>
          <table:table-cell ns41:value-type="float" table:style-name="ce32" office:value="6.92" office:value-type="float">
            <text:p>6.92</text:p>
          </table:table-cell>
          <table:table-cell ns41:value-type="float" table:style-name="ce32" office:value="13.819" office:value-type="float">
            <text:p>13.819</text:p>
          </table:table-cell>
          <table:table-cell ns41:value-type="float" table:style-name="ce32" office:value="135.881" office:value-type="float">
            <text:p>135.881</text:p>
          </table:table-cell>
          <table:table-cell ns41:value-type="float" table:style-name="ce32" office:value="128.953" office:value-type="float">
            <text:p>128.953</text:p>
          </table:table-cell>
          <table:table-cell ns41:value-type="float" table:style-name="ce32" office:value="31.584" office:value-type="float">
            <text:p>31.584</text:p>
          </table:table-cell>
          <table:table-cell ns41:value-type="float" table:style-name="ce32" office:value="37.965" office:value-type="float">
            <text:p>37.965</text:p>
          </table:table-cell>
          <table:table-cell ns41:value-type="float" table:style-name="ce32" office:value="14.159" office:value-type="float">
            <text:p>14.159</text:p>
          </table:table-cell>
          <table:table-cell ns41:value-type="float" table:style-name="ce32" office:value="13.938" office:value-type="float">
            <text:p>13.93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3.483" office:value-type="float">
            <text:p>3.483</text:p>
          </table:table-cell>
          <table:table-cell ns41:value-type="float" table:style-name="ce32" office:value="3.017" office:value-type="float">
            <text:p>3.017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10.2" office:value-type="float">
            <text:p>110.2</text:p>
          </table:table-cell>
          <table:table-cell ns41:value-type="float" table:style-name="ce32" office:value="109.657" office:value-type="float">
            <text:p>109.65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.174" office:value-type="float">
            <text:p>1.174</text:p>
          </table:table-cell>
          <table:table-cell ns41:value-type="float" table:style-name="ce32" office:value="982" office:value-type="float">
            <text:p>982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4"/>
          <table:table-cell ns41:value-type="float" table:style-name="ce32" office:value="1.869" office:value-type="float">
            <text:p>1.869</text:p>
          </table:table-cell>
          <table:table-cell ns41:value-type="float" table:style-name="ce32" office:value="1.827" office:value-type="float">
            <text:p>1.827</text:p>
          </table:table-cell>
          <table:table-cell ns41:value-type="float" table:style-name="ce32" office:value="69.939" office:value-type="float">
            <text:p>69.939</text:p>
          </table:table-cell>
          <table:table-cell ns41:value-type="float" table:style-name="ce32" office:value="69.457" office:value-type="float">
            <text:p>69.457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2.142" office:value-type="float">
            <text:p>2.142</text:p>
          </table:table-cell>
          <table:table-cell ns41:value-type="float" table:style-name="ce32" office:value="2.041" office:value-type="float">
            <text:p>2.04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48" office:value="54" office:value-type="float">
            <text:p>54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Zuidholland</text:p>
          </table:table-cell>
          <table:table-cell table:style-name="Default"/>
          <table:table-cell ns41:value-type="float" table:style-name="ce25" office:value="82.094" office:value-type="float">
            <text:p>82.094</text:p>
          </table:table-cell>
          <table:table-cell ns41:value-type="float" table:style-name="ce32" office:value="9.046" office:value-type="float">
            <text:p>9.046</text:p>
          </table:table-cell>
          <table:table-cell ns41:value-type="float" table:style-name="ce32" office:value="91.14" office:value-type="float">
            <text:p>91.14</text:p>
          </table:table-cell>
          <table:table-cell ns41:value-type="float" table:style-name="ce32" office:value="848" office:value-type="float">
            <text:p>848</text:p>
          </table:table-cell>
          <table:table-cell ns41:value-type="float" table:style-name="ce32" office:value="82.942" office:value-type="float">
            <text:p>82.942</text:p>
          </table:table-cell>
          <table:table-cell ns41:value-type="float" table:style-name="ce32" office:value="122.924" office:value-type="float">
            <text:p>122.924</text:p>
          </table:table-cell>
          <table:table-cell ns41:value-type="float" table:style-name="ce32" office:value="268.985" office:value-type="float">
            <text:p>268.985</text:p>
          </table:table-cell>
          <table:table-cell ns41:value-type="float" table:style-name="ce32" office:value="294.44" office:value-type="float">
            <text:p>294.44</text:p>
          </table:table-cell>
          <table:table-cell ns41:value-type="float" table:style-name="ce32" office:value="563.425" office:value-type="float">
            <text:p>563.425</text:p>
          </table:table-cell>
          <table:table-cell ns41:value-type="float" table:style-name="ce32" office:value="253.271" office:value-type="float">
            <text:p>253.271</text:p>
          </table:table-cell>
          <table:table-cell ns41:value-type="float" table:style-name="ce32" office:value="285.083" office:value-type="float">
            <text:p>285.083</text:p>
          </table:table-cell>
          <table:table-cell ns41:value-type="float" table:style-name="ce32" office:value="13.677" office:value-type="float">
            <text:p>13.677</text:p>
          </table:table-cell>
          <table:table-cell ns41:value-type="float" table:style-name="ce32" office:value="8.562" office:value-type="float">
            <text:p>8.562</text:p>
          </table:table-cell>
          <table:table-cell ns41:value-type="float" table:style-name="ce32" office:value="2.037" office:value-type="float">
            <text:p>2.037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32" office:value="6.586" office:value-type="float">
            <text:p>6.586</text:p>
          </table:table-cell>
          <table:table-cell ns41:value-type="float" table:style-name="ce32" office:value="2.403" office:value-type="float">
            <text:p>2.403</text:p>
          </table:table-cell>
          <table:table-cell ns41:value-type="float" table:style-name="ce32" office:value="169.383" office:value-type="float">
            <text:p>169.383</text:p>
          </table:table-cell>
          <table:table-cell ns41:value-type="float" table:style-name="ce32" office:value="177.925" office:value-type="float">
            <text:p>177.925</text:p>
          </table:table-cell>
          <table:table-cell ns41:value-type="float" table:style-name="ce32" office:value="88.6" office:value-type="float">
            <text:p>88.6</text:p>
          </table:table-cell>
          <table:table-cell ns41:value-type="float" table:style-name="ce32" office:value="89.224" office:value-type="float">
            <text:p>89.224</text:p>
          </table:table-cell>
          <table:table-cell ns41:value-type="float" table:style-name="ce32" office:value="10.94" office:value-type="float">
            <text:p>10.94</text:p>
          </table:table-cell>
          <table:table-cell ns41:value-type="float" table:style-name="ce32" office:value="27.281" office:value-type="float">
            <text:p>27.281</text:p>
          </table:table-cell>
          <table:table-cell ns41:value-type="float" table:style-name="ce32" office:value="181.948" office:value-type="float">
            <text:p>181.948</text:p>
          </table:table-cell>
          <table:table-cell ns41:value-type="float" table:style-name="ce32" office:value="194.407" office:value-type="float">
            <text:p>194.407</text:p>
          </table:table-cell>
          <table:table-cell ns41:value-type="float" table:style-name="ce32" office:value="56.057" office:value-type="float">
            <text:p>56.057</text:p>
          </table:table-cell>
          <table:table-cell ns41:value-type="float" table:style-name="ce32" office:value="68.689" office:value-type="float">
            <text:p>68.689</text:p>
          </table:table-cell>
          <table:table-cell ns41:value-type="float" table:style-name="ce32" office:value="24.608" office:value-type="float">
            <text:p>24.608</text:p>
          </table:table-cell>
          <table:table-cell ns41:value-type="float" table:style-name="ce32" office:value="27.373" office:value-type="float">
            <text:p>27.373</text:p>
          </table:table-cell>
          <table:table-cell ns41:value-type="float" table:style-name="ce32" office:value="423" office:value-type="float">
            <text:p>423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3.299" office:value-type="float">
            <text:p>3.299</text:p>
          </table:table-cell>
          <table:table-cell ns41:value-type="float" table:style-name="ce32" office:value="1.667" office:value-type="float">
            <text:p>1.667</text:p>
          </table:table-cell>
          <table:table-cell ns41:value-type="float" table:style-name="ce32" office:value="1.068" office:value-type="float">
            <text:p>1.068</text:p>
          </table:table-cell>
          <table:table-cell ns41:value-type="float" table:style-name="ce32" office:value="1.087" office:value-type="float">
            <text:p>1.087</text:p>
          </table:table-cell>
          <table:table-cell ns41:value-type="float" table:style-name="ce32" office:value="404" office:value-type="float">
            <text:p>404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1126" office:value-type="float">
            <text:p>1126</text:p>
          </table:table-cell>
          <table:table-cell ns41:value-type="float" table:style-name="ce32" office:value="586" office:value-type="float">
            <text:p>586</text:p>
          </table:table-cell>
          <table:table-cell ns41:value-type="float" table:style-name="ce32" office:value="184.368" office:value-type="float">
            <text:p>184.368</text:p>
          </table:table-cell>
          <table:table-cell ns41:value-type="float" table:style-name="ce32" office:value="203.574" office:value-type="float">
            <text:p>203.574</text:p>
          </table:table-cell>
          <table:table-cell ns41:value-type="float" table:style-name="ce32" office:value="1.521" office:value-type="float">
            <text:p>1.521</text:p>
          </table:table-cell>
          <table:table-cell ns41:value-type="float" table:style-name="ce32" office:value="1.473" office:value-type="float">
            <text:p>1.473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5.864" office:value-type="float">
            <text:p>5.864</text:p>
          </table:table-cell>
          <table:table-cell ns41:value-type="float" table:style-name="ce32" office:value="5.419" office:value-type="float">
            <text:p>5.419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402" office:value-type="float">
            <text:p>402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2" office:value="1.433" office:value-type="float">
            <text:p>1.433</text:p>
          </table:table-cell>
          <table:table-cell ns41:value-type="float" table:style-name="ce32" office:value="1.756" office:value-type="float">
            <text:p>1.75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.731" office:value-type="float">
            <text:p>2.731</text:p>
          </table:table-cell>
          <table:table-cell ns41:value-type="float" table:style-name="ce32" office:value="2.724" office:value-type="float">
            <text:p>2.724</text:p>
          </table:table-cell>
          <table:table-cell ns41:value-type="float" table:style-name="ce32" office:value="66.374" office:value-type="float">
            <text:p>66.374</text:p>
          </table:table-cell>
          <table:table-cell ns41:value-type="float" table:style-name="ce32" office:value="72.57" office:value-type="float">
            <text:p>72.57</text:p>
          </table:table-cell>
          <table:table-cell ns41:value-type="float" table:style-name="ce32" office:value="554" office:value-type="float">
            <text:p>554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4.866" office:value-type="float">
            <text:p>4.866</text:p>
          </table:table-cell>
          <table:table-cell ns41:value-type="float" table:style-name="ce32" office:value="5.155" office:value-type="float">
            <text:p>5.155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48" office:value="59" office:value-type="float">
            <text:p>59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Noordholland</text:p>
          </table:table-cell>
          <table:table-cell table:style-name="Default"/>
          <table:table-cell ns41:value-type="float" table:style-name="ce25" office:value="64.942" office:value-type="float">
            <text:p>64.942</text:p>
          </table:table-cell>
          <table:table-cell ns41:value-type="float" table:style-name="ce32" office:value="8.731" office:value-type="float">
            <text:p>8.731</text:p>
          </table:table-cell>
          <table:table-cell ns41:value-type="float" table:style-name="ce32" office:value="73.673" office:value-type="float">
            <text:p>73.673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2" office:value="65.527" office:value-type="float">
            <text:p>65.527</text:p>
          </table:table-cell>
          <table:table-cell ns41:value-type="float" table:style-name="ce32" office:value="104.761" office:value-type="float">
            <text:p>104.761</text:p>
          </table:table-cell>
          <table:table-cell ns41:value-type="float" table:style-name="ce32" office:value="226.913" office:value-type="float">
            <text:p>226.913</text:p>
          </table:table-cell>
          <table:table-cell ns41:value-type="float" table:style-name="ce32" office:value="250.166" office:value-type="float">
            <text:p>250.166</text:p>
          </table:table-cell>
          <table:table-cell ns41:value-type="float" table:style-name="ce32" office:value="477.079" office:value-type="float">
            <text:p>477.079</text:p>
          </table:table-cell>
          <table:table-cell ns41:value-type="float" table:style-name="ce32" office:value="215.27" office:value-type="float">
            <text:p>215.27</text:p>
          </table:table-cell>
          <table:table-cell ns41:value-type="float" table:style-name="ce32" office:value="243.933" office:value-type="float">
            <text:p>243.933</text:p>
          </table:table-cell>
          <table:table-cell ns41:value-type="float" table:style-name="ce32" office:value="10.046" office:value-type="float">
            <text:p>10.046</text:p>
          </table:table-cell>
          <table:table-cell ns41:value-type="float" table:style-name="ce32" office:value="5.608" office:value-type="float">
            <text:p>5.608</text:p>
          </table:table-cell>
          <table:table-cell ns41:value-type="float" table:style-name="ce32" office:value="1.597" office:value-type="float">
            <text:p>1.597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2" office:value="4.95" office:value-type="float">
            <text:p>4.95</text:p>
          </table:table-cell>
          <table:table-cell ns41:value-type="float" table:style-name="ce32" office:value="2.658" office:value-type="float">
            <text:p>2.658</text:p>
          </table:table-cell>
          <table:table-cell ns41:value-type="float" table:style-name="ce32" office:value="142.485" office:value-type="float">
            <text:p>142.485</text:p>
          </table:table-cell>
          <table:table-cell ns41:value-type="float" table:style-name="ce32" office:value="152.474" office:value-type="float">
            <text:p>152.474</text:p>
          </table:table-cell>
          <table:table-cell ns41:value-type="float" table:style-name="ce32" office:value="75.333" office:value-type="float">
            <text:p>75.333</text:p>
          </table:table-cell>
          <table:table-cell ns41:value-type="float" table:style-name="ce32" office:value="75.208" office:value-type="float">
            <text:p>75.208</text:p>
          </table:table-cell>
          <table:table-cell ns41:value-type="float" table:style-name="ce32" office:value="9.095" office:value-type="float">
            <text:p>9.095</text:p>
          </table:table-cell>
          <table:table-cell ns41:value-type="float" table:style-name="ce32" office:value="22.484" office:value-type="float">
            <text:p>22.484</text:p>
          </table:table-cell>
          <table:table-cell ns41:value-type="float" table:style-name="ce32" office:value="163.289" office:value-type="float">
            <text:p>163.289</text:p>
          </table:table-cell>
          <table:table-cell ns41:value-type="float" table:style-name="ce32" office:value="178.146" office:value-type="float">
            <text:p>178.146</text:p>
          </table:table-cell>
          <table:table-cell ns41:value-type="float" table:style-name="ce32" office:value="33.574" office:value-type="float">
            <text:p>33.574</text:p>
          </table:table-cell>
          <table:table-cell ns41:value-type="float" table:style-name="ce32" office:value="41.624" office:value-type="float">
            <text:p>41.624</text:p>
          </table:table-cell>
          <table:table-cell ns41:value-type="float" table:style-name="ce32" office:value="20.968" office:value-type="float">
            <text:p>20.968</text:p>
          </table:table-cell>
          <table:table-cell ns41:value-type="float" table:style-name="ce32" office:value="25.919" office:value-type="float">
            <text:p>25.919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32" office:value="399" office:value-type="float">
            <text:p>399</text:p>
          </table:table-cell>
          <table:table-cell ns41:value-type="float" table:style-name="ce32" office:value="6.629" office:value-type="float">
            <text:p>6.629</text:p>
          </table:table-cell>
          <table:table-cell ns41:value-type="float" table:style-name="ce32" office:value="2.869" office:value-type="float">
            <text:p>2.869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514" office:value-type="float">
            <text:p>51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359" office:value-type="float">
            <text:p>1359</text:p>
          </table:table-cell>
          <table:table-cell ns41:value-type="float" table:style-name="ce32" office:value="563" office:value-type="float">
            <text:p>563</text:p>
          </table:table-cell>
          <table:table-cell ns41:value-type="float" table:style-name="ce32" office:value="119.483" office:value-type="float">
            <text:p>119.483</text:p>
          </table:table-cell>
          <table:table-cell ns41:value-type="float" table:style-name="ce32" office:value="135.088" office:value-type="float">
            <text:p>135.088</text:p>
          </table:table-cell>
          <table:table-cell ns41:value-type="float" table:style-name="ce32" office:value="1.553" office:value-type="float">
            <text:p>1.553</text:p>
          </table:table-cell>
          <table:table-cell ns41:value-type="float" table:style-name="ce32" office:value="1.777" office:value-type="float">
            <text:p>1.77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.825" office:value-type="float">
            <text:p>15.825</text:p>
          </table:table-cell>
          <table:table-cell ns41:value-type="float" table:style-name="ce32" office:value="15.168" office:value-type="float">
            <text:p>15.168</text:p>
          </table:table-cell>
          <table:table-cell ns41:value-type="float" table:style-name="ce32" office:value="3.826" office:value-type="float">
            <text:p>3.826</text:p>
          </table:table-cell>
          <table:table-cell ns41:value-type="float" table:style-name="ce32" office:value="4.189" office:value-type="float">
            <text:p>4.189</text:p>
          </table:table-cell>
          <table:table-cell ns41:value-type="float" table:style-name="ce32" office:value="6.996" office:value-type="float">
            <text:p>6.996</text:p>
          </table:table-cell>
          <table:table-cell ns41:value-type="float" table:style-name="ce32" office:value="7.198" office:value-type="float">
            <text:p>7.198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754" office:value-type="float">
            <text:p>754</text:p>
          </table:table-cell>
          <table:table-cell ns41:value-type="float" table:style-name="ce32" office:value="819" office:value-type="float">
            <text:p>819</text:p>
          </table:table-cell>
          <table:table-cell ns41:value-type="float" table:style-name="ce32" office:value="62.733" office:value-type="float">
            <text:p>62.733</text:p>
          </table:table-cell>
          <table:table-cell ns41:value-type="float" table:style-name="ce32" office:value="69.055" office:value-type="float">
            <text:p>69.055</text:p>
          </table:table-cell>
          <table:table-cell ns41:value-type="float" table:style-name="ce32" office:value="1.269" office:value-type="float">
            <text:p>1.269</text:p>
          </table:table-cell>
          <table:table-cell ns41:value-type="float" table:style-name="ce32" office:value="1.366" office:value-type="float">
            <text:p>1.36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2.041" office:value-type="float">
            <text:p>12.041</text:p>
          </table:table-cell>
          <table:table-cell ns41:value-type="float" table:style-name="ce32" office:value="12.935" office:value-type="float">
            <text:p>12.935</text:p>
          </table:table-cell>
          <table:table-cell ns41:value-type="float" table:style-name="ce32" office:value="1.335" office:value-type="float">
            <text:p>1.335</text:p>
          </table:table-cell>
          <table:table-cell ns41:value-type="float" table:style-name="ce32" office:value="1496" office:value-type="float">
            <text:p>1496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48" office:value="124" office:value-type="float">
            <text:p>124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25" office:value="25.995" office:value-type="float">
            <text:p>25.995</text:p>
          </table:table-cell>
          <table:table-cell ns41:value-type="float" table:style-name="ce32" office:value="2.753" office:value-type="float">
            <text:p>2.753</text:p>
          </table:table-cell>
          <table:table-cell ns41:value-type="float" table:style-name="ce32" office:value="28.748" office:value-type="float">
            <text:p>28.748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26.051" office:value-type="float">
            <text:p>26.051</text:p>
          </table:table-cell>
          <table:table-cell ns41:value-type="float" table:style-name="ce32" office:value="33.835" office:value-type="float">
            <text:p>33.835</text:p>
          </table:table-cell>
          <table:table-cell ns41:value-type="float" table:style-name="ce32" office:value="78.836" office:value-type="float">
            <text:p>78.836</text:p>
          </table:table-cell>
          <table:table-cell ns41:value-type="float" table:style-name="ce32" office:value="81.459" office:value-type="float">
            <text:p>81.459</text:p>
          </table:table-cell>
          <table:table-cell ns41:value-type="float" table:style-name="ce32" office:value="160.295" office:value-type="float">
            <text:p>160.295</text:p>
          </table:table-cell>
          <table:table-cell ns41:value-type="float" table:style-name="ce32" office:value="74.618" office:value-type="float">
            <text:p>74.618</text:p>
          </table:table-cell>
          <table:table-cell ns41:value-type="float" table:style-name="ce32" office:value="79.656" office:value-type="float">
            <text:p>79.656</text:p>
          </table:table-cell>
          <table:table-cell ns41:value-type="float" table:style-name="ce32" office:value="3.897" office:value-type="float">
            <text:p>3.897</text:p>
          </table:table-cell>
          <table:table-cell ns41:value-type="float" table:style-name="ce32" office:value="1.669" office:value-type="float">
            <text:p>1.669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.404" office:value-type="float">
            <text:p>1.404</text:p>
          </table:table-cell>
          <table:table-cell ns41:value-type="float" table:style-name="ce32" office:value="724" office:value-type="float">
            <text:p>724</text:p>
          </table:table-cell>
          <table:table-cell ns41:value-type="float" table:style-name="ce32" office:value="50.807" office:value-type="float">
            <text:p>50.807</text:p>
          </table:table-cell>
          <table:table-cell ns41:value-type="float" table:style-name="ce32" office:value="49.393" office:value-type="float">
            <text:p>49.393</text:p>
          </table:table-cell>
          <table:table-cell ns41:value-type="float" table:style-name="ce32" office:value="25.126" office:value-type="float">
            <text:p>25.126</text:p>
          </table:table-cell>
          <table:table-cell ns41:value-type="float" table:style-name="ce32" office:value="25.164" office:value-type="float">
            <text:p>25.164</text:p>
          </table:table-cell>
          <table:table-cell ns41:value-type="float" table:style-name="ce32" office:value="2.903" office:value-type="float">
            <text:p>2.903</text:p>
          </table:table-cell>
          <table:table-cell ns41:value-type="float" table:style-name="ce32" office:value="6.902" office:value-type="float">
            <text:p>6.902</text:p>
          </table:table-cell>
          <table:table-cell ns41:value-type="float" table:style-name="ce32" office:value="51.774" office:value-type="float">
            <text:p>51.774</text:p>
          </table:table-cell>
          <table:table-cell ns41:value-type="float" table:style-name="ce32" office:value="53.526" office:value-type="float">
            <text:p>53.526</text:p>
          </table:table-cell>
          <table:table-cell ns41:value-type="float" table:style-name="ce32" office:value="18.659" office:value-type="float">
            <text:p>18.659</text:p>
          </table:table-cell>
          <table:table-cell ns41:value-type="float" table:style-name="ce32" office:value="21.777" office:value-type="float">
            <text:p>21.777</text:p>
          </table:table-cell>
          <table:table-cell ns41:value-type="float" table:style-name="ce32" office:value="4.791" office:value-type="float">
            <text:p>4.791</text:p>
          </table:table-cell>
          <table:table-cell ns41:value-type="float" table:style-name="ce32" office:value="3.11" office:value-type="float">
            <text:p>3.1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3.143" office:value-type="float">
            <text:p>3.143</text:p>
          </table:table-cell>
          <table:table-cell ns41:value-type="float" table:style-name="ce32" office:value="2.829" office:value-type="float">
            <text:p>2.82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54.885" office:value-type="float">
            <text:p>54.885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.219" office:value-type="float">
            <text:p>1.219</text:p>
          </table:table-cell>
          <table:table-cell ns41:value-type="float" table:style-name="ce32" office:value="1.126" office:value-type="float">
            <text:p>1.126</text:p>
          </table:table-cell>
          <table:table-cell ns41:value-type="float" table:style-name="ce32" office:value="21.178" office:value-type="float">
            <text:p>21.178</text:p>
          </table:table-cell>
          <table:table-cell ns41:value-type="float" table:style-name="ce32" office:value="20.989" office:value-type="float">
            <text:p>20.98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4"/>
          <table:table-cell ns41:value-type="float" table:style-name="ce32" office:value="366" office:value-type="float">
            <text:p>366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48" office:value="72" office:value-type="float">
            <text:p>72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Utrecht</text:p>
          </table:table-cell>
          <table:table-cell table:style-name="Default"/>
          <table:table-cell ns41:value-type="float" table:style-name="ce25" office:value="24.338" office:value-type="float">
            <text:p>24.338</text:p>
          </table:table-cell>
          <table:table-cell ns41:value-type="float" table:style-name="ce32" office:value="1.475" office:value-type="float">
            <text:p>1.475</text:p>
          </table:table-cell>
          <table:table-cell ns41:value-type="float" table:style-name="ce32" office:value="25.813" office:value-type="float">
            <text:p>25.813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4.413" office:value-type="float">
            <text:p>24.413</text:p>
          </table:table-cell>
          <table:table-cell ns41:value-type="float" table:style-name="ce32" office:value="31.329" office:value-type="float">
            <text:p>31.329</text:p>
          </table:table-cell>
          <table:table-cell ns41:value-type="float" table:style-name="ce32" office:value="72.792" office:value-type="float">
            <text:p>72.792</text:p>
          </table:table-cell>
          <table:table-cell ns41:value-type="float" table:style-name="ce32" office:value="76.588" office:value-type="float">
            <text:p>76.588</text:p>
          </table:table-cell>
          <table:table-cell ns41:value-type="float" table:style-name="ce32" office:value="149.38" office:value-type="float">
            <text:p>149.38</text:p>
          </table:table-cell>
          <table:table-cell ns41:value-type="float" table:style-name="ce32" office:value="69.439" office:value-type="float">
            <text:p>69.439</text:p>
          </table:table-cell>
          <table:table-cell ns41:value-type="float" table:style-name="ce32" office:value="74.044" office:value-type="float">
            <text:p>74.044</text:p>
          </table:table-cell>
          <table:table-cell ns41:value-type="float" table:style-name="ce32" office:value="3.095" office:value-type="float">
            <text:p>3.095</text:p>
          </table:table-cell>
          <table:table-cell ns41:value-type="float" table:style-name="ce32" office:value="2.335" office:value-type="float">
            <text:p>2.335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.443" office:value-type="float">
            <text:p>1.443</text:p>
          </table:table-cell>
          <table:table-cell ns41:value-type="float" table:style-name="ce32" office:value="1.058" office:value-type="float">
            <text:p>1.058</text:p>
          </table:table-cell>
          <table:table-cell ns41:value-type="float" table:style-name="ce32" office:value="47.445" office:value-type="float">
            <text:p>47.445</text:p>
          </table:table-cell>
          <table:table-cell ns41:value-type="float" table:style-name="ce32" office:value="47.669" office:value-type="float">
            <text:p>47.669</text:p>
          </table:table-cell>
          <table:table-cell ns41:value-type="float" table:style-name="ce32" office:value="22.182" office:value-type="float">
            <text:p>22.182</text:p>
          </table:table-cell>
          <table:table-cell ns41:value-type="float" table:style-name="ce32" office:value="22.242" office:value-type="float">
            <text:p>22.242</text:p>
          </table:table-cell>
          <table:table-cell ns41:value-type="float" table:style-name="ce32" office:value="3.165" office:value-type="float">
            <text:p>3.165</text:p>
          </table:table-cell>
          <table:table-cell ns41:value-type="float" table:style-name="ce32" office:value="6.677" office:value-type="float">
            <text:p>6.677</text:p>
          </table:table-cell>
          <table:table-cell ns41:value-type="float" table:style-name="ce32" office:value="47.266" office:value-type="float">
            <text:p>47.266</text:p>
          </table:table-cell>
          <table:table-cell ns41:value-type="float" table:style-name="ce32" office:value="47.601" office:value-type="float">
            <text:p>47.601</text:p>
          </table:table-cell>
          <table:table-cell ns41:value-type="float" table:style-name="ce32" office:value="12.667" office:value-type="float">
            <text:p>12.667</text:p>
          </table:table-cell>
          <table:table-cell ns41:value-type="float" table:style-name="ce32" office:value="14.337" office:value-type="float">
            <text:p>14.337</text:p>
          </table:table-cell>
          <table:table-cell ns41:value-type="float" table:style-name="ce32" office:value="11.557" office:value-type="float">
            <text:p>11.557</text:p>
          </table:table-cell>
          <table:table-cell ns41:value-type="float" table:style-name="ce32" office:value="13.651" office:value-type="float">
            <text:p>13.651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791" office:value-type="float">
            <text:p>791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41.391" office:value-type="float">
            <text:p>41.391</text:p>
          </table:table-cell>
          <table:table-cell ns41:value-type="float" table:style-name="ce32" office:value="44.035" office:value-type="float">
            <text:p>44.035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.031" office:value-type="float">
            <text:p>1.031</text:p>
          </table:table-cell>
          <table:table-cell ns41:value-type="float" table:style-name="ce32" office:value="1.024" office:value-type="float">
            <text:p>1.024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39" office:value-type="float">
            <text:p>139</text:p>
          </table:table-cell>
          <table:table-cell table:style-name="ce32" table:number-columns-repeated="2"/>
          <table:table-cell ns41:value-type="float" table:style-name="ce32" office:value="484" office:value-type="float">
            <text:p>484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2" office:value="27.81" office:value-type="float">
            <text:p>27.81</text:p>
          </table:table-cell>
          <table:table-cell ns41:value-type="float" table:style-name="ce32" office:value="28.766" office:value-type="float">
            <text:p>28.766</text:p>
          </table:table-cell>
          <table:table-cell ns41:value-type="float" table:style-name="ce32" office:value="660" office:value-type="float">
            <text:p>660</text:p>
          </table:table-cell>
          <table:table-cell ns41:value-type="float" table:style-name="ce32" office:value="721" office:value-type="float">
            <text:p>721</text:p>
          </table:table-cell>
          <table:table-cell table:style-name="ce32" table:number-columns-repeated="4"/>
          <table:table-cell ns41:value-type="float" table:style-name="ce32" office:value="747" office:value-type="float">
            <text:p>747</text:p>
          </table:table-cell>
          <table:table-cell ns41:value-type="float" table:style-name="ce32" office:value="748" office:value-type="float">
            <text:p>74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48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Friesland</text:p>
          </table:table-cell>
          <table:table-cell table:style-name="Default"/>
          <table:table-cell ns41:value-type="float" table:style-name="ce25" office:value="41.223" office:value-type="float">
            <text:p>41.223</text:p>
          </table:table-cell>
          <table:table-cell ns41:value-type="float" table:style-name="ce32" office:value="2.281" office:value-type="float">
            <text:p>2.281</text:p>
          </table:table-cell>
          <table:table-cell ns41:value-type="float" table:style-name="ce32" office:value="43.504" office:value-type="float">
            <text:p>43.504</text:p>
          </table:table-cell>
          <table:table-cell ns41:value-type="float" table:style-name="ce32" office:value="1.109" office:value-type="float">
            <text:p>1.109</text:p>
          </table:table-cell>
          <table:table-cell ns41:value-type="float" table:style-name="ce32" office:value="42.332" office:value-type="float">
            <text:p>42.332</text:p>
          </table:table-cell>
          <table:table-cell ns41:value-type="float" table:style-name="ce32" office:value="53.123" office:value-type="float">
            <text:p>53.123</text:p>
          </table:table-cell>
          <table:table-cell ns41:value-type="float" table:style-name="ce32" office:value="121.812" office:value-type="float">
            <text:p>121.812</text:p>
          </table:table-cell>
          <table:table-cell ns41:value-type="float" table:style-name="ce32" office:value="125.548" office:value-type="float">
            <text:p>125.548</text:p>
          </table:table-cell>
          <table:table-cell ns41:value-type="float" table:style-name="ce32" office:value="247.36" office:value-type="float">
            <text:p>247.36</text:p>
          </table:table-cell>
          <table:table-cell ns41:value-type="float" table:style-name="ce32" office:value="116.535" office:value-type="float">
            <text:p>116.535</text:p>
          </table:table-cell>
          <table:table-cell ns41:value-type="float" table:style-name="ce32" office:value="122.04" office:value-type="float">
            <text:p>122.04</text:p>
          </table:table-cell>
          <table:table-cell ns41:value-type="float" table:style-name="ce32" office:value="3.689" office:value-type="float">
            <text:p>3.689</text:p>
          </table:table-cell>
          <table:table-cell ns41:value-type="float" table:style-name="ce32" office:value="2.331" office:value-type="float">
            <text:p>2.331</text:p>
          </table:table-cell>
          <table:table-cell ns41:value-type="float" table:style-name="ce32" office:value="1.588" office:value-type="float">
            <text:p>1.588</text:p>
          </table:table-cell>
          <table:table-cell ns41:value-type="float" table:style-name="ce32" office:value="1.177" office:value-type="float">
            <text:p>1.177</text:p>
          </table:table-cell>
          <table:table-cell ns41:value-type="float" table:style-name="ce32" office:value="2.588" office:value-type="float">
            <text:p>2.588</text:p>
          </table:table-cell>
          <table:table-cell ns41:value-type="float" table:style-name="ce32" office:value="1.075" office:value-type="float">
            <text:p>1.075</text:p>
          </table:table-cell>
          <table:table-cell ns41:value-type="float" table:style-name="ce32" office:value="77.847" office:value-type="float">
            <text:p>77.847</text:p>
          </table:table-cell>
          <table:table-cell ns41:value-type="float" table:style-name="ce32" office:value="75.6" office:value-type="float">
            <text:p>75.6</text:p>
          </table:table-cell>
          <table:table-cell ns41:value-type="float" table:style-name="ce32" office:value="38.863" office:value-type="float">
            <text:p>38.863</text:p>
          </table:table-cell>
          <table:table-cell ns41:value-type="float" table:style-name="ce32" office:value="38.801" office:value-type="float">
            <text:p>38.801</text:p>
          </table:table-cell>
          <table:table-cell ns41:value-type="float" table:style-name="ce32" office:value="5.102" office:value-type="float">
            <text:p>5.102</text:p>
          </table:table-cell>
          <table:table-cell ns41:value-type="float" table:style-name="ce32" office:value="11.147" office:value-type="float">
            <text:p>11.147</text:p>
          </table:table-cell>
          <table:table-cell ns41:value-type="float" table:style-name="ce32" office:value="87.563" office:value-type="float">
            <text:p>87.563</text:p>
          </table:table-cell>
          <table:table-cell ns41:value-type="float" table:style-name="ce32" office:value="87.161" office:value-type="float">
            <text:p>87.161</text:p>
          </table:table-cell>
          <table:table-cell ns41:value-type="float" table:style-name="ce32" office:value="27.61" office:value-type="float">
            <text:p>27.61</text:p>
          </table:table-cell>
          <table:table-cell ns41:value-type="float" table:style-name="ce32" office:value="33.111" office:value-type="float">
            <text:p>33.111</text:p>
          </table:table-cell>
          <table:table-cell ns41:value-type="float" table:style-name="ce32" office:value="5.678" office:value-type="float">
            <text:p>5.678</text:p>
          </table:table-cell>
          <table:table-cell ns41:value-type="float" table:style-name="ce32" office:value="4.894" office:value-type="float">
            <text:p>4.89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64" office:value-type="float">
            <text:p>26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99.593" office:value-type="float">
            <text:p>99.593</text:p>
          </table:table-cell>
          <table:table-cell ns41:value-type="float" table:style-name="ce32" office:value="103.087" office:value-type="float">
            <text:p>103.087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72" office:value-type="float">
            <text:p>472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7.334" office:value-type="float">
            <text:p>7.334</text:p>
          </table:table-cell>
          <table:table-cell ns41:value-type="float" table:style-name="ce32" office:value="7.582" office:value-type="float">
            <text:p>7.582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4"/>
          <table:table-cell ns41:value-type="float" table:style-name="ce32" office:value="2.314" office:value-type="float">
            <text:p>2.314</text:p>
          </table:table-cell>
          <table:table-cell ns41:value-type="float" table:style-name="ce32" office:value="2.384" office:value-type="float">
            <text:p>2.384</text:p>
          </table:table-cell>
          <table:table-cell ns41:value-type="float" table:style-name="ce32" office:value="10.829" office:value-type="float">
            <text:p>10.829</text:p>
          </table:table-cell>
          <table:table-cell ns41:value-type="float" table:style-name="ce32" office:value="10.892" office:value-type="float">
            <text:p>10.89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990" office:value-type="float">
            <text:p>990</text:p>
          </table:table-cell>
          <table:table-cell ns41:value-type="float" table:style-name="ce32" office:value="1.021" office:value-type="float">
            <text:p>1.02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48" office:value="78" office:value-type="float">
            <text:p>78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Overijssel</text:p>
          </table:table-cell>
          <table:table-cell table:style-name="Default"/>
          <table:table-cell ns41:value-type="float" table:style-name="ce25" office:value="36.73" office:value-type="float">
            <text:p>36.73</text:p>
          </table:table-cell>
          <table:table-cell ns41:value-type="float" table:style-name="ce32" office:value="2.608" office:value-type="float">
            <text:p>2.608</text:p>
          </table:table-cell>
          <table:table-cell ns41:value-type="float" table:style-name="ce32" office:value="39.338" office:value-type="float">
            <text:p>39.338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37.03" office:value-type="float">
            <text:p>37.03</text:p>
          </table:table-cell>
          <table:table-cell ns41:value-type="float" table:style-name="ce32" office:value="43.054" office:value-type="float">
            <text:p>43.054</text:p>
          </table:table-cell>
          <table:table-cell ns41:value-type="float" table:style-name="ce32" office:value="108.485" office:value-type="float">
            <text:p>108.485</text:p>
          </table:table-cell>
          <table:table-cell ns41:value-type="float" table:style-name="ce32" office:value="107.278" office:value-type="float">
            <text:p>107.278</text:p>
          </table:table-cell>
          <table:table-cell ns41:value-type="float" table:style-name="ce32" office:value="215.763" office:value-type="float">
            <text:p>215.763</text:p>
          </table:table-cell>
          <table:table-cell ns41:value-type="float" table:style-name="ce32" office:value="103.753" office:value-type="float">
            <text:p>103.753</text:p>
          </table:table-cell>
          <table:table-cell ns41:value-type="float" table:style-name="ce32" office:value="104.35" office:value-type="float">
            <text:p>104.35</text:p>
          </table:table-cell>
          <table:table-cell ns41:value-type="float" table:style-name="ce32" office:value="4.082" office:value-type="float">
            <text:p>4.082</text:p>
          </table:table-cell>
          <table:table-cell ns41:value-type="float" table:style-name="ce32" office:value="2.585" office:value-type="float">
            <text:p>2.585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1.801" office:value-type="float">
            <text:p>1.801</text:p>
          </table:table-cell>
          <table:table-cell ns41:value-type="float" table:style-name="ce32" office:value="1.37" office:value-type="float">
            <text:p>1.37</text:p>
          </table:table-cell>
          <table:table-cell ns41:value-type="float" table:style-name="ce32" office:value="70.413" office:value-type="float">
            <text:p>70.413</text:p>
          </table:table-cell>
          <table:table-cell ns41:value-type="float" table:style-name="ce32" office:value="65.873" office:value-type="float">
            <text:p>65.873</text:p>
          </table:table-cell>
          <table:table-cell ns41:value-type="float" table:style-name="ce32" office:value="33.335" office:value-type="float">
            <text:p>33.335</text:p>
          </table:table-cell>
          <table:table-cell ns41:value-type="float" table:style-name="ce32" office:value="33.067" office:value-type="float">
            <text:p>33.067</text:p>
          </table:table-cell>
          <table:table-cell ns41:value-type="float" table:style-name="ce32" office:value="4.737" office:value-type="float">
            <text:p>4.737</text:p>
          </table:table-cell>
          <table:table-cell ns41:value-type="float" table:style-name="ce32" office:value="8.338" office:value-type="float">
            <text:p>8.338</text:p>
          </table:table-cell>
          <table:table-cell ns41:value-type="float" table:style-name="ce32" office:value="78.627" office:value-type="float">
            <text:p>78.627</text:p>
          </table:table-cell>
          <table:table-cell ns41:value-type="float" table:style-name="ce32" office:value="75.202" office:value-type="float">
            <text:p>75.202</text:p>
          </table:table-cell>
          <table:table-cell ns41:value-type="float" table:style-name="ce32" office:value="15.794" office:value-type="float">
            <text:p>15.794</text:p>
          </table:table-cell>
          <table:table-cell ns41:value-type="float" table:style-name="ce32" office:value="18.727" office:value-type="float">
            <text:p>18.727</text:p>
          </table:table-cell>
          <table:table-cell ns41:value-type="float" table:style-name="ce32" office:value="11.224" office:value-type="float">
            <text:p>11.224</text:p>
          </table:table-cell>
          <table:table-cell ns41:value-type="float" table:style-name="ce32" office:value="11.231" office:value-type="float">
            <text:p>11.231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2.472" office:value-type="float">
            <text:p>2.472</text:p>
          </table:table-cell>
          <table:table-cell ns41:value-type="float" table:style-name="ce32" office:value="1.853" office:value-type="float">
            <text:p>1.853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67.641" office:value-type="float">
            <text:p>67.641</text:p>
          </table:table-cell>
          <table:table-cell ns41:value-type="float" table:style-name="ce32" office:value="67.004" office:value-type="float">
            <text:p>67.004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98" office:value-type="float">
            <text:p>798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.356" office:value-type="float">
            <text:p>1.356</text:p>
          </table:table-cell>
          <table:table-cell ns41:value-type="float" table:style-name="ce32" office:value="1.349" office:value-type="float">
            <text:p>1.34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.635" office:value-type="float">
            <text:p>1.635</text:p>
          </table:table-cell>
          <table:table-cell ns41:value-type="float" table:style-name="ce32" office:value="1.614" office:value-type="float">
            <text:p>1.614</text:p>
          </table:table-cell>
          <table:table-cell ns41:value-type="float" table:style-name="ce32" office:value="35.076" office:value-type="float">
            <text:p>35.076</text:p>
          </table:table-cell>
          <table:table-cell ns41:value-type="float" table:style-name="ce32" office:value="34.84" office:value-type="float">
            <text:p>34.8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4"/>
          <table:table-cell ns41:value-type="float" table:style-name="ce32" office:value="1.647" office:value-type="float">
            <text:p>1.647</text:p>
          </table:table-cell>
          <table:table-cell ns41:value-type="float" table:style-name="ce32" office:value="1.576" office:value-type="float">
            <text:p>1.57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48" office:value="124" office:value-type="float">
            <text:p>124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5" office:value="30.711" office:value-type="float">
            <text:p>30.711</text:p>
          </table:table-cell>
          <table:table-cell ns41:value-type="float" table:style-name="ce32" office:value="1.274" office:value-type="float">
            <text:p>1.274</text:p>
          </table:table-cell>
          <table:table-cell ns41:value-type="float" table:style-name="ce32" office:value="31.985" office:value-type="float">
            <text:p>31.985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2" office:value="31.414" office:value-type="float">
            <text:p>31.414</text:p>
          </table:table-cell>
          <table:table-cell ns41:value-type="float" table:style-name="ce32" office:value="40.607" office:value-type="float">
            <text:p>40.607</text:p>
          </table:table-cell>
          <table:table-cell ns41:value-type="float" table:style-name="ce32" office:value="92.167" office:value-type="float">
            <text:p>92.167</text:p>
          </table:table-cell>
          <table:table-cell ns41:value-type="float" table:style-name="ce32" office:value="96.275" office:value-type="float">
            <text:p>96.275</text:p>
          </table:table-cell>
          <table:table-cell ns41:value-type="float" table:style-name="ce32" office:value="188.422" office:value-type="float">
            <text:p>188.422</text:p>
          </table:table-cell>
          <table:table-cell ns41:value-type="float" table:style-name="ce32" office:value="86.919" office:value-type="float">
            <text:p>86.919</text:p>
          </table:table-cell>
          <table:table-cell ns41:value-type="float" table:style-name="ce32" office:value="92.157" office:value-type="float">
            <text:p>92.157</text:p>
          </table:table-cell>
          <table:table-cell ns41:value-type="float" table:style-name="ce32" office:value="3.941" office:value-type="float">
            <text:p>3.941</text:p>
          </table:table-cell>
          <table:table-cell ns41:value-type="float" table:style-name="ce32" office:value="3.087" office:value-type="float">
            <text:p>3.087</text:p>
          </table:table-cell>
          <table:table-cell ns41:value-type="float" table:style-name="ce32" office:value="1.307" office:value-type="float">
            <text:p>1.307</text:p>
          </table:table-cell>
          <table:table-cell ns41:value-type="float" table:style-name="ce32" office:value="1.031" office:value-type="float">
            <text:p>1.031</text:p>
          </table:table-cell>
          <table:table-cell ns41:value-type="float" table:style-name="ce32" office:value="3.089" office:value-type="float">
            <text:p>3.089</text:p>
          </table:table-cell>
          <table:table-cell ns41:value-type="float" table:style-name="ce32" office:value="1.296" office:value-type="float">
            <text:p>1.296</text:p>
          </table:table-cell>
          <table:table-cell ns41:value-type="float" table:style-name="ce32" office:value="59.549" office:value-type="float">
            <text:p>59.549</text:p>
          </table:table-cell>
          <table:table-cell ns41:value-type="float" table:style-name="ce32" office:value="58.936" office:value-type="float">
            <text:p>58.936</text:p>
          </table:table-cell>
          <table:table-cell ns41:value-type="float" table:style-name="ce32" office:value="28.78" office:value-type="float">
            <text:p>28.78</text:p>
          </table:table-cell>
          <table:table-cell ns41:value-type="float" table:style-name="ce32" office:value="29.099" office:value-type="float">
            <text:p>29.099</text:p>
          </table:table-cell>
          <table:table-cell ns41:value-type="float" table:style-name="ce32" office:value="3.838" office:value-type="float">
            <text:p>3.838</text:p>
          </table:table-cell>
          <table:table-cell ns41:value-type="float" table:style-name="ce32" office:value="8.24" office:value-type="float">
            <text:p>8.24</text:p>
          </table:table-cell>
          <table:table-cell ns41:value-type="float" table:style-name="ce32" office:value="59.641" office:value-type="float">
            <text:p>59.641</text:p>
          </table:table-cell>
          <table:table-cell ns41:value-type="float" table:style-name="ce32" office:value="61.949" office:value-type="float">
            <text:p>61.949</text:p>
          </table:table-cell>
          <table:table-cell ns41:value-type="float" table:style-name="ce32" office:value="24.509" office:value-type="float">
            <text:p>24.509</text:p>
          </table:table-cell>
          <table:table-cell ns41:value-type="float" table:style-name="ce32" office:value="28.083" office:value-type="float">
            <text:p>28.083</text:p>
          </table:table-cell>
          <table:table-cell ns41:value-type="float" table:style-name="ce32" office:value="5.012" office:value-type="float">
            <text:p>5.012</text:p>
          </table:table-cell>
          <table:table-cell ns41:value-type="float" table:style-name="ce32" office:value="4.673" office:value-type="float">
            <text:p>4.67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.504" office:value-type="float">
            <text:p>2.504</text:p>
          </table:table-cell>
          <table:table-cell ns41:value-type="float" table:style-name="ce32" office:value="1.283" office:value-type="float">
            <text:p>1.28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74.35" office:value-type="float">
            <text:p>74.35</text:p>
          </table:table-cell>
          <table:table-cell ns41:value-type="float" table:style-name="ce32" office:value="78.533" office:value-type="float">
            <text:p>78.533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.161" office:value-type="float">
            <text:p>1.161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.329" office:value-type="float">
            <text:p>2.329</text:p>
          </table:table-cell>
          <table:table-cell ns41:value-type="float" table:style-name="ce32" office:value="2.318" office:value-type="float">
            <text:p>2.31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4"/>
          <table:table-cell ns41:value-type="float" table:style-name="ce32" office:value="5.355" office:value-type="float">
            <text:p>5.355</text:p>
          </table:table-cell>
          <table:table-cell ns41:value-type="float" table:style-name="ce32" office:value="5.582" office:value-type="float">
            <text:p>5.582</text:p>
          </table:table-cell>
          <table:table-cell ns41:value-type="float" table:style-name="ce32" office:value="6.875" office:value-type="float">
            <text:p>6.875</text:p>
          </table:table-cell>
          <table:table-cell ns41:value-type="float" table:style-name="ce32" office:value="7.01" office:value-type="float">
            <text:p>7.0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.912" office:value-type="float">
            <text:p>1.912</text:p>
          </table:table-cell>
          <table:table-cell ns41:value-type="float" table:style-name="ce32" office:value="1.853" office:value-type="float">
            <text:p>1.85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48" office:value="39" office:value-type="float">
            <text:p>39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Drenthe</text:p>
          </table:table-cell>
          <table:table-cell table:style-name="Default"/>
          <table:table-cell ns41:value-type="float" table:style-name="ce25" office:value="13.027" office:value-type="float">
            <text:p>13.027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2" office:value="13.505" office:value-type="float">
            <text:p>13.505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3.078" office:value-type="float">
            <text:p>13.078</text:p>
          </table:table-cell>
          <table:table-cell ns41:value-type="float" table:style-name="ce32" office:value="15.983" office:value-type="float">
            <text:p>15.983</text:p>
          </table:table-cell>
          <table:table-cell ns41:value-type="float" table:style-name="ce32" office:value="42.256" office:value-type="float">
            <text:p>42.256</text:p>
          </table:table-cell>
          <table:table-cell ns41:value-type="float" table:style-name="ce32" office:value="40.482" office:value-type="float">
            <text:p>40.482</text:p>
          </table:table-cell>
          <table:table-cell ns41:value-type="float" table:style-name="ce32" office:value="82.738" office:value-type="float">
            <text:p>82.738</text:p>
          </table:table-cell>
          <table:table-cell ns41:value-type="float" table:style-name="ce32" office:value="38.281" office:value-type="float">
            <text:p>38.281</text:p>
          </table:table-cell>
          <table:table-cell ns41:value-type="float" table:style-name="ce32" office:value="37.574" office:value-type="float">
            <text:p>37.574</text:p>
          </table:table-cell>
          <table:table-cell ns41:value-type="float" table:style-name="ce32" office:value="3.813" office:value-type="float">
            <text:p>3.813</text:p>
          </table:table-cell>
          <table:table-cell ns41:value-type="float" table:style-name="ce32" office:value="2.827" office:value-type="float">
            <text:p>2.82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905" office:value-type="float">
            <text:p>905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27.811" office:value-type="float">
            <text:p>27.811</text:p>
          </table:table-cell>
          <table:table-cell ns41:value-type="float" table:style-name="ce32" office:value="25.177" office:value-type="float">
            <text:p>25.177</text:p>
          </table:table-cell>
          <table:table-cell ns41:value-type="float" table:style-name="ce32" office:value="12.42" office:value-type="float">
            <text:p>12.42</text:p>
          </table:table-cell>
          <table:table-cell ns41:value-type="float" table:style-name="ce32" office:value="12.415" office:value-type="float">
            <text:p>12.415</text:p>
          </table:table-cell>
          <table:table-cell ns41:value-type="float" table:style-name="ce32" office:value="2.025" office:value-type="float">
            <text:p>2.025</text:p>
          </table:table-cell>
          <table:table-cell ns41:value-type="float" table:style-name="ce32" office:value="2.89" office:value-type="float">
            <text:p>2.89</text:p>
          </table:table-cell>
          <table:table-cell ns41:value-type="float" table:style-name="ce32" office:value="26.292" office:value-type="float">
            <text:p>26.292</text:p>
          </table:table-cell>
          <table:table-cell ns41:value-type="float" table:style-name="ce32" office:value="24.866" office:value-type="float">
            <text:p>24.866</text:p>
          </table:table-cell>
          <table:table-cell ns41:value-type="float" table:style-name="ce32" office:value="6.797" office:value-type="float">
            <text:p>6.797</text:p>
          </table:table-cell>
          <table:table-cell ns41:value-type="float" table:style-name="ce32" office:value="7.203" office:value-type="float">
            <text:p>7.203</text:p>
          </table:table-cell>
          <table:table-cell ns41:value-type="float" table:style-name="ce32" office:value="7.955" office:value-type="float">
            <text:p>7.955</text:p>
          </table:table-cell>
          <table:table-cell ns41:value-type="float" table:style-name="ce32" office:value="7.649" office:value-type="float">
            <text:p>7.64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.064" office:value-type="float">
            <text:p>1.064</text:p>
          </table:table-cell>
          <table:table-cell ns41:value-type="float" table:style-name="ce32" office:value="658" office:value-type="float">
            <text:p>658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5.836" office:value-type="float">
            <text:p>35.836</text:p>
          </table:table-cell>
          <table:table-cell ns41:value-type="float" table:style-name="ce32" office:value="34.563" office:value-type="float">
            <text:p>34.563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table:style-name="ce32" table:number-columns-repeated="6"/>
          <table:table-cell ns41:value-type="float" table:style-name="ce32" office:value="289" office:value-type="float">
            <text:p>289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2.339" office:value-type="float">
            <text:p>2.339</text:p>
          </table:table-cell>
          <table:table-cell ns41:value-type="float" table:style-name="ce32" office:value="2.329" office:value-type="float">
            <text:p>2.329</text:p>
          </table:table-cell>
          <table:table-cell ns41:value-type="float" table:style-name="ce32" office:value="2.558" office:value-type="float">
            <text:p>2.558</text:p>
          </table:table-cell>
          <table:table-cell ns41:value-type="float" table:style-name="ce32" office:value="2.327" office:value-type="float">
            <text:p>2.32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1.008" office:value-type="float">
            <text:p>1.008</text:p>
          </table:table-cell>
          <table:table-cell ns41:value-type="float" table:style-name="ce32" office:value="940" office:value-type="float">
            <text:p>94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48" office:value="30" office:value-type="float">
            <text:p>30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5" office:value-type="string">
            <text:p>Limburg</text:p>
          </table:table-cell>
          <table:table-cell table:style-name="Default"/>
          <table:table-cell ns41:value-type="float" table:style-name="ce25" office:value="35.76" office:value-type="float">
            <text:p>35.76</text:p>
          </table:table-cell>
          <table:table-cell ns41:value-type="float" table:style-name="ce32" office:value="1.312" office:value-type="float">
            <text:p>1.312</text:p>
          </table:table-cell>
          <table:table-cell ns41:value-type="float" table:style-name="ce32" office:value="37.072" office:value-type="float">
            <text:p>37.07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5.784" office:value-type="float">
            <text:p>35.784</text:p>
          </table:table-cell>
          <table:table-cell ns41:value-type="float" table:style-name="ce32" office:value="42.195" office:value-type="float">
            <text:p>42.195</text:p>
          </table:table-cell>
          <table:table-cell ns41:value-type="float" table:style-name="ce32" office:value="103.516" office:value-type="float">
            <text:p>103.516</text:p>
          </table:table-cell>
          <table:table-cell ns41:value-type="float" table:style-name="ce32" office:value="101.745" office:value-type="float">
            <text:p>101.745</text:p>
          </table:table-cell>
          <table:table-cell ns41:value-type="float" table:style-name="ce32" office:value="205.261" office:value-type="float">
            <text:p>205.261</text:p>
          </table:table-cell>
          <table:table-cell ns41:value-type="float" table:style-name="ce32" office:value="97.311" office:value-type="float">
            <text:p>97.311</text:p>
          </table:table-cell>
          <table:table-cell ns41:value-type="float" table:style-name="ce32" office:value="98.355" office:value-type="float">
            <text:p>98.355</text:p>
          </table:table-cell>
          <table:table-cell ns41:value-type="float" table:style-name="ce32" office:value="6.047" office:value-type="float">
            <text:p>6.047</text:p>
          </table:table-cell>
          <table:table-cell ns41:value-type="float" table:style-name="ce32" office:value="3.317" office:value-type="float">
            <text:p>3.317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.965" office:value-type="float">
            <text:p>1.965</text:p>
          </table:table-cell>
          <table:table-cell ns41:value-type="float" table:style-name="ce32" office:value="1.117" office:value-type="float">
            <text:p>1.117</text:p>
          </table:table-cell>
          <table:table-cell ns41:value-type="float" table:style-name="ce32" office:value="67.858" office:value-type="float">
            <text:p>67.858</text:p>
          </table:table-cell>
          <table:table-cell ns41:value-type="float" table:style-name="ce32" office:value="62.589" office:value-type="float">
            <text:p>62.589</text:p>
          </table:table-cell>
          <table:table-cell ns41:value-type="float" table:style-name="ce32" office:value="31.107" office:value-type="float">
            <text:p>31.107</text:p>
          </table:table-cell>
          <table:table-cell ns41:value-type="float" table:style-name="ce32" office:value="31.37" office:value-type="float">
            <text:p>31.37</text:p>
          </table:table-cell>
          <table:table-cell ns41:value-type="float" table:style-name="ce32" office:value="4.551" office:value-type="float">
            <text:p>4.551</text:p>
          </table:table-cell>
          <table:table-cell ns41:value-type="float" table:style-name="ce32" office:value="7.786" office:value-type="float">
            <text:p>7.786</text:p>
          </table:table-cell>
          <table:table-cell ns41:value-type="float" table:style-name="ce32" office:value="74.009" office:value-type="float">
            <text:p>74.009</text:p>
          </table:table-cell>
          <table:table-cell ns41:value-type="float" table:style-name="ce32" office:value="73.094" office:value-type="float">
            <text:p>73.094</text:p>
          </table:table-cell>
          <table:table-cell ns41:value-type="float" table:style-name="ce32" office:value="17.651" office:value-type="float">
            <text:p>17.651</text:p>
          </table:table-cell>
          <table:table-cell ns41:value-type="float" table:style-name="ce32" office:value="19.353" office:value-type="float">
            <text:p>19.353</text:p>
          </table:table-cell>
          <table:table-cell ns41:value-type="float" table:style-name="ce32" office:value="5.773" office:value-type="float">
            <text:p>5.773</text:p>
          </table:table-cell>
          <table:table-cell ns41:value-type="float" table:style-name="ce32" office:value="2.968" office:value-type="float">
            <text:p>2.968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.231" office:value-type="float">
            <text:p>3.231</text:p>
          </table:table-cell>
          <table:table-cell ns41:value-type="float" table:style-name="ce32" office:value="3.386" office:value-type="float">
            <text:p>3.386</text:p>
          </table:table-cell>
          <table:table-cell ns41:value-type="float" table:style-name="ce32" office:value="2.621" office:value-type="float">
            <text:p>2.621</text:p>
          </table:table-cell>
          <table:table-cell ns41:value-type="float" table:style-name="ce32" office:value="2.761" office:value-type="float">
            <text:p>2.76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.644" office:value-type="float">
            <text:p>2.644</text:p>
          </table:table-cell>
          <table:table-cell ns41:value-type="float" table:style-name="ce32" office:value="1.328" office:value-type="float">
            <text:p>1.328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99.838" office:value-type="float">
            <text:p>99.838</text:p>
          </table:table-cell>
          <table:table-cell ns41:value-type="float" table:style-name="ce32" office:value="99.516" office:value-type="float">
            <text:p>99.51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643" office:value-type="float">
            <text:p>643</text:p>
          </table:table-cell>
          <table:table-cell ns41:value-type="float" table:style-name="ce32" office:value="616" office:value-type="float">
            <text:p>61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48"/>
          <table:table-cell table:number-columns-repeated="944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6" office:value="480.02" office:value-type="float">
            <text:p>480.02</text:p>
          </table:table-cell>
          <table:table-cell ns41:value-type="float" table:style-name="ce33" office:value="33.867" office:value-type="float">
            <text:p>33.867</text:p>
          </table:table-cell>
          <table:table-cell ns41:value-type="float" table:style-name="ce33" office:value="513.887" office:value-type="float">
            <text:p>513.887</text:p>
          </table:table-cell>
          <table:table-cell ns41:value-type="float" table:style-name="ce33" office:value="3.945" office:value-type="float">
            <text:p>3.945</text:p>
          </table:table-cell>
          <table:table-cell ns41:value-type="float" table:style-name="ce33" office:value="483.965" office:value-type="float">
            <text:p>483.965</text:p>
          </table:table-cell>
          <table:table-cell ns41:value-type="float" table:style-name="ce33" office:value="639.171" office:value-type="float">
            <text:p>639.171</text:p>
          </table:table-cell>
          <table:table-cell ns41:value-type="string" table:style-name="ce33" office:value-type="string">
            <text:p>1,498,811</text:p>
          </table:table-cell>
          <table:table-cell ns41:value-type="string" table:style-name="ce33" office:value-type="string">
            <text:p>1,558,068</text:p>
          </table:table-cell>
          <table:table-cell ns41:value-type="string" table:style-name="ce33" office:value-type="string">
            <text:p>3,056,879</text:p>
          </table:table-cell>
          <table:table-cell ns41:value-type="string" table:style-name="ce33" office:value-type="string">
            <text:p>1,422,646</text:p>
          </table:table-cell>
          <table:table-cell ns41:value-type="string" table:style-name="ce33" office:value-type="string">
            <text:p>1,511,577</text:p>
          </table:table-cell>
          <table:table-cell ns41:value-type="float" table:style-name="ce33" office:value="66.72" office:value-type="float">
            <text:p>66.72</text:p>
          </table:table-cell>
          <table:table-cell ns41:value-type="float" table:style-name="ce33" office:value="41.337" office:value-type="float">
            <text:p>41.337</text:p>
          </table:table-cell>
          <table:table-cell ns41:value-type="float" table:style-name="ce33" office:value="9.445" office:value-type="float">
            <text:p>9.445</text:p>
          </table:table-cell>
          <table:table-cell ns41:value-type="float" table:style-name="ce33" office:value="5.154" office:value-type="float">
            <text:p>5.154</text:p>
          </table:table-cell>
          <table:table-cell ns41:value-type="float" table:style-name="ce33" office:value="31.208" office:value-type="float">
            <text:p>31.208</text:p>
          </table:table-cell>
          <table:table-cell ns41:value-type="float" table:style-name="ce33" office:value="16.487" office:value-type="float">
            <text:p>16.487</text:p>
          </table:table-cell>
          <table:table-cell ns41:value-type="float" table:style-name="ce33" office:value="969.916" office:value-type="float">
            <text:p>969.916</text:p>
          </table:table-cell>
          <table:table-cell ns41:value-type="float" table:style-name="ce33" office:value="958.607" office:value-type="float">
            <text:p>958.607</text:p>
          </table:table-cell>
          <table:table-cell ns41:value-type="float" table:style-name="ce33" office:value="466.846" office:value-type="float">
            <text:p>466.846</text:p>
          </table:table-cell>
          <table:table-cell ns41:value-type="float" table:style-name="ce33" office:value="467.898" office:value-type="float">
            <text:p>467.898</text:p>
          </table:table-cell>
          <table:table-cell ns41:value-type="float" table:style-name="ce33" office:value="61.976" office:value-type="float">
            <text:p>61.976</text:p>
          </table:table-cell>
          <table:table-cell ns41:value-type="float" table:style-name="ce33" office:value="131.55" office:value-type="float">
            <text:p>131.55</text:p>
          </table:table-cell>
          <table:table-cell ns41:value-type="string" table:style-name="ce33" office:value-type="string">
            <text:p>1,046,932</text:p>
          </table:table-cell>
          <table:table-cell ns41:value-type="string" table:style-name="ce33" office:value-type="string">
            <text:p>1,065,095</text:p>
          </table:table-cell>
          <table:table-cell ns41:value-type="float" table:style-name="ce33" office:value="285.563" office:value-type="float">
            <text:p>285.563</text:p>
          </table:table-cell>
          <table:table-cell ns41:value-type="float" table:style-name="ce33" office:value="337.059" office:value-type="float">
            <text:p>337.059</text:p>
          </table:table-cell>
          <table:table-cell ns41:value-type="float" table:style-name="ce33" office:value="123.563" office:value-type="float">
            <text:p>123.563</text:p>
          </table:table-cell>
          <table:table-cell ns41:value-type="float" table:style-name="ce33" office:value="124.859" office:value-type="float">
            <text:p>124.859</text:p>
          </table:table-cell>
          <table:table-cell ns41:value-type="float" table:style-name="ce33" office:value="1.493" office:value-type="float">
            <text:p>1.493</text:p>
          </table:table-cell>
          <table:table-cell ns41:value-type="float" table:style-name="ce33" office:value="1.391" office:value-type="float">
            <text:p>1.391</text:p>
          </table:table-cell>
          <table:table-cell ns41:value-type="float" table:style-name="ce33" office:value="25.058" office:value-type="float">
            <text:p>25.058</text:p>
          </table:table-cell>
          <table:table-cell ns41:value-type="float" table:style-name="ce33" office:value="16.151" office:value-type="float">
            <text:p>16.151</text:p>
          </table:table-cell>
          <table:table-cell ns41:value-type="float" table:style-name="ce33" office:value="10.83" office:value-type="float">
            <text:p>10.83</text:p>
          </table:table-cell>
          <table:table-cell ns41:value-type="float" table:style-name="ce33" office:value="10.726" office:value-type="float">
            <text:p>10.726</text:p>
          </table:table-cell>
          <table:table-cell ns41:value-type="float" table:style-name="ce33" office:value="812" office:value-type="float">
            <text:p>812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3" office:value="4.507" office:value-type="float">
            <text:p>4.507</text:p>
          </table:table-cell>
          <table:table-cell ns41:value-type="float" table:style-name="ce33" office:value="2.149" office:value-type="float">
            <text:p>2.149</text:p>
          </table:table-cell>
          <table:table-cell ns41:value-type="float" table:style-name="ce33" office:value="812.355" office:value-type="float">
            <text:p>812.355</text:p>
          </table:table-cell>
          <table:table-cell ns41:value-type="float" table:style-name="ce33" office:value="855.892" office:value-type="float">
            <text:p>855.892</text:p>
          </table:table-cell>
          <table:table-cell ns41:value-type="float" table:style-name="ce33" office:value="4.134" office:value-type="float">
            <text:p>4.134</text:p>
          </table:table-cell>
          <table:table-cell ns41:value-type="float" table:style-name="ce33" office:value="4.301" office:value-type="float">
            <text:p>4.301</text:p>
          </table:table-cell>
          <table:table-cell ns41:value-type="float" table:style-name="ce33" office:value="379" office:value-type="float">
            <text:p>379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28.056" office:value-type="float">
            <text:p>28.056</text:p>
          </table:table-cell>
          <table:table-cell ns41:value-type="float" table:style-name="ce33" office:value="25.604" office:value-type="float">
            <text:p>25.604</text:p>
          </table:table-cell>
          <table:table-cell ns41:value-type="float" table:style-name="ce33" office:value="4.298" office:value-type="float">
            <text:p>4.298</text:p>
          </table:table-cell>
          <table:table-cell ns41:value-type="float" table:style-name="ce33" office:value="4.579" office:value-type="float">
            <text:p>4.579</text:p>
          </table:table-cell>
          <table:table-cell ns41:value-type="float" table:style-name="ce33" office:value="19.076" office:value-type="float">
            <text:p>19.076</text:p>
          </table:table-cell>
          <table:table-cell ns41:value-type="float" table:style-name="ce33" office:value="19.499" office:value-type="float">
            <text:p>19.499</text:p>
          </table:table-cell>
          <table:table-cell ns41:value-type="float" table:style-name="ce33" office:value="2.233" office:value-type="float">
            <text:p>2.233</text:p>
          </table:table-cell>
          <table:table-cell ns41:value-type="float" table:style-name="ce33" office:value="2.676" office:value-type="float">
            <text:p>2.676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0.094" office:value-type="float">
            <text:p>20.094</text:p>
          </table:table-cell>
          <table:table-cell ns41:value-type="float" table:style-name="ce33" office:value="20.214" office:value-type="float">
            <text:p>20.214</text:p>
          </table:table-cell>
          <table:table-cell ns41:value-type="float" table:style-name="ce33" office:value="575.171" office:value-type="float">
            <text:p>575.171</text:p>
          </table:table-cell>
          <table:table-cell ns41:value-type="float" table:style-name="ce33" office:value="591.085" office:value-type="float">
            <text:p>591.085</text:p>
          </table:table-cell>
          <table:table-cell ns41:value-type="float" table:style-name="ce33" office:value="2.696" office:value-type="float">
            <text:p>2.696</text:p>
          </table:table-cell>
          <table:table-cell ns41:value-type="float" table:style-name="ce33" office:value="2.972" office:value-type="float">
            <text:p>2.972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7.323" office:value-type="float">
            <text:p>27.323</text:p>
          </table:table-cell>
          <table:table-cell ns41:value-type="float" table:style-name="ce33" office:value="28.089" office:value-type="float">
            <text:p>28.089</text:p>
          </table:table-cell>
          <table:table-cell ns41:value-type="float" table:style-name="ce33" office:value="1.523" office:value-type="float">
            <text:p>1.523</text:p>
          </table:table-cell>
          <table:table-cell ns41:value-type="float" table:style-name="ce33" office:value="1691" office:value-type="float">
            <text:p>1691</text:p>
          </table:table-cell>
          <table:table-cell ns41:value-type="float" table:style-name="ce33" office:value="831" office:value-type="float">
            <text:p>831</text:p>
          </table:table-cell>
          <table:table-cell ns41:value-type="float" table:style-name="ce50" office:value="598" office:value-type="float">
            <text:p>598</text:p>
          </table:table-cell>
          <table:table-cell table:number-columns-repeated="94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7" table:default-cell-style-name="ce9"/>
        <table:table-column table:style-name="co8" table:default-cell-style-name="ce9"/>
        <table:table-column table:style-name="co4" table:default-cell-style-name="Default" table:number-columns-repeated="1020"/>
        <table:table-row table:style-name="ro4" table:number-rows-repeated="2">
          <table:table-cell table:style-name="ce52"/>
          <table:table-cell table:style-name="ce17" table:number-columns-repeated="177"/>
          <table:table-cell table:number-columns-repeated="846"/>
        </table:table-row>
        <table:table-row table:style-name="ro4">
          <table:table-cell table:style-name="ce17" table:number-columns-repeated="7"/>
          <table:table-cell ns41:value-type="string" table:style-name="ce17" office:value-type="string">
            <text:p>Data-entry fouten</text:p>
          </table:table-cell>
          <table:table-cell ns41:value-type="string" table:style-name="ce17" office:value-type="string">
            <text:p>Bronfouten</text:p>
          </table:table-cell>
          <table:table-cell table:style-name="ce17" table:number-columns-repeated="169"/>
          <table:table-cell table:number-columns-repeated="846"/>
        </table:table-row>
        <table:table-row table:style-name="ro4">
          <table:table-cell ns41:value-type="string" table:style-name="ce55" office:value-type="string">
            <text:p>Editregel</text:p>
          </table:table-cell>
          <table:table-cell ns41:value-type="string" table:style-name="ce55" office:value-type="string">
            <text:p>Deel telling</text:p>
          </table:table-cell>
          <table:table-cell ns41:value-type="string" table:style-name="ce55" office:value-type="string">
            <text:p>Rolnummer</text:p>
          </table:table-cell>
          <table:table-cell ns41:value-type="string" table:style-name="ce55" office:value-type="string">
            <text:p>Noten en opmerkingen</text:p>
          </table:table-cell>
          <table:table-cell table:style-name="ce55" table:number-columns-repeated="174"/>
          <table:table-cell table:number-columns-repeated="846"/>
        </table:table-row>
        <table:table-row table:style-name="ro4">
          <table:table-cell table:style-name="ce51" table:number-columns-repeated="178"/>
          <table:table-cell table:number-columns-repeated="84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53" office:value="16853" office:value-type="float">
            <text:p>1685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11 <text:s/>De geboorteplaats van een man onbekend.</text:p>
          </table:table-cell>
          <table:table-cell ns41:value-type="string" table:style-name="ce9" office:value-type="string">
            <text:p>3803780003010012 <text:s/>De burgerlijke staat van eene en de geboorteplaats van vier vrouwen onbekend.</text:p>
          </table:table-cell>
          <table:table-cell table:number-columns-repeated="1019"/>
        </table:table-row>
        <table:table-row table:style-name="ro4">
          <table:table-cell ns41:value-type="float" table:style-name="ce53" office:value="16854" office:value-type="float">
            <text:p>1685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23 <text:s/>De burgerlijke staat van elf mannen onbekend.</text:p>
          </table:table-cell>
          <table:table-cell ns41:value-type="string" table:style-name="ce9" office:value-type="string">
            <text:p>3803780003010024 <text:s/>De burgerlijke staat van twee en de geboorteplaats van eene vrouw onbekend.</text:p>
          </table:table-cell>
          <table:table-cell table:number-columns-repeated="1019"/>
        </table:table-row>
        <table:table-row table:style-name="ro4">
          <table:table-cell ns41:value-type="float" table:style-name="ce53" office:value="16855" office:value-type="float">
            <text:p>1685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35 <text:s/>De burgerlijke staat van twee en zestig en de geboorteplaats van acht en veertig mannen onbekend.</text:p>
          </table:table-cell>
          <table:table-cell ns41:value-type="string" table:style-name="ce9" office:value-type="string">
            <text:p>3803780003010036 <text:s/>De burgerlijke staat van tien en de geboorteplaats van elf vrouwen onbekend.</text:p>
          </table:table-cell>
          <table:table-cell table:number-columns-repeated="1019"/>
        </table:table-row>
        <table:table-row table:style-name="ro4">
          <table:table-cell ns41:value-type="float" table:style-name="ce53" office:value="16856" office:value-type="float">
            <text:p>1685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57" office:value-type="float">
            <text:p>1685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57 <text:s/>Daarenboven twee tijdelijk afwezige personen, waarvan het geslacht en een gezin, waarvan het getal personen niet kan worden opgegev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58" office:value-type="float">
            <text:p>1685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59" office:value-type="float">
            <text:p>1685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ns41:value-type="string" table:style-name="TL Metadata" office:value-type="string">
            <text:p>3803780003010078 <text:s/>Hieronder achttien mannen en twaalf vrouwen behoorende tot de Vereenigde Christelijke gemeente.</text:p>
          </table:table-cell>
          <table:table-cell ns41:value-type="string" table:style-name="ce9" office:value-type="string">
            <text:p>x</text:p>
          </table:table-cell>
          <table:table-cell table:style-name="TL Metadata" table:number-columns-repeated="3"/>
          <table:table-cell ns41:value-type="string" table:style-name="ce9" office:value-type="string">
            <text:p>Kolom CG (noten in de bron). De gedrukte bron geeft achtien. Dit moet zijn achttien. Hier is het woord gecorrigeerd.</text:p>
          </table:table-cell>
          <table:table-cell table:number-columns-repeated="1015"/>
        </table:table-row>
        <table:table-row table:style-name="ro4">
          <table:table-cell ns41:value-type="float" table:style-name="ce53" office:value="16860" office:value-type="float">
            <text:p>1686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1" office:value-type="float">
            <text:p>1686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2" office:value-type="float">
            <text:p>1686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3" office:value-type="float">
            <text:p>1686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4" office:value-type="float">
            <text:p>1686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1001" office:value-type="float">
            <text:p>380378000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5" office:value-type="float">
            <text:p>1686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6" office:value-type="float">
            <text:p>1686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7" office:value-type="float">
            <text:p>1686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ns41:value-type="string" table:style-name="TL Metadata" office:value-type="string">
            <text:p>3803780003020039 <text:s/>De geboorteplaats van vier mannen onbekend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8" office:value-type="float">
            <text:p>1686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69" office:value-type="float">
            <text:p>1686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0" office:value-type="float">
            <text:p>1687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ns41:value-type="string" table:style-name="TL Metadata" office:value-type="string">
            <text:p>38037800030200610 Hieronder vier tent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1" office:value-type="float">
            <text:p>1687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2" office:value-type="float">
            <text:p>1687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3" office:value-type="float">
            <text:p>1687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4" office:value-type="float">
            <text:p>1687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5" office:value-type="float">
            <text:p>1687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6" office:value-type="float">
            <text:p>1687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2001" office:value-type="float">
            <text:p>380378000302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7" office:value-type="float">
            <text:p>1687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8" office:value-type="float">
            <text:p>1687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79" office:value-type="float">
            <text:p>16879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0" office:value-type="float">
            <text:p>16880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1" office:value-type="float">
            <text:p>16881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2" office:value-type="float">
            <text:p>16882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3" office:value-type="float">
            <text:p>16883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4" office:value-type="float">
            <text:p>16884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5" office:value-type="float">
            <text:p>16885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6" office:value-type="float">
            <text:p>16886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7" office:value-type="float">
            <text:p>16887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3" office:value="16888" office:value-type="float">
            <text:p>16888</text:p>
          </table:table-cell>
          <table:table-cell ns41:value-type="string" table:style-name="ce9" office:value-type="string">
            <text:p>Rijk-1edl</text:p>
          </table:table-cell>
          <table:table-cell ns41:value-type="float" table:style-name="ce54" office:value="380378000303001" office:value-type="float">
            <text:p>380378000303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0:40</meta:creation-date>
    <dc:creator>Helpdesk</dc:creator>
    <dc:date>2004-12-20T18:19:50</dc:date>
    <meta:document-statistic meta:object-count="0" meta:cell-count="2813" meta:table-count="2"/>
    <meta:generator>ODFPY/1.3.0dev</meta:generator>
  </office:meta>
</office:document-meta>
</file>